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3" style:family="table-column">
      <style:table-column-properties fo:break-before="auto" style:column-width="22.34pt"/>
    </style:style>
    <style:style style:name="co64" style:family="table-column">
      <style:table-column-properties fo:break-before="auto" style:column-width="13.86pt"/>
    </style:style>
    <style:style style:name="co56" style:family="table-column">
      <style:table-column-properties fo:break-before="auto" style:column-width="15.39pt"/>
    </style:style>
    <style:style style:name="co38" style:family="table-column">
      <style:table-column-properties fo:break-before="auto" style:column-width="65.54pt"/>
    </style:style>
    <style:style style:name="co65" style:family="table-column">
      <style:table-column-properties fo:break-before="auto" style:column-width="52.7pt"/>
    </style:style>
    <style:style style:name="co66" style:family="table-column">
      <style:table-column-properties fo:break-before="auto" style:column-width="92.1pt"/>
    </style:style>
    <style:style style:name="co67" style:family="table-column">
      <style:table-column-properties fo:break-before="auto" style:column-width="155.14pt"/>
    </style:style>
    <style:style style:name="co39" style:family="table-column">
      <style:table-column-properties fo:break-before="auto" style:column-width="18.51pt"/>
    </style:style>
    <style:style style:name="co37" style:family="table-column">
      <style:table-column-properties fo:break-before="auto" style:column-width="50.94pt"/>
    </style:style>
    <style:style style:name="co14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121.21pt"/>
    </style:style>
    <style:style style:name="co106" style:family="table-column">
      <style:table-column-properties fo:break-before="auto" style:column-width="43.2pt"/>
    </style:style>
    <style:style style:name="co107" style:family="table-column">
      <style:table-column-properties fo:break-before="auto" style:column-width="12.36pt"/>
    </style:style>
    <style:style style:name="co108" style:family="table-column">
      <style:table-column-properties fo:break-before="auto" style:column-width="134.31pt"/>
    </style:style>
    <style:style style:name="co109" style:family="table-column">
      <style:table-column-properties fo:break-before="auto" style:column-width="61.74pt"/>
    </style:style>
    <style:style style:name="co17" style:family="table-column">
      <style:table-column-properties fo:break-before="auto" style:column-width="14.66pt"/>
    </style:style>
    <style:style style:name="co18" style:family="table-column">
      <style:table-column-properties fo:break-before="auto" style:column-width="23.9pt"/>
    </style:style>
    <style:style style:name="co20" style:family="table-column">
      <style:table-column-properties fo:break-before="auto" style:column-width="102.64pt"/>
    </style:style>
    <style:style style:name="co21" style:family="table-column">
      <style:table-column-properties fo:break-before="auto" style:column-width="103.41pt"/>
    </style:style>
    <style:style style:name="co22" style:family="table-column">
      <style:table-column-properties fo:break-before="auto" style:column-width="70.21pt"/>
    </style:style>
    <style:style style:name="co23" style:family="table-column">
      <style:table-column-properties fo:break-before="auto" style:column-width="24.69pt"/>
    </style:style>
    <style:style style:name="co24" style:family="table-column">
      <style:table-column-properties fo:break-before="auto" style:column-width="26.19pt"/>
    </style:style>
    <style:style style:name="co25" style:family="table-column">
      <style:table-column-properties fo:break-before="auto" style:column-width="10.6pt"/>
    </style:style>
    <style:style style:name="co26" style:family="table-column">
      <style:table-column-properties fo:break-before="auto" style:column-width="7.71pt"/>
    </style:style>
    <style:style style:name="co27" style:family="table-column">
      <style:table-column-properties fo:break-before="auto" style:column-width="33.76pt"/>
    </style:style>
    <style:style style:name="co28" style:family="table-column">
      <style:table-column-properties fo:break-before="auto" style:column-width="92.61pt"/>
    </style:style>
    <style:style style:name="co29" style:family="table-column">
      <style:table-column-properties fo:break-before="auto" style:column-width="84.9pt"/>
    </style:style>
    <style:style style:name="co30" style:family="table-column">
      <style:table-column-properties fo:break-before="auto" style:column-width="63.3pt"/>
    </style:style>
    <style:style style:name="co31" style:family="table-column">
      <style:table-column-properties fo:break-before="auto" style:column-width="29.91pt"/>
    </style:style>
    <style:style style:name="co32" style:family="table-column">
      <style:table-column-properties fo:break-before="auto" style:column-width="16.95pt"/>
    </style:style>
    <style:style style:name="co33" style:family="table-column">
      <style:table-column-properties fo:break-before="auto" style:column-width="47.85pt"/>
    </style:style>
    <style:style style:name="co34" style:family="table-column">
      <style:table-column-properties fo:break-before="auto" style:column-width="121.95pt"/>
    </style:style>
    <style:style style:name="co35" style:family="table-column">
      <style:table-column-properties fo:break-before="auto" style:column-width="119.65pt"/>
    </style:style>
    <style:style style:name="co36" style:family="table-column">
      <style:table-column-properties fo:break-before="auto" style:column-width="116.56pt"/>
    </style:style>
    <style:style style:name="co40" style:family="table-column">
      <style:table-column-properties fo:break-before="auto" style:column-width="104.2pt"/>
    </style:style>
    <style:style style:name="co41" style:family="table-column">
      <style:table-column-properties fo:break-before="auto" style:column-width="29.31pt"/>
    </style:style>
    <style:style style:name="co42" style:family="table-column">
      <style:table-column-properties fo:break-before="auto" style:column-width="42.46pt"/>
    </style:style>
    <style:style style:name="co43" style:family="table-column">
      <style:table-column-properties fo:break-before="auto" style:column-width="37.81pt"/>
    </style:style>
    <style:style style:name="co44" style:family="table-column">
      <style:table-column-properties fo:break-before="auto" style:column-width="115pt"/>
    </style:style>
    <style:style style:name="co45" style:family="table-column">
      <style:table-column-properties fo:break-before="auto" style:column-width="79.51pt"/>
    </style:style>
    <style:style style:name="co46" style:family="table-column">
      <style:table-column-properties fo:break-before="auto" style:column-width="40.11pt"/>
    </style:style>
    <style:style style:name="co47" style:family="table-column">
      <style:table-column-properties fo:break-before="auto" style:column-width="17.74pt"/>
    </style:style>
    <style:style style:name="co48" style:family="table-column">
      <style:table-column-properties fo:break-before="auto" style:column-width="19.25pt"/>
    </style:style>
    <style:style style:name="co49" style:family="table-column">
      <style:table-column-properties fo:break-before="auto" style:column-width="97.26pt"/>
    </style:style>
    <style:style style:name="co50" style:family="table-column">
      <style:table-column-properties fo:break-before="auto" style:column-width="115.74pt"/>
    </style:style>
    <style:style style:name="co51" style:family="table-column">
      <style:table-column-properties fo:break-before="auto" style:column-width="221.9pt"/>
    </style:style>
    <style:style style:name="co52" style:family="table-column">
      <style:table-column-properties fo:break-before="auto" style:column-width="23.16pt"/>
    </style:style>
    <style:style style:name="co53" style:family="table-column">
      <style:table-column-properties fo:break-before="auto" style:column-width="253.96pt"/>
    </style:style>
    <style:style style:name="co54" style:family="table-column">
      <style:table-column-properties fo:break-before="auto" style:column-width="20.04pt"/>
    </style:style>
    <style:style style:name="co55" style:family="table-column">
      <style:table-column-properties fo:break-before="auto" style:column-width="154.35pt"/>
    </style:style>
    <style:style style:name="co57" style:family="table-column">
      <style:table-column-properties fo:break-before="auto" style:column-width="178.3pt"/>
    </style:style>
    <style:style style:name="co58" style:family="table-column">
      <style:table-column-properties fo:break-before="auto" style:column-width="184.51pt"/>
    </style:style>
    <style:style style:name="co59" style:family="table-column">
      <style:table-column-properties fo:break-before="auto" style:column-width="158.26pt"/>
    </style:style>
    <style:style style:name="co60" style:family="table-column">
      <style:table-column-properties fo:break-before="auto" style:column-width="17.35pt"/>
    </style:style>
    <style:style style:name="co61" style:family="table-column">
      <style:table-column-properties fo:break-before="auto" style:column-width="20.81pt"/>
    </style:style>
    <style:style style:name="co62" style:family="table-column">
      <style:table-column-properties fo:break-before="auto" style:column-width="21.2pt"/>
    </style:style>
    <style:style style:name="co68" style:family="table-column">
      <style:table-column-properties fo:break-before="auto" style:column-width="349.71pt"/>
    </style:style>
    <style:style style:name="co69" style:family="table-column">
      <style:table-column-properties fo:break-before="auto" style:column-width="145.25pt"/>
    </style:style>
    <style:style style:name="co70" style:family="table-column">
      <style:table-column-properties fo:break-before="auto" style:column-width="24.09pt"/>
    </style:style>
    <style:style style:name="co71" style:family="table-column">
      <style:table-column-properties fo:break-before="auto" style:column-width="53.49pt"/>
    </style:style>
    <style:style style:name="co72" style:family="table-column">
      <style:table-column-properties fo:break-before="auto" style:column-width="176.74pt"/>
    </style:style>
    <style:style style:name="co73" style:family="table-column">
      <style:table-column-properties fo:break-before="auto" style:column-width="66.56pt"/>
    </style:style>
    <style:style style:name="co74" style:family="table-column">
      <style:table-column-properties fo:break-before="auto" style:column-width="67.35pt"/>
    </style:style>
    <style:style style:name="co75" style:family="table-column">
      <style:table-column-properties fo:break-before="auto" style:column-width="105.25pt"/>
    </style:style>
    <style:style style:name="co76" style:family="table-column">
      <style:table-column-properties fo:break-before="auto" style:column-width="79.31pt"/>
    </style:style>
    <style:style style:name="co77" style:family="table-column">
      <style:table-column-properties fo:break-before="auto" style:column-width="120.39pt"/>
    </style:style>
    <style:style style:name="co78" style:family="table-column">
      <style:table-column-properties fo:break-before="auto" style:column-width="148.2pt"/>
    </style:style>
    <style:style style:name="co79" style:family="table-column">
      <style:table-column-properties fo:break-before="auto" style:column-width="59.64pt"/>
    </style:style>
    <style:style style:name="co80" style:family="table-column">
      <style:table-column-properties fo:break-before="auto" style:column-width="81.3pt"/>
    </style:style>
    <style:style style:name="co81" style:family="table-column">
      <style:table-column-properties fo:break-before="auto" style:column-width="97.51pt"/>
    </style:style>
    <style:style style:name="co82" style:family="table-column">
      <style:table-column-properties fo:break-before="auto" style:column-width="210.7pt"/>
    </style:style>
    <style:style style:name="co83" style:family="table-column">
      <style:table-column-properties fo:break-before="auto" style:column-width="65.59pt"/>
    </style:style>
    <style:style style:name="co84" style:family="table-column">
      <style:table-column-properties fo:break-before="auto" style:column-width="9.61pt"/>
    </style:style>
    <style:style style:name="co85" style:family="table-column">
      <style:table-column-properties fo:break-before="auto" style:column-width="156.3pt"/>
    </style:style>
    <style:style style:name="co86" style:family="table-column">
      <style:table-column-properties fo:break-before="auto" style:column-width="152.45pt"/>
    </style:style>
    <style:style style:name="co87" style:family="table-column">
      <style:table-column-properties fo:break-before="auto" style:column-width="35.69pt"/>
    </style:style>
    <style:style style:name="co88" style:family="table-column">
      <style:table-column-properties fo:break-before="auto" style:column-width="95.41pt"/>
    </style:style>
    <style:style style:name="co89" style:family="table-column">
      <style:table-column-properties fo:break-before="auto" style:column-width="48.84pt"/>
    </style:style>
    <style:style style:name="co90" style:family="table-column">
      <style:table-column-properties fo:break-before="auto" style:column-width="87.99pt"/>
    </style:style>
    <style:style style:name="co91" style:family="table-column">
      <style:table-column-properties fo:break-before="auto" style:column-width="86.46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386.19pt"/>
    </style:style>
    <style:style style:name="co94" style:family="table-column">
      <style:table-column-properties fo:break-before="auto" style:column-width="13.1pt"/>
    </style:style>
    <style:style style:name="co95" style:family="table-column">
      <style:table-column-properties fo:break-before="auto" style:column-width="139.69pt"/>
    </style:style>
    <style:style style:name="co96" style:family="table-column">
      <style:table-column-properties fo:break-before="auto" style:column-width="67.15pt"/>
    </style:style>
    <style:style style:name="co97" style:family="table-column">
      <style:table-column-properties fo:break-before="auto" style:column-width="238.51pt"/>
    </style:style>
    <style:style style:name="co98" style:family="table-column">
      <style:table-column-properties fo:break-before="auto" style:column-width="87.19pt"/>
    </style:style>
    <style:style style:name="co99" style:family="table-column">
      <style:table-column-properties fo:break-before="auto" style:column-width="16.21pt"/>
    </style:style>
    <style:style style:name="co100" style:family="table-column">
      <style:table-column-properties fo:break-before="auto" style:column-width="74.1pt"/>
    </style:style>
    <style:style style:name="co101" style:family="table-column">
      <style:table-column-properties fo:break-before="auto" style:column-width="305.94pt"/>
    </style:style>
    <style:style style:name="co102" style:family="table-column">
      <style:table-column-properties fo:break-before="auto" style:column-width="129.66pt"/>
    </style:style>
    <style:style style:name="co103" style:family="table-column">
      <style:table-column-properties fo:break-before="auto" style:column-width="94.96pt"/>
    </style:style>
    <style:style style:name="co104" style:family="table-column">
      <style:table-column-properties fo:break-before="auto" style:column-width="194.51pt"/>
    </style:style>
    <style:style style:name="co105" style:family="table-column">
      <style:table-column-properties fo:break-before="auto" style:column-width="21.6pt"/>
    </style:style>
    <style:style style:name="co110" style:family="table-column">
      <style:table-column-properties fo:break-before="auto" style:column-width="60.94pt"/>
    </style:style>
    <style:style style:name="co111" style:family="table-column">
      <style:table-column-properties fo:break-before="auto" style:column-width="104.94pt"/>
    </style:style>
    <style:style style:name="co112" style:family="table-column">
      <style:table-column-properties fo:break-before="auto" style:column-width="101.91pt"/>
    </style:style>
    <style:style style:name="co113" style:family="table-column">
      <style:table-column-properties fo:break-before="auto" style:column-width="83.34pt"/>
    </style:style>
    <style:style style:name="co114" style:family="table-column">
      <style:table-column-properties fo:break-before="auto" style:column-width="106.5pt"/>
    </style:style>
    <style:style style:name="co115" style:family="table-column">
      <style:table-column-properties fo:break-before="auto" style:column-width="90.31pt"/>
    </style:style>
    <style:style style:name="co116" style:family="table-column">
      <style:table-column-properties fo:break-before="auto" style:column-width="73.3pt"/>
    </style:style>
    <style:style style:name="co117" style:family="table-column">
      <style:table-column-properties fo:break-before="auto" style:column-width="117.3pt"/>
    </style:style>
    <style:style style:name="co118" style:family="table-column">
      <style:table-column-properties fo:break-before="auto" style:column-width="25.46pt"/>
    </style:style>
    <style:style style:name="co119" style:family="table-column">
      <style:table-column-properties fo:break-before="auto" style:column-width="135.04pt"/>
    </style:style>
    <style:style style:name="co120" style:family="table-column">
      <style:table-column-properties fo:break-before="auto" style:column-width="251.66pt"/>
    </style:style>
    <style:style style:name="co121" style:family="table-column">
      <style:table-column-properties fo:break-before="auto" style:column-width="27.75pt"/>
    </style:style>
    <style:style style:name="co122" style:family="table-column">
      <style:table-column-properties fo:break-before="auto" style:column-width="215.35pt"/>
    </style:style>
    <style:style style:name="co123" style:family="table-column">
      <style:table-column-properties fo:break-before="auto" style:column-width="27.01pt"/>
    </style:style>
    <style:style style:name="co124" style:family="table-column">
      <style:table-column-properties fo:break-before="auto" style:column-width="111.91pt"/>
    </style:style>
    <style:style style:name="ro1" style:family="table-row">
      <style:table-row-properties style:row-height="18.54pt" fo:break-before="auto" style:use-optimal-row-height="true"/>
    </style:style>
    <style:style style:name="ro18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25" style:family="table-row">
      <style:table-row-properties style:row-height="15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2.95pt" fo:break-before="auto" style:use-optimal-row-height="true"/>
    </style:style>
    <style:style style:name="ro7" style:family="table-row">
      <style:table-row-properties style:row-height="14.94pt" fo:break-before="auto" style:use-optimal-row-height="false"/>
    </style:style>
    <style:style style:name="ro8" style:family="table-row">
      <style:table-row-properties style:row-height="27.69pt" fo:break-before="auto" style:use-optimal-row-height="false"/>
    </style:style>
    <style:style style:name="ro9" style:family="table-row">
      <style:table-row-properties style:row-height="14.09pt" fo:break-before="auto" style:use-optimal-row-height="true"/>
    </style:style>
    <style:style style:name="ro10" style:family="table-row">
      <style:table-row-properties style:row-height="13.44pt" fo:break-before="auto" style:use-optimal-row-height="false"/>
    </style:style>
    <style:style style:name="ro11" style:family="table-row">
      <style:table-row-properties style:row-height="26.19pt" fo:break-before="auto" style:use-optimal-row-height="false"/>
    </style:style>
    <style:style style:name="ro12" style:family="table-row">
      <style:table-row-properties style:row-height="16.44pt" fo:break-before="auto" style:use-optimal-row-height="false"/>
    </style:style>
    <style:style style:name="ro13" style:family="table-row">
      <style:table-row-properties style:row-height="21.71pt" fo:break-before="auto" style:use-optimal-row-height="false"/>
    </style:style>
    <style:style style:name="ro14" style:family="table-row">
      <style:table-row-properties style:row-height="15.7pt" fo:break-before="auto" style:use-optimal-row-height="false"/>
    </style:style>
    <style:style style:name="ro15" style:family="table-row">
      <style:table-row-properties style:row-height="7.46pt" fo:break-before="auto" style:use-optimal-row-height="false"/>
    </style:style>
    <style:style style:name="ro16" style:family="table-row">
      <style:table-row-properties style:row-height="14.2pt" fo:break-before="auto" style:use-optimal-row-height="false"/>
    </style:style>
    <style:style style:name="ro17" style:family="table-row">
      <style:table-row-properties style:row-height="13.1pt" fo:break-before="auto" style:use-optimal-row-height="true"/>
    </style:style>
    <style:style style:name="ro19" style:family="table-row">
      <style:table-row-properties style:row-height="35.6pt" fo:break-before="auto" style:use-optimal-row-height="true"/>
    </style:style>
    <style:style style:name="ro20" style:family="table-row">
      <style:table-row-properties style:row-height="24.35pt" fo:break-before="auto" style:use-optimal-row-height="false"/>
    </style:style>
    <style:style style:name="ro21" style:family="table-row">
      <style:table-row-properties style:row-height="13.8pt" fo:break-before="auto" style:use-optimal-row-height="true"/>
    </style:style>
    <style:style style:name="ro22" style:family="table-row">
      <style:table-row-properties style:row-height="12.95pt" fo:break-before="auto" style:use-optimal-row-height="false"/>
    </style:style>
    <style:style style:name="ro23" style:family="table-row">
      <style:table-row-properties style:row-height="15.65pt" fo:break-before="auto" style:use-optimal-row-height="false"/>
    </style:style>
    <style:style style:name="ro24" style:family="table-row">
      <style:table-row-properties style:row-height="23.84pt" fo:break-before="auto" style:use-optimal-row-height="true"/>
    </style:style>
    <style:style style:name="ro26" style:family="table-row">
      <style:table-row-properties style:row-height="14.29pt" fo:break-before="auto" style:use-optimal-row-height="true"/>
    </style:style>
    <style:style style:name="ro27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20030" number:language="de" number:country="DE" number:automatic-order="true" number:format-source="language">
      <number:day/>
      <number:text>.</number:text>
      <number:month/>
      <number:text>.</number:text>
      <number:year/>
    </number:date-style>
    <number:date-style style:name="N20037" number:language="de" number:country="DE" number:automatic-order="true">
      <number:day number:style="long"/>
      <number:text>.</number:text>
      <number:month number:style="long"/>
      <number:text>.</number:text>
      <number:year/>
    </number:date-style>
    <number:time-style style:name="N20040" number:language="de" number:country="DE">
      <number:hours number:style="long"/>
      <number:text>:</number:text>
      <number:minutes number:style="long"/>
    </number:time-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59" style:family="table-cell" style:parent-style-name="Default">
      <style:text-properties style:text-position="" style:font-name="Liberation Sans" fo:font-size="15pt" style:font-size-asian="15pt" style:font-size-complex="15pt"/>
    </style:style>
    <style:style style:name="ce1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ext-properties style:text-position="" style:font-name="Liberation Sans" style:text-underline-style="solid" style:text-underline-width="auto" style:text-underline-color="font-color"/>
    </style:style>
    <style:style style:name="ce162" style:family="table-cell" style:parent-style-name="Default">
      <style:text-properties style:text-position="" style:font-name="Liberation Sans"/>
    </style:style>
    <style:style style:name="ce164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text-position="" style:font-name="Liberation Serif"/>
    </style:style>
    <style:style style:name="ce17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text-position="" style:font-name="Liberation Serif" style:text-underline-style="solid" style:text-underline-width="auto" style:text-underline-color="font-color"/>
    </style:style>
    <style:style style:name="ce173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erif"/>
    </style:style>
    <style:style style:name="ce1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/>
    </style:style>
    <style:style style:name="ce183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text-position="" style:font-name="Liberation Serif"/>
    </style:style>
    <style:style style:name="ce18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 style:text-underline-style="solid" style:text-underline-width="auto" style:text-underline-color="font-color"/>
    </style:style>
    <style:style style:name="ce187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text-position="" style:font-name="Liberation Serif"/>
    </style:style>
    <style:style style:name="ce18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8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text-position="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text-position="" style:font-name="Liberation Serif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text-position="" style:font-name="Liberation Sans" style:text-underline-style="solid" style:text-underline-width="auto" style:text-underline-color="font-color"/>
    </style:style>
    <style:style style:name="ce20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text-position="" style:font-name="Liberation Serif" fo:font-size="20pt" fo:font-weight="bold" style:font-size-asian="20pt" style:font-weight-asian="bold" style:font-size-complex="20pt" style:font-weight-complex="bold"/>
    </style:style>
    <style:style style:name="ce2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text-position="" style:font-name="Liberation Serif"/>
    </style:style>
    <style:style style:name="ce223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>
      <style:table-cell-properties fo:background-color="#cccccc"/>
      <style:text-properties style:text-position=""/>
    </style:style>
    <style:style style:name="ce240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text-position="" style:font-name="Liberation Serif"/>
    </style:style>
    <style:style style:name="ce261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80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text-position="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281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 style:text-position=""/>
    </style:style>
    <style:style style:name="ce2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 style:text-position=""/>
    </style:style>
    <style:style style:name="ce283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text-position=""/>
    </style:style>
    <style:style style:name="ce284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text-position="" style:font-name="Liberation Serif"/>
    </style:style>
    <style:style style:name="ce28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text-position=""/>
    </style:style>
    <style:style style:name="ce2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text-position="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text-position=""/>
    </style:style>
    <style:style style:name="ce89" style:family="table-cell" style:parent-style-name="Default">
      <style:table-cell-properties fo:background-color="transparent"/>
      <style:text-properties style:text-position=""/>
    </style:style>
    <style:style style:name="ce156" style:family="table-cell" style:parent-style-name="Default">
      <style:table-cell-properties fo:background-color="transparent" fo:border="none"/>
      <style:text-properties style:text-position=""/>
    </style:style>
    <style:style style:name="ce346" style:family="table-cell" style:parent-style-name="Default">
      <style:table-cell-properties fo:background-color="#000000"/>
      <style:text-properties style:text-position=""/>
    </style:style>
    <style:style style:name="ce347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348" style:family="table-cell" style:parent-style-name="Default">
      <style:table-cell-properties fo:background-color="#ffff99" fo:border="0.06pt solid #000000"/>
      <style:text-properties fo:color="#000000" style:text-position="" style:text-underline-style="solid" style:text-underline-width="auto" style:text-underline-color="font-color"/>
    </style:style>
    <style:style style:name="ce349" style:family="table-cell" style:parent-style-name="Default">
      <style:table-cell-properties fo:background-color="#ffff66" fo:border="0.06pt solid #000000"/>
      <style:text-properties fo:color="#000000" style:text-position="" style:text-underline-style="solid" style:text-underline-width="auto" style:text-underline-color="font-color"/>
    </style:style>
    <style:style style:name="ce350" style:family="table-cell" style:parent-style-name="Default">
      <style:table-cell-properties fo:background-color="#ffff66" fo:border="0.06pt solid #000000"/>
      <style:text-properties style:use-window-font-color="true" style:text-position="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351" style:family="table-cell" style:parent-style-name="Default">
      <style:table-cell-properties fo:background-color="transparent" fo:border="none"/>
      <style:text-properties style:text-position="" fo:font-size="20pt" fo:font-weight="bold" style:font-size-asian="20pt" style:font-weight-asian="bold" style:font-size-complex="20pt" style:font-weight-complex="bold"/>
    </style:style>
    <style:style style:name="ce352" style:family="table-cell" style:parent-style-name="Default">
      <style:table-cell-properties fo:background-color="#0066ff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53" style:family="table-cell" style:parent-style-name="Default">
      <style:table-cell-properties fo:background-color="#6666ff" fo:border="0.06pt solid #000000"/>
      <style:text-properties style:text-position="" style:text-underline-style="solid" style:text-underline-width="auto" style:text-underline-color="font-color"/>
    </style:style>
    <style:style style:name="ce354" style:family="table-cell" style:parent-style-name="Default">
      <style:table-cell-properties fo:background-color="#0066ff" fo:border="0.06pt solid #000000"/>
      <style:text-properties style:text-position="" style:text-underline-style="solid" style:text-underline-width="auto" style:text-underline-color="font-color"/>
    </style:style>
    <style:style style:name="ce355" style:family="table-cell" style:parent-style-name="Default">
      <style:table-cell-properties fo:background-color="#9900ff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56" style:family="table-cell" style:parent-style-name="Default">
      <style:table-cell-properties fo:background-color="#9900ff" fo:border="0.06pt solid #000000"/>
      <style:text-properties style:text-position="" style:text-underline-style="solid" style:text-underline-width="auto" style:text-underline-color="font-color"/>
    </style:style>
    <style:style style:name="ce357" style:family="table-cell" style:parent-style-name="Default">
      <style:table-cell-properties fo:background-color="#990099" fo:border="0.06pt solid #000000"/>
      <style:text-properties style:text-position="" style:text-underline-style="solid" style:text-underline-width="auto" style:text-underline-color="font-color"/>
    </style:style>
    <style:style style:name="ce358" style:family="table-cell" style:parent-style-name="Default">
      <style:table-cell-properties fo:background-color="#990099"/>
      <style:text-properties style:text-position=""/>
    </style:style>
    <style:style style:name="ce359" style:family="table-cell" style:parent-style-name="Default">
      <style:table-cell-properties fo:background-color="#ff6600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60" style:family="table-cell" style:parent-style-name="Default">
      <style:table-cell-properties fo:background-color="#ff6600" fo:border="0.06pt solid #000000"/>
      <style:text-properties style:text-position="" style:text-underline-style="solid" style:text-underline-width="auto" style:text-underline-color="font-color"/>
    </style:style>
    <style:style style:name="ce361" style:family="table-cell" style:parent-style-name="Default">
      <style:table-cell-properties fo:background-color="#ff3333" fo:border="0.06pt solid #000000"/>
      <style:text-properties style:text-position="" style:text-underline-style="solid" style:text-underline-width="auto" style:text-underline-color="font-color"/>
    </style:style>
    <style:style style:name="ce362" style:family="table-cell" style:parent-style-name="Default">
      <style:table-cell-properties fo:background-color="#33ff99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63" style:family="table-cell" style:parent-style-name="Default">
      <style:table-cell-properties fo:background-color="#33ff99" fo:border="0.06pt solid #000000"/>
      <style:text-properties style:text-position="" style:text-underline-style="solid" style:text-underline-width="auto" style:text-underline-color="font-color"/>
    </style:style>
    <style:style style:name="ce364" style:family="table-cell" style:parent-style-name="Default">
      <style:table-cell-properties fo:background-color="#00ff66" fo:border="0.06pt solid #000000"/>
      <style:text-properties style:text-position="" style:text-underline-style="solid" style:text-underline-width="auto" style:text-underline-color="font-color"/>
    </style:style>
    <style:style style:name="ce365" style:family="table-cell" style:parent-style-name="Default">
      <style:table-cell-properties fo:background-color="#ffff99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366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367" style:family="table-cell" style:parent-style-name="Default">
      <style:table-cell-properties fo:background-color="#ffff66" fo:border="0.06pt solid #000000"/>
      <style:text-properties style:text-position="" style:text-underline-style="solid" style:text-underline-width="auto" style:text-underline-color="font-color"/>
    </style:style>
    <style:style style:name="ce368" style:family="table-cell" style:parent-style-name="Default">
      <style:table-cell-properties fo:background-color="#ffff99" fo:border="0.06pt solid #000000"/>
      <style:text-properties style:text-position=""/>
    </style:style>
    <style:style style:name="ce369" style:family="table-cell" style:parent-style-name="Default">
      <style:table-cell-properties fo:background-color="#ffff66" fo:border="0.06pt solid #000000"/>
      <style:text-properties style:text-position=""/>
    </style:style>
    <style:style style:name="ce370" style:family="table-cell" style:parent-style-name="Default">
      <style:table-cell-properties fo:background-color="#6666ff"/>
      <style:text-properties style:text-position=""/>
    </style:style>
    <style:style style:name="ce371" style:family="table-cell" style:parent-style-name="Default">
      <style:table-cell-properties fo:background-color="#9900ff" fo:border="0.06pt solid #000000"/>
      <style:text-properties style:text-position=""/>
    </style:style>
    <style:style style:name="ce372" style:family="table-cell" style:parent-style-name="Default">
      <style:table-cell-properties fo:background-color="#990099" fo:border="0.06pt solid #000000"/>
      <style:text-properties style:text-position=""/>
    </style:style>
    <style:style style:name="ce373" style:family="table-cell" style:parent-style-name="Default">
      <style:table-cell-properties fo:background-color="#ff6600" fo:border="0.06pt solid #000000"/>
      <style:text-properties style:text-position=""/>
    </style:style>
    <style:style style:name="ce374" style:family="table-cell" style:parent-style-name="Default">
      <style:table-cell-properties fo:background-color="#ff3333" fo:border="0.06pt solid #000000"/>
      <style:text-properties style:text-position=""/>
    </style:style>
    <style:style style:name="ce375" style:family="table-cell" style:parent-style-name="Default">
      <style:table-cell-properties fo:background-color="#ff3333"/>
      <style:text-properties style:text-position=""/>
    </style:style>
    <style:style style:name="ce376" style:family="table-cell" style:parent-style-name="Default">
      <style:table-cell-properties fo:background-color="#33ff99" fo:border="0.06pt solid #000000"/>
      <style:text-properties style:text-position=""/>
    </style:style>
    <style:style style:name="ce377" style:family="table-cell" style:parent-style-name="Default">
      <style:table-cell-properties fo:background-color="#00ff66" fo:border="0.06pt solid #000000"/>
      <style:text-properties style:text-position=""/>
    </style:style>
    <style:style style:name="ce378" style:family="table-cell" style:parent-style-name="Default">
      <style:table-cell-properties fo:background-color="#00ff66"/>
      <style:text-properties style:text-position=""/>
    </style:style>
    <style:style style:name="ce379" style:family="table-cell" style:parent-style-name="Default">
      <style:table-cell-properties fo:background-color="#ffff99"/>
      <style:text-properties style:text-position=""/>
    </style:style>
    <style:style style:name="ce380" style:family="table-cell" style:parent-style-name="Default">
      <style:table-cell-properties fo:background-color="#ffff99" fo:border="0.06pt solid #000000"/>
      <style:text-properties style:text-position=""/>
    </style:style>
    <style:style style:name="ce381" style:family="table-cell" style:parent-style-name="Default">
      <style:table-cell-properties fo:background-color="#ffff99" fo:border="0.06pt solid #000000"/>
      <style:text-properties style:text-position="" style:font-name="Liberation Sans" style:font-name-asian="Noto Sans CJK SC Regular" style:font-name-complex="FreeSans"/>
    </style:style>
    <style:style style:name="ce382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383" style:family="table-cell" style:parent-style-name="Default">
      <style:text-properties style:text-position=""/>
    </style:style>
    <style:style style:name="ce384" style:family="table-cell" style:parent-style-name="Default">
      <style:table-cell-properties fo:background-color="#ffff99" fo:border="0.06pt solid #000000"/>
      <style:text-properties style:text-position="" style:text-underline-style="solid" style:text-underline-width="auto" style:text-underline-color="font-color"/>
    </style:style>
    <style:style style:name="ce79" style:family="table-cell" style:parent-style-name="Default">
      <style:table-cell-properties fo:border-bottom="none" fo:background-color="#ffffff" fo:border-left="2.49pt solid #000000" fo:border-right="none" fo:border-top="2.49pt solid #000000"/>
    </style:style>
    <style:style style:name="ce80" style:family="table-cell" style:parent-style-name="Default">
      <style:table-cell-properties fo:border-bottom="none" fo:background-color="#ffffff" fo:border-left="2.49pt solid #000000" fo:border-right="none" fo:border-top="none"/>
      <style:text-properties style:text-underline-style="solid" style:text-underline-width="auto" style:text-underline-color="font-color"/>
    </style:style>
    <style:style style:name="ce81" style:family="table-cell" style:parent-style-name="Default">
      <style:table-cell-properties fo:border-bottom="none" fo:background-color="#ffffff" fo:border-left="2.49pt solid #000000" fo:border-right="none" fo:border-top="none"/>
    </style:style>
    <style:style style:name="ce82" style:family="table-cell" style:parent-style-name="Default">
      <style:table-cell-properties fo:border-bottom="none" fo:background-color="#ffffff" fo:wrap-option="no-wrap" fo:border-left="2.49pt solid #000000" fo:border-right="none" fo:border-top="none"/>
    </style:style>
    <style:style style:name="ce83" style:family="table-cell" style:parent-style-name="Default">
      <style:table-cell-properties fo:border-bottom="2.49pt solid #000000" fo:background-color="#ffffff" fo:wrap-option="no-wrap" fo:border-left="2.49pt solid #000000" fo:border-right="none" fo:border-top="none"/>
    </style:style>
    <style:style style:name="ce84" style:family="table-cell" style:parent-style-name="Default">
      <style:table-cell-properties fo:background-color="transparent" fo:wrap-option="no-wrap" fo:border="none"/>
    </style:style>
    <style:style style:name="ce85" style:family="table-cell" style:parent-style-name="Default">
      <style:table-cell-properties fo:border-bottom="none" fo:background-color="#ffffff" fo:border-left="none" fo:border-right="none" fo:border-top="2.49pt solid #000000"/>
      <style:text-properties fo:font-size="15pt" fo:font-weight="bold" style:font-size-asian="15pt" style:font-weight-asian="bold" style:font-size-complex="15pt" style:font-weight-complex="bold"/>
    </style:style>
    <style:style style:name="ce86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4pt" style:font-size-asian="24pt" style:font-size-complex="24pt"/>
    </style:style>
    <style:style style:name="ce87" style:family="table-cell" style:parent-style-name="Default">
      <style:table-cell-properties fo:border-bottom="none" fo:background-color="#e6e6ff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88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90" style:family="table-cell" style:parent-style-name="Default">
      <style:table-cell-properties fo:border-bottom="2.49pt solid #000000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91" style:family="table-cell" style:parent-style-name="Default">
      <style:table-cell-properties fo:background-color="#ffff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92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93" style:family="table-cell" style:parent-style-name="Default">
      <style:table-cell-properties fo:background-color="#ffffff" fo:border="none"/>
    </style:style>
    <style:style style:name="ce94" style:family="table-cell" style:parent-style-name="Default">
      <style:table-cell-properties fo:border-bottom="none" fo:background-color="#000080" style:text-align-source="fix" style:repeat-content="false" fo:border-left="2.49pt solid #000000" fo:border-right="none" fo:border-top="2.49pt solid #000000" style:vertical-align="middle"/>
      <style:paragraph-properties fo:text-align="center" fo:margin-left="0pt"/>
    </style:style>
    <style:style style:name="ce95" style:family="table-cell" style:parent-style-name="Default">
      <style:table-cell-properties fo:border-bottom="none" fo:background-color="#000080" fo:border-left="2.49pt solid #000000" fo:border-right="none" fo:border-top="none"/>
    </style:style>
    <style:style style:name="ce9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wrap-option="no-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98" style:family="table-cell" style:parent-style-name="Default">
      <style:table-cell-properties fo:border-bottom="2.49pt solid #000000" fo:background-color="#ffffff" fo:wrap-option="no-wrap" fo:border-left="none" fo:border-right="none" fo:border-top="none"/>
    </style:style>
    <style:style style:name="ce99" style:family="table-cell" style:parent-style-name="Default">
      <style:table-cell-properties fo:border-bottom="none" fo:background-color="#ffffff" fo:border-left="none" fo:border-right="none" fo:border-top="2.49pt solid #000000"/>
    </style:style>
    <style:style style:name="ce101" style:family="table-cell" style:parent-style-name="Default">
      <style:table-cell-properties fo:background-color="#e6e6ff" style:text-align-source="fix" style:repeat-content="false" fo:wrap-option="no-wrap" fo:border="2.49pt solid #000000" style:rotation-align="none" style:vertical-align="middle"/>
      <style:paragraph-properties fo:text-align="center" fo:margin-left="0pt"/>
      <style:text-properties style:font-name="Liberation Serif" fo:font-size="20pt" fo:font-weight="bold" style:font-name-asian="Noto Sans CJK SC Regular" style:font-size-asian="20pt" style:font-weight-asian="bold" style:font-name-complex="FreeSans" style:font-size-complex="20pt" style:font-weight-complex="bold"/>
    </style:style>
    <style:style style:name="ce102" style:family="table-cell" style:parent-style-name="Default">
      <style:table-cell-properties fo:background-color="#e6e6ff"/>
    </style:style>
    <style:style style:name="ce103" style:family="table-cell" style:parent-style-name="Default">
      <style:table-cell-properties fo:background-color="#cccccc"/>
    </style:style>
    <style:style style:name="ce104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5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6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108" style:family="table-cell" style:parent-style-name="Default">
      <style:table-cell-properties fo:background-color="#cccccc" fo:border="none"/>
    </style:style>
    <style:style style:name="ce10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12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3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4" style:family="table-cell" style:parent-style-name="Default">
      <style:table-cell-properties fo:border-bottom="0.06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15" style:family="table-cell" style:parent-style-name="Default">
      <style:table-cell-properties fo:border-bottom="2.49pt solid #000000" fo:background-color="#e6e6ff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16" style:family="table-cell" style:parent-style-name="Default">
      <style:table-cell-properties fo:border-bottom="2.49pt solid #000000" fo:background-color="#cccccc" fo:border-left="none" fo:border-right="none" fo:border-top="none"/>
    </style:style>
    <style:style style:name="ce117" style:family="table-cell" style:parent-style-name="Default">
      <style:table-cell-properties fo:background-color="#ffffff"/>
    </style:style>
    <style:style style:name="ce118" style:family="table-cell" style:parent-style-name="Result" style:data-style-name="N0">
      <style:table-cell-properties fo:border-bottom="2.49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19" style:family="table-cell" style:parent-style-name="Result" style:data-style-name="N0">
      <style:table-cell-properties fo:border-bottom="2.49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120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123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ffffff" style:text-align-source="fix" style:repeat-content="false" fo:wrap-option="no-wrap" fo:border-left="none" fo:border-right="none" fo:border-top="none"/>
      <style:paragraph-properties fo:text-align="center" fo:margin-left="0pt"/>
    </style:style>
    <style:style style:name="ce12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6" style:family="table-cell" style:parent-style-name="Default">
      <style:table-cell-properties fo:background-color="#e6e6ff" style:text-align-source="fix" style:repeat-content="false" fo:wrap-option="no-wrap" style:rotation-align="none" style:vertical-align="middle"/>
      <style:paragraph-properties fo:text-align="center" fo:margin-left="0pt"/>
    </style:style>
    <style:style style:name="ce127" style:family="table-cell" style:parent-style-name="Default">
      <style:table-cell-properties fo:background-color="#e6e6ff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128" style:family="table-cell" style:parent-style-name="Default">
      <style:table-cell-properties fo:background-color="#e6e6ff" style:text-align-source="fix" style:repeat-content="false" fo:border="2.49pt solid #000000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129" style:family="table-cell" style:parent-style-name="Result" style:data-style-name="N0">
      <style:table-cell-properties fo:border-bottom="0.06pt solid #000000" fo:background-color="#4c4c4c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0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1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2" style:family="table-cell" style:parent-style-name="Default">
      <style:table-cell-properties fo:border-bottom="2.49pt solid #000000" fo:background-color="transparent" fo:border-left="none" fo:border-right="none" fo:border-top="2.49pt solid #000000"/>
    </style:style>
    <style:style style:name="ce133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13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pt"/>
    </style:style>
    <style:style style:name="ce136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37" style:family="table-cell" style:parent-style-name="Default" style:data-style-name="N200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138" style:family="table-cell" style:parent-style-name="Default" style:data-style-name="N2003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font-name="Calibri" fo:font-size="11pt" style:font-size-asian="11pt" style:language-asian="ar" style:country-asian="SA" style:font-name-complex="DejaVu Sans" style:font-size-complex="6.80000019073486pt" style:language-complex="en" style:country-complex="US"/>
    </style:style>
    <style:style style:name="ce139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141" style:family="table-cell" style:parent-style-name="Default">
      <style:table-cell-properties fo:border-bottom="0.06pt solid #000000" fo:wrap-option="no-wrap" fo:border-left="0.06pt solid #000000" fo:border-right="0.06pt solid #000000" fo:border-top="2.49pt solid #000000"/>
    </style:style>
    <style:style style:name="ce142" style:family="table-cell" style:parent-style-name="Default">
      <style:table-cell-properties style:text-align-source="fix" style:repeat-content="false" fo:background-color="transparent" fo:wrap-option="no-wrap" fo:border="none" style:vertical-align="top"/>
      <style:paragraph-properties fo:text-align="start" fo:margin-left="0pt"/>
    </style:style>
    <style:style style:name="ce143" style:family="table-cell" style:parent-style-name="Default">
      <style:table-cell-properties fo:background-color="transparent" fo:wrap-option="no-wrap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000000"/>
    </style:style>
    <style:style style:name="ce14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7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48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order-bottom="none" fo:background-color="#cccccc" fo:border-left="none" fo:border-right="none" fo:border-top="2.49pt solid #000000"/>
    </style:style>
    <style:style style:name="ce152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/>
    </style:style>
    <style:style style:name="ce153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4" style:family="table-cell" style:parent-style-name="Result" style:data-style-name="N0">
      <style:table-cell-properties fo:border-bottom="2.49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55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57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</style:style>
    <style:style style:name="ce158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color="#000000"/>
    </style:style>
    <style:style style:name="ce163" style:family="table-cell" style:parent-style-name="Default" style:data-style-name="N20040">
      <style:table-cell-properties fo:border-bottom="0.06pt solid #000000" style:text-align-source="fix" style:repeat-content="false" fo:wrap-option="no-wrap" fo:border-left="0.06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165" style:family="table-cell" style:parent-style-name="Default" style:data-style-name="N40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style:use-window-font-color="true"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166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</style:style>
    <style:style style:name="ce167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68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Result" style:data-style-name="N0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Result" style:data-style-name="N0">
      <style:table-cell-properties fo:border-bottom="2.49pt solid #000000" fo:background-color="#e6e6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176" style:family="table-cell" style:parent-style-name="Default">
      <style:table-cell-properties fo:background-color="#cccccc" fo:wrap-option="no-wrap"/>
    </style:style>
    <style:style style:name="ce177" style:family="table-cell" style:parent-style-name="Default">
      <style:table-cell-properties fo:background-color="transparent"/>
    </style:style>
    <style:style style:name="ce179" style:family="table-cell" style:parent-style-name="Default">
      <style:table-cell-properties fo:border-bottom="2.49pt solid #000000" fo:background-color="transparent" fo:border-left="none" fo:border-right="none" fo:border-top="none"/>
    </style:style>
    <style:style style:name="ce182" style:family="table-cell" style:parent-style-name="Default">
      <style:table-cell-properties fo:border-bottom="0.06pt solid #000000" fo:background-color="transparent" fo:border-left="0.06pt solid #000000" fo:border-right="0.06pt solid #000000" fo:border-top="2.49pt solid #000000"/>
    </style:style>
    <style:style style:name="ce184" style:family="table-cell" style:parent-style-name="Default">
      <style:table-cell-properties fo:background-color="transparent" fo:border="0.06pt solid #000000"/>
    </style:style>
    <style:style style:name="ce186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1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/>
    </style:style>
    <style:style style:name="ce192" style:family="table-cell" style:parent-style-name="Result" style:data-style-name="N0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3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4" style:family="table-cell" style:parent-style-name="Default">
      <style:table-cell-properties fo:border-bottom="none" fo:background-color="#000080" style:text-align-source="fix" style:repeat-content="false" fo:wrap-option="wrap" fo:border-left="2.49pt solid #000000" fo:border-right="none" fo:border-top="2.49pt solid #000000" style:vertical-align="middle"/>
      <style:paragraph-properties fo:text-align="center" fo:margin-left="0pt"/>
    </style:style>
    <style:style style:name="ce196" style:family="table-cell" style:parent-style-name="Default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98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1" style:family="table-cell" style:parent-style-name="Default">
      <style:table-cell-properties style:text-align-source="fix" style:repeat-content="false" fo:background-color="transparent" fo:border="2.49pt solid #000000"/>
      <style:paragraph-properties fo:text-align="center" fo:margin-left="0pt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none" fo:background-color="#cccccc" fo:border-left="none" fo:border-right="2.49pt solid #000000" fo:border-top="2.49pt solid #000000"/>
    </style:style>
    <style:style style:name="ce206" style:family="table-cell" style:parent-style-name="Default">
      <style:table-cell-properties fo:border-bottom="none" fo:background-color="#cccccc" fo:border-left="none" fo:border-right="2.49pt solid #000000" fo:border-top="none"/>
    </style:style>
    <style:style style:name="ce207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8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9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fo:border-top="2.49pt solid #000000"/>
      <style:paragraph-properties fo:text-align="center" fo:margin-left="0pt"/>
    </style:style>
    <style:style style:name="ce210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2.49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3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start" fo:margin-left="0pt"/>
      <style:text-properties style:font-name="Liberation Serif" fo:font-size="15pt" style:font-size-asian="15pt" style:font-size-complex="15pt"/>
    </style:style>
    <style:style style:name="ce214" style:family="table-cell" style:parent-style-name="Default">
      <style:table-cell-properties fo:border-bottom="none" fo:background-color="#cccccc" fo:border-left="2.49pt solid #000000" fo:border-right="none" fo:border-top="none"/>
    </style:style>
    <style:style style:name="ce21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6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7" style:family="table-cell" style:parent-style-name="Result" style:data-style-name="N0">
      <style:table-cell-properties fo:border-bottom="2.49pt solid #000000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8" style:family="table-cell" style:parent-style-name="Default">
      <style:table-cell-properties fo:border-bottom="none" fo:background-color="#cccccc" fo:border-left="2.49pt solid #000000" fo:border-right="none" fo:border-top="2.49pt solid #000000"/>
    </style:style>
    <style:style style:name="ce219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fo:border-top="2.49pt solid #000000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fo:background-color="#cccccc" style:text-align-source="fix" style:repeat-content="false" fo:border-left="none" fo:border-right="none" fo:border-top="2.49pt solid #000000"/>
      <style:paragraph-properties fo:text-align="center" fo:margin-left="0pt"/>
      <style:text-properties style:font-name="Liberation Serif" fo:font-size="15pt" style:font-size-asian="15pt" style:font-size-complex="15pt"/>
    </style:style>
    <style:style style:name="ce222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24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2.49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25" style:family="table-cell" style:parent-style-name="Default">
      <style:table-cell-properties fo:background-color="#00007f" style:text-align-source="fix" style:repeat-content="false" fo:border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26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227" style:family="table-cell" style:parent-style-name="Default">
      <style:table-cell-properties fo:border-bottom="2.49pt solid #000000" fo:background-color="#cccccc" style:text-align-source="fix" style:repeat-content="false" fo:border-left="2.49pt solid #000000" fo:border-right="2.49pt solid #000000" fo:border-top="none"/>
      <style:paragraph-properties fo:text-align="center" fo:margin-left="0pt"/>
    </style:style>
    <style:style style:name="ce228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229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0" style:family="table-cell" style:parent-style-name="Result" style:data-style-name="N0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font-size-asian="10pt" style:language-asian="none" style:country-asian="none" style:font-style-asian="normal" style:font-weight-asian="normal" style:font-name-complex="DejaVu Sans" style:font-size-complex="10pt" style:language-complex="en" style:country-complex="US" style:font-style-complex="normal" style:font-weight-complex="normal" style:text-overline-style="none" style:text-overline-color="font-color"/>
    </style:style>
    <style:style style:name="ce231" style:family="table-cell" style:parent-style-name="Res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  <style:text-properties fo:font-style="normal" style:text-underline-style="none" fo:font-weight="normal"/>
    </style:style>
    <style:style style:name="ce232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3" style:family="table-cell" style:parent-style-name="Result">
      <style:table-cell-properties fo:border-bottom="0.06pt solid #000000" fo:background-color="#e6e6ff" style:text-align-source="fix" style:repeat-content="false" fo:border-left="0.06pt solid #000000" fo:border-right="2.49pt solid #000000" fo:border-top="0.06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4" style:family="table-cell" style:parent-style-name="Default">
      <style:table-cell-properties fo:border-bottom="2.49pt solid #000000" fo:background-color="#e6e6ff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2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pt"/>
    </style:style>
    <style:style style:name="ce237" style:family="table-cell" style:parent-style-name="Result">
      <style:table-cell-properties fo:border-bottom="none" fo:background-color="#e6e6ff" style:text-align-source="fix" style:repeat-content="false" fo:border-left="none" fo:border-right="2.49pt solid #000000" fo:border-top="2.49pt solid #000000"/>
      <style:paragraph-properties fo:text-align="center" fo:margin-left="0pt"/>
      <style:text-properties style:font-name="Liberation Sans" fo:font-style="normal" style:text-underline-style="none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238" style:family="table-cell" style:parent-style-name="Default">
      <style:table-cell-properties fo:border-bottom="0.06pt solid #000000" fo:background-color="#00008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239" style:family="table-cell" style:parent-style-name="Default">
      <style:table-cell-properties fo:background-color="#e6e6ff" fo:border="none"/>
    </style:style>
    <style:style style:name="ce241" style:family="table-cell" style:parent-style-name="Default">
      <style:table-cell-properties fo:background-color="#cccccc" style:text-align-source="fix" style:repeat-content="false" fo:wrap-option="no-wrap" fo:border="none" style:rotation-align="none" style:vertical-align="middle"/>
      <style:paragraph-properties fo:text-align="center" fo:margin-left="0pt"/>
    </style:style>
    <style:style style:name="ce242" style:family="table-cell" style:parent-style-name="Default">
      <style:table-cell-properties fo:border-bottom="2.49pt solid #000000" fo:background-color="#cccccc" style:text-align-source="fix" style:repeat-content="false" fo:wrap-option="no-wrap" fo:border-left="none" fo:border-right="none" style:rotation-align="none" fo:border-top="none" style:vertical-align="middle"/>
      <style:paragraph-properties fo:text-align="center" fo:margin-left="0pt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244" style:family="table-cell" style:parent-style-name="Result">
      <style:table-cell-properties fo:border-bottom="2.49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pt"/>
    </style:style>
    <style:style style:name="ce245" style:family="table-cell" style:parent-style-name="Result">
      <style:table-cell-properties fo:background-color="#cccccc" style:text-align-source="fix" style:repeat-content="fals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transparent" fo:border-left="none" fo:border-right="2.49pt solid #000000" fo:border-top="none"/>
    </style:style>
    <style:style style:name="ce24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0.06pt solid #000000" style:rotation-align="none" fo:border-top="2.49pt solid #000000" style:vertical-align="middle"/>
      <style:paragraph-properties fo:text-align="center" fo:margin-left="0pt"/>
    </style:style>
    <style:style style:name="ce248" style:family="table-cell" style:parent-style-name="Result" style:data-style-name="N0">
      <style:table-cell-properties fo:border-bottom="2.49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9" style:family="table-cell" style:parent-style-name="Default">
      <style:table-cell-properties fo:border-bottom="none" fo:background-color="#e6e6ff" fo:border-left="none" fo:border-right="2.49pt solid #000000" fo:border-top="none"/>
      <style:text-properties style:text-underline-style="solid" style:text-underline-width="auto" style:text-underline-color="font-color"/>
    </style:style>
    <style:style style:name="ce250" style:family="table-cell" style:parent-style-name="Default">
      <style:table-cell-properties fo:border-bottom="none" fo:background-color="#e6e6ff" fo:border-left="none" fo:border-right="2.49pt solid #000000" fo:border-top="none"/>
    </style:style>
    <style:style style:name="ce251" style:family="table-cell" style:parent-style-name="Default">
      <style:table-cell-properties fo:border-bottom="2.49pt solid #000000" fo:background-color="#cccccc" fo:border-left="none" fo:border-right="2.49pt solid #000000" fo:border-top="none"/>
    </style:style>
    <style:style style:name="ce252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25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254" style:family="table-cell" style:parent-style-name="Default">
      <style:table-cell-properties fo:border-bottom="0.06pt solid #000000" fo:background-color="#ffffff" fo:wrap-option="no-wrap" fo:border-left="0.06pt solid #000000" fo:border-right="2.49pt solid #000000" fo:border-top="2.49pt solid #000000"/>
    </style:style>
    <style:style style:name="ce255" style:family="table-cell" style:parent-style-name="Default">
      <style:table-cell-properties fo:border-bottom="none" fo:background-color="#ffffff" fo:border-left="none" fo:border-right="2.49pt solid #000000" fo:border-top="2.49pt solid #000000"/>
    </style:style>
    <style:style style:name="ce256" style:family="table-cell" style:parent-style-name="Default">
      <style:table-cell-properties fo:border-bottom="none" fo:background-color="#ffffff" fo:border-left="none" fo:border-right="2.49pt solid #000000" fo:border-top="none"/>
      <style:text-properties style:text-underline-style="solid" style:text-underline-width="auto" style:text-underline-color="font-color"/>
    </style:style>
    <style:style style:name="ce257" style:family="table-cell" style:parent-style-name="Default">
      <style:table-cell-properties fo:border-bottom="none" fo:background-color="#ffffff" fo:border-left="none" fo:border-right="2.49pt solid #000000" fo:border-top="none"/>
    </style:style>
    <style:style style:name="ce258" style:family="table-cell" style:parent-style-name="Default">
      <style:table-cell-properties fo:border-bottom="none" fo:background-color="#ffffff" fo:border-left="none" fo:border-right="2.49pt solid #000000" style:rotation-align="none" fo:border-top="none"/>
    </style:style>
    <style:style style:name="ce259" style:family="table-cell" style:parent-style-name="Default">
      <style:table-cell-properties fo:border-bottom="2.49pt solid #000000" fo:background-color="#ffffff" fo:border-left="none" fo:border-right="2.49pt solid #000000" fo:border-top="none"/>
    </style:style>
    <style:style style:name="ce260" style:family="table-cell" style:parent-style-name="Default">
      <style:table-cell-properties fo:background-color="transparent" fo:border="none"/>
      <style:text-properties style:text-underline-style="solid" style:text-underline-width="auto" style:text-underline-color="font-color"/>
    </style:style>
    <style:style style:name="ce262" style:family="table-cell" style:parent-style-name="Default">
      <style:table-cell-properties fo:background-color="transparent" fo:border="none"/>
    </style:style>
    <style:style style:name="ce263" style:family="table-cell" style:parent-style-name="Default">
      <style:table-cell-properties fo:border="none"/>
    </style:style>
    <style:style style:name="ce264" style:family="table-cell" style:parent-style-name="Default">
      <style:table-cell-properties fo:background-color="transparent"/>
      <style:text-properties style:text-underline-style="solid" style:text-underline-width="auto" style:text-underline-color="font-color"/>
    </style:style>
    <style:style style:name="ce265" style:family="table-cell" style:parent-style-name="Default">
      <style:text-properties style:font-name="Liberation Sans" fo:font-size="15pt" style:font-size-asian="15pt" style:font-size-complex="15pt"/>
    </style:style>
    <style:style style:name="ce2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ext-properties style:font-name="Liberation Sans" style:text-underline-style="solid" style:text-underline-width="auto" style:text-underline-color="font-color"/>
    </style:style>
    <style:style style:name="ce269" style:family="table-cell" style:parent-style-name="Default">
      <style:text-properties style:font-name="Liberation Sans"/>
    </style:style>
    <style:style style:name="ce270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ce271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272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73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274" style:family="table-cell" style:parent-style-name="Default">
      <style:table-cell-properties fo:border-bottom="none" style:text-align-source="fix" style:repeat-content="false" fo:wrap-option="wrap" fo:border-left="2.49pt solid #000000" fo:border-right="none" fo:border-top="none" style:vertical-align="middle"/>
      <style:paragraph-properties fo:text-align="center" fo:margin-left="0pt"/>
      <style:text-properties style:font-name="Liberation Serif"/>
    </style:style>
    <style:style style:name="ce27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center" fo:margin-left="0pt"/>
      <style:text-properties style:font-name="Liberation Serif"/>
    </style:style>
    <style:style style:name="ce276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7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2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287" style:family="table-cell" style:parent-style-name="Default">
      <style:table-cell-properties fo:border-bottom="0.06pt solid #000000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88" style:family="table-cell" style:parent-style-name="Default">
      <style:table-cell-properties fo:border-bottom="0.06pt solid #000000" fo:background-color="#000080" style:text-align-source="fix" style:repeat-content="false" fo:border-left="2.49pt solid #000000" fo:border-right="0.06pt solid #000000" fo:border-top="2.49pt solid #000000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289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</style:style>
    <style:style style:name="ce290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9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erif"/>
    </style:style>
    <style:style style:name="ce2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296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</style:style>
    <style:style style:name="ce29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29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9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00" style:family="table-cell" style:parent-style-name="Default">
      <style:table-cell-properties fo:border-bottom="none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01" style:family="table-cell" style:parent-style-name="Default">
      <style:table-cell-properties fo:border-bottom="none" fo:background-color="#cccccc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02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3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4" style:family="table-cell" style:parent-style-name="Default" style:data-style-name="N0">
      <style:table-cell-properties fo:border-bottom="0.06pt solid #000000" fo:background-color="#00007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5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07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/>
      <style:paragraph-properties fo:text-align="center" fo:margin-left="0pt"/>
    </style:style>
    <style:style style:name="ce308" style:family="table-cell" style:parent-style-name="Default">
      <style:table-cell-properties fo:border-bottom="0.06pt solid #000000" fo:background-color="#00007f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0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</style:style>
    <style:style style:name="ce310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1" style:family="table-cell" style:parent-style-name="Default">
      <style:table-cell-properties fo:border-bottom="0.06pt solid #000000" fo:background-color="#00007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erif"/>
    </style:style>
    <style:style style:name="ce31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style:text-underline-style="solid" style:text-underline-width="auto" style:text-underline-color="font-color"/>
    </style:style>
    <style:style style:name="ce315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16" style:family="table-cell" style:parent-style-name="Default">
      <style:table-cell-properties fo:border-bottom="none" fo:background-color="#cccccc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317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19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2.49pt solid #000000" style:direction="ltr" fo:padding="0.99pt" fo:border-right="none" style:rotation-angle="0" style:rotation-align="none" style:shrink-to-fit="tru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0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2.49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1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322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style:rotation-align="none" fo:border-top="0.06pt solid #000000" style:vertical-align="middle"/>
      <style:paragraph-properties fo:text-align="center" fo:margin-left="0pt"/>
      <style:text-properties fo:color="#ffffff" style:text-underline-style="solid" style:text-underline-width="auto" style:text-underline-color="font-color"/>
    </style:style>
    <style:style style:name="ce3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ffffff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2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style:font-name="Liberation Serif"/>
    </style:style>
    <style:style style:name="ce326" style:family="table-cell" style:parent-style-name="Default">
      <style:table-cell-properties style:text-align-source="fix" style:repeat-content="false" fo:wrap-option="wrap" fo:border="2.49pt solid #000000" style:vertical-align="middle"/>
      <style:paragraph-properties fo:text-align="center" fo:margin-left="0pt"/>
      <style:text-properties style:font-name="Liberation Serif"/>
    </style:style>
    <style:style style:name="ce32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8" style:family="table-cell" style:parent-style-name="Default">
      <style:table-cell-properties fo:border-bottom="0.06pt solid #000000" fo:border-left="2.49pt solid #000000" fo:border-right="0.06pt solid #000000" fo:border-top="0.06pt solid #000000"/>
    </style:style>
    <style:style style:name="ce329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</style:style>
    <style:style style:name="ce330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none" fo:country="none" style:font-size-asian="11pt" style:language-asian="none" style:country-asian="none" style:font-name-complex="DejaVu Sans" style:font-size-complex="10pt" style:language-complex="en" style:country-complex="US"/>
    </style:style>
    <style:style style:name="ce33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33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36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37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38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</style:style>
    <style:style style:name="ce339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42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center" fo:margin-left="0pt"/>
      <style:text-properties fo:color="#000000" style:font-name="Courier New" fo:font-size="11pt" style:font-name-asian="Noto Sans CJK SC Regular" style:font-size-asian="11pt" style:font-name-complex="Calibri1" style:font-size-complex="11pt"/>
    </style:style>
    <style:style style:name="ce3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2.49pt solid #000000" style:vertical-align="middle"/>
      <style:paragraph-properties fo:text-align="center" fo:margin-left="0pt"/>
      <style:text-properties style:font-name="Liberation Serif"/>
    </style:style>
    <style:style style:name="ce345" style:family="table-cell" style:parent-style-name="Default">
      <style:table-cell-properties fo:border-bottom="none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pt"/>
      <style:text-properties style:font-name="Liberation Serif"/>
    </style:style>
    <style:style style:name="ce385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wrap" fo:border="0.06pt solid #000000" style:direction="ltr" fo:padding="0.99pt" style:rotation-angle="0" style:rotation-align="none" style:vertical-align="middle"/>
      <style:paragraph-properties fo:text-align="end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87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88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</style:style>
    <style:style style:name="ce389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name-complex="DejaVu Sans" style:font-size-complex="10pt" style:language-complex="en" style:country-complex="US"/>
    </style:style>
    <style:style style:name="ce39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1" style:family="table-cell" style:parent-style-name="Default">
      <style:table-cell-properties fo:border-bottom="0.06pt solid #000000" style:text-align-source="fix" style:repeat-content="false" fo:border-left="0.06pt solid #000000" fo:border-right="2.49pt solid #000000" style:rotation-align="none" fo:border-top="0.06pt solid #000000" style:vertical-align="middle"/>
      <style:paragraph-properties fo:text-align="center" fo:margin-left="0pt"/>
      <style:text-properties style:font-name="Liberation Sans" fo:font-size="10pt" fo:language="de" fo:country="DE" style:font-size-asian="10pt" style:language-asian="ar" style:country-asian="SA" style:font-size-complex="10pt"/>
    </style:style>
    <style:style style:name="ce392" style:family="table-cell" style:parent-style-name="Default">
      <style:table-cell-properties fo:border-bottom="0.06pt solid #000000" fo:background-color="#cccccc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pt"/>
      <style:text-properties style:font-name="Liberation Serif" style:text-underline-style="solid" style:text-underline-width="auto" style:text-underline-color="font-color"/>
    </style:style>
    <style:style style:name="ce393" style:family="table-cell" style:parent-style-name="Default">
      <style:table-cell-properties fo:border-bottom="none" fo:background-color="#cccccc" style:text-align-source="fix" style:repeat-content="false" fo:wrap-option="wrap" fo:border-left="none" fo:border-right="2.49pt solid #000000" fo:border-top="none" style:vertical-align="middle"/>
      <style:paragraph-properties fo:text-align="center" fo:margin-left="0pt"/>
      <style:text-properties style:font-name="Liberation Serif"/>
    </style:style>
    <style:style style:name="ce394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95" style:family="table-cell" style:parent-style-name="Default">
      <style:table-cell-properties fo:wrap-option="wrap" style:shrink-to-fit="true"/>
    </style:style>
    <style:style style:name="ce396" style:family="table-cell" style:parent-style-name="Default">
      <style:table-cell-properties style:text-align-source="fix" style:repeat-content="false" fo:wrap-option="wrap" style:shrink-to-fit="tru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397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2.49pt solid #000000"/>
    </style:style>
    <style:style style:name="ce398" style:family="table-cell" style:parent-style-name="Default">
      <style:table-cell-properties fo:border-bottom="none" fo:background-color="#cccccc" fo:wrap-option="wrap" fo:border-left="2.49pt solid #000000" style:direction="ltr" fo:border-right="none" style:rotation-align="none" fo:border-top="none"/>
    </style:style>
    <style:style style:name="ce399" style:family="table-cell" style:parent-style-name="Default">
      <style:table-cell-properties fo:border-bottom="none" fo:background-color="#cccccc" style:text-align-source="fix" style:repeat-content="false" fo:wrap-option="wrap" fo:border-left="2.49pt solid #000000" style:direction="ltr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00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none" style:rotation-align="none" fo:border-top="2.49pt solid #000000" style:vertical-align="middle"/>
      <style:paragraph-properties fo:text-align="center" fo:margin-left="0pt"/>
      <style:text-properties style:font-name="Liberation Serif" fo:font-size="20pt" style:text-underline-style="none" fo:font-weight="bold" style:font-size-asian="20pt" style:font-weight-asian="bold" style:font-size-complex="20pt" style:font-weight-complex="bold"/>
    </style:style>
    <style:style style:name="ce401" style:family="table-cell" style:parent-style-name="Default">
      <style:table-cell-properties fo:border-bottom="none" fo:wrap-option="wrap" fo:border-left="2.49pt solid #000000" style:direction="ltr" fo:border-right="none" style:rotation-align="none" fo:border-top="none"/>
    </style:style>
    <style:style style:name="ce402" style:family="table-cell" style:parent-style-name="Default">
      <style:table-cell-properties fo:background-color="#cccccc" fo:wrap-option="wrap" fo:border="none" style:direction="ltr" style:rotation-align="none"/>
    </style:style>
    <style:style style:name="ce403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04" style:family="table-cell" style:parent-style-name="Default" style:data-style-name="N0">
      <style:table-cell-properties fo:border-bottom="0.06pt solid #000000" fo:background-color="#4d4d4d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bottom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05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0.06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06" style:family="table-cell" style:parent-style-name="Default">
      <style:table-cell-properties fo:wrap-option="wrap" style:direction="ltr" style:rotation-align="none"/>
    </style:style>
    <style:style style:name="ce407" style:family="table-cell" style:parent-style-name="Default">
      <style:table-cell-properties fo:background-color="#cccccc" fo:wrap-option="wrap" style:direction="ltr" style:rotation-align="none"/>
    </style:style>
    <style:style style:name="ce408" style:family="table-cell" style:parent-style-name="Default">
      <style:table-cell-properties style:text-align-source="fix" style:repeat-content="false" fo:wrap-option="wrap" fo:border="2.49pt solid #000000" style:direction="ltr" style:rotation-align="none"/>
      <style:paragraph-properties fo:text-align="center" fo:margin-left="0pt"/>
    </style:style>
    <style:style style:name="ce409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0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11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2" style:family="table-cell" style:parent-style-name="Default">
      <style:table-cell-properties fo:border-bottom="0.06pt solid #000000" fo:background-color="transparent" fo:wrap-option="wrap" fo:border-left="none" style:direction="ltr" fo:border-right="2.49pt solid #000000" style:rotation-align="none" fo:border-top="2.49pt solid #000000"/>
    </style:style>
    <style:style style:name="ce413" style:family="table-cell" style:parent-style-name="Default">
      <style:table-cell-properties style:text-align-source="fix" style:repeat-content="false" fo:wrap-option="wrap" fo:border="0.06pt solid #000000" style:direction="ltr" style:rotation-align="none" style:vertical-align="middle"/>
      <style:paragraph-properties fo:text-align="center" fo:margin-left="0pt"/>
    </style:style>
    <style:style style:name="ce414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0.06pt solid #000000" style:direction="ltr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5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0.06pt solid #000000" style:vertical-align="middle"/>
      <style:paragraph-properties fo:text-align="center" fo:margin-left="0pt"/>
    </style:style>
    <style:style style:name="ce416" style:family="table-cell" style:parent-style-name="Default">
      <style:table-cell-properties fo:border-bottom="none" fo:background-color="#cccccc" fo:wrap-option="wrap" fo:border-left="0.06pt solid #000000" style:direction="ltr" fo:border-right="0.06pt solid #000000" style:rotation-align="none" fo:border-top="none"/>
    </style:style>
    <style:style style:name="ce417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fo:border-top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8" style:family="table-cell" style:parent-style-name="Default" style:data-style-name="N0">
      <style:table-cell-properties fo:border-bottom="none" fo:background-color="#cccccc" style:diagonal-bl-tr="none" style:diagonal-tl-br="none" style:text-align-source="fix" style:repeat-content="false" fo:wrap-option="wrap" fo:border-left="0.06pt solid #000000" style:direction="ltr" fo:padding="0.99pt" fo:border-right="0.06pt solid #000000" style:rotation-angle="0" style:rotation-align="none" style:shrink-to-fit="tru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9" style:family="table-cell" style:parent-style-name="Default">
      <style:table-cell-properties fo:border-bottom="0.06pt solid #000000" style:text-align-source="fix" style:repeat-content="false" fo:wrap-option="wrap" fo:border-left="2.49pt solid #000000" style:direction="ltr" fo:border-right="2.49pt solid #000000" style:rotation-align="none" fo:border-top="2.49pt solid #000000"/>
      <style:paragraph-properties fo:text-align="center" fo:margin-left="0pt"/>
    </style:style>
    <style:style style:name="ce420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1" style:family="table-cell" style:parent-style-name="Default">
      <style:table-cell-properties fo:border-bottom="0.06pt solid #000000" fo:background-color="transparent" fo:wrap-option="wrap" fo:border-left="0.06pt solid #000000" style:direction="ltr" fo:border-right="0.06pt solid #000000" style:rotation-align="none" fo:border-top="2.49pt solid #000000"/>
    </style:style>
    <style:style style:name="ce42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3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wrap" fo:border="0.06pt solid #000000" style:direction="ltr" fo:padding="0.99pt" style:rotation-angle="0" style:rotation-align="none" style:shrink-to-fit="tru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4" style:family="table-cell" style:parent-style-name="Default">
      <style:table-cell-properties fo:border-bottom="0.06pt solid #000000" style:text-align-source="fix" style:repeat-content="false" fo:wrap-option="wrap" fo:border-left="0.06pt solid #000000" style:direction="ltr" fo:border-right="2.49pt solid #000000" style:rotation-align="none" fo:border-top="2.49pt solid #000000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25" style:family="table-cell" style:parent-style-name="Default">
      <style:table-cell-properties fo:border-bottom="none" fo:wrap-option="wrap" fo:border-left="none" style:direction="ltr" fo:border-right="2.49pt solid #000000" style:rotation-align="none" fo:border-top="none"/>
    </style:style>
    <style:style style:name="ce426" style:family="table-cell" style:parent-style-name="Default">
      <style:table-cell-properties fo:border-bottom="0.06pt solid #000000" fo:background-color="transparent" fo:wrap-option="wrap" fo:border-left="0.06pt solid #000000" style:direction="ltr" fo:border-right="2.49pt solid #000000" style:rotation-align="none" fo:border-top="2.49pt solid #000000"/>
    </style:style>
    <style:style style:name="ce427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99pt" fo:border-right="2.49pt solid #000000" style:rotation-angle="0" style:rotation-align="none" style:shrink-to-fit="tru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8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2.49pt solid #000000"/>
    </style:style>
    <style:style style:name="ce429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fo:border-top="none"/>
    </style:style>
    <style:style style:name="ce430" style:family="table-cell" style:parent-style-name="Default">
      <style:table-cell-properties fo:border-bottom="none" fo:background-color="#cccccc" fo:wrap-option="wrap" fo:border-left="none" style:direction="ltr" fo:border-right="2.49pt solid #000000" style:rotation-align="none" style:shrink-to-fit="true" fo:border-top="none"/>
    </style:style>
    <style:style style:name="ce431" style:family="table-cell" style:parent-style-name="Default">
      <style:table-cell-properties fo:border-bottom="none" fo:background-color="#cccccc" style:text-align-source="fix" style:repeat-content="false" fo:wrap-option="wrap" fo:border-left="none" style:direction="ltr" fo:border-right="2.49pt solid #000000" style:rotation-align="none" style:shrink-to-fit="tru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3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33" style:family="table-cell" style:parent-style-name="Default" style:data-style-name="N0">
      <style:table-cell-properties fo:border-bottom="0.06pt solid #000000" fo:background-color="#000080" style:diagonal-bl-tr="none" style:diagonal-tl-br="none" style:text-align-source="fix" style:repeat-content="false" fo:wrap-option="wrap" fo:border-left="2.49pt solid #000000" style:direction="ltr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34" style:family="table-cell" style:parent-style-name="Default">
      <style:table-cell-properties fo:border-bottom="0.06pt solid #000000" fo:background-color="#666666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fo:color="#ffffff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ffff"/>
    </style:style>
    <style:style style:name="ce43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pt"/>
    </style:style>
    <style:style style:name="ce437" style:family="table-cell" style:parent-style-name="Default">
      <style:table-cell-properties fo:border-bottom="0.06pt solid #000000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pt"/>
      <style:text-properties style:font-name="Liberation Serif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pt"/>
    </style:style>
    <style:style style:name="ce43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pt"/>
    </style:style>
    <style:style style:name="ce440" style:family="table-cell" style:parent-style-name="Default">
      <style:text-properties style:text-underline-style="solid" style:text-underline-width="auto" style:text-underline-color="font-color"/>
    </style:style>
    <style:style style:name="ce441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2.49pt solid #000000" style:vertical-align="middle"/>
      <style:paragraph-properties fo:text-align="center" fo:margin-left="0pt"/>
    </style:style>
    <style:style style:name="ce442" style:family="table-cell" style:parent-style-name="Default">
      <style:table-cell-properties fo:border-bottom="none" fo:background-color="#cccccc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43" style:family="table-cell" style:parent-style-name="Default">
      <style:table-cell-properties fo:border-bottom="none" fo:background-color="#cccccc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ce444" style:family="table-cell" style:parent-style-name="Default">
      <style:table-cell-properties fo:border-bottom="none" style:text-align-source="fix" style:repeat-content="false" fo:wrap-option="no-wrap" fo:border-left="2.49pt solid #000000" fo:border-right="none" style:rotation-align="none" fo:border-top="none" style:vertical-align="middle"/>
      <style:paragraph-properties fo:text-align="center" fo:margin-left="0pt"/>
    </style:style>
    <style:style style:name="ce44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overline-style="none" style:text-overline-color="font-color"/>
    </style:style>
    <style:style style:name="ce446" style:family="table-cell" style:parent-style-name="Result" style:data-style-name="N0">
      <style:table-cell-properties fo:border-bottom="0.06pt solid #000000" fo:background-color="#4d4d4d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7" style:family="table-cell" style:parent-style-name="Default">
      <style:table-cell-properties fo:border-bottom="none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448" style:family="table-cell" style:parent-style-name="Default">
      <style:table-cell-properties style:text-align-source="fix" style:repeat-content="false" fo:wrap-option="no-wrap" style:rotation-align="none" style:vertical-align="middle"/>
      <style:paragraph-properties fo:text-align="center" fo:margin-left="0pt"/>
    </style:style>
    <style:style style:name="ce449" style:family="table-cell" style:parent-style-name="Result" style:data-style-name="N0">
      <style:table-cell-properties fo:background-color="#cccccc" style:diagonal-bl-tr="none" style:diagonal-tl-br="none" style:text-align-source="fix" style:repeat-content="false" fo:wrap-option="no-wrap" fo:border="none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0" style:family="table-cell" style:parent-style-name="Default">
      <style:table-cell-properties fo:border-bottom="0.06pt solid #000000" style:text-align-source="fix" style:repeat-content="false" fo:wrap-option="no-wrap" fo:border-left="2.49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45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2" style:family="table-cell" style:parent-style-name="Res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pt"/>
      <style:text-properties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3" style:family="table-cell" style:parent-style-name="Res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4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5" style:family="table-cell" style:parent-style-name="Res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6" style:family="table-cell" style:parent-style-name="Result">
      <style:table-cell-properties style:text-align-source="fix" style:repeat-content="false" fo:background-color="transparent" fo:border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57" style:family="table-cell" style:parent-style-name="Default">
      <style:table-cell-properties fo:border-bottom="0.06pt solid #000000" fo:background-color="#ffffff" style:text-align-source="fix" style:repeat-content="false" fo:wrap-option="no-wrap" fo:border-left="0.06pt solid #000000" fo:border-right="2.49pt solid #000000" style:rotation-align="none" fo:border-top="2.49pt solid #000000" style:vertical-align="middle"/>
      <style:paragraph-properties fo:text-align="center" fo:margin-left="0pt"/>
    </style:style>
    <style:style style:name="ce458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9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ffffff" style:text-align-source="fix" style:repeat-content="false" fo:wrap-option="no-wrap" fo:border="2.49pt solid #000000" style:rotation-align="none" style:vertical-align="middle"/>
      <style:paragraph-properties fo:text-align="center" fo:margin-left="0pt"/>
    </style:style>
    <style:style style:name="ce461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2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3" style:family="table-cell" style:parent-style-name="Res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64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465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2.49pt solid #000000" fo:padding="0.99pt" fo:border-right="0.06pt solid #000000" style:rotation-angle="0" style:rotation-align="none" fo:border-top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6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none" style:rotation-align="none" fo:border-top="2.49pt solid #000000" style:vertical-align="middle"/>
      <style:paragraph-properties fo:text-align="center" fo:margin-left="0pt"/>
    </style:style>
    <style:style style:name="ce467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0.06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8" style:family="table-cell" style:parent-style-name="Default">
      <style:table-cell-properties fo:border-bottom="none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469" style:family="table-cell" style:parent-style-name="Default">
      <style:table-cell-properties fo:border-bottom="0.06pt solid #000000" fo:background-color="#ffffff" style:text-align-source="fix" style:repeat-content="false" fo:wrap-option="no-wrap" fo:border-left="none" fo:border-right="0.06pt solid #000000" style:rotation-align="none" fo:border-top="2.49pt solid #000000" style:vertical-align="middle"/>
      <style:paragraph-properties fo:text-align="center" fo:margin-left="0pt"/>
    </style:style>
    <style:style style:name="ce470" style:family="table-cell" style:parent-style-name="Result" style:data-style-name="N37">
      <style:table-cell-properties style:rotation-align="bottom"/>
      <style:text-properties style:font-name="Liberation Sans" fo:font-size="10pt" fo:language="de" fo:country="DE" fo:font-style="normal" style:text-underline-style="none" fo:font-weight="normal" style:font-size-asian="10pt" style:language-asian="ar" style:country-asian="SA" style:font-style-asian="normal" style:font-weight-asian="normal" style:font-name-complex="DejaVu Sans" style:font-size-complex="10pt" style:language-complex="en" style:country-complex="US" style:font-style-complex="normal" style:font-weight-complex="normal"/>
    </style:style>
    <style:style style:name="ce471" style:family="table-cell" style:parent-style-name="Res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99pt" style:rotation-angle="0" style:rotation-align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font-size-asian="11pt" style:language-asian="ar" style:country-asian="SA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overline-style="none" style:text-overline-color="font-color"/>
    </style:style>
    <style:style style:name="ce472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3" style:family="table-cell" style:parent-style-name="Default">
      <style:table-cell-properties fo:border-bottom="none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474" style:family="table-cell" style:parent-style-name="Default">
      <style:table-cell-properties fo:border-bottom="none" fo:background-color="#ffffff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5" style:family="table-cell" style:parent-style-name="Result" style:data-style-name="N0">
      <style:table-cell-properties fo:border-bottom="0.06pt solid #000000" fo:background-color="#000080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2.49pt solid #000000" style:vertical-align="middle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6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7" style:family="table-cell" style:parent-style-name="Res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fo:padding="0.99pt" fo:border-right="2.49pt solid #000000" style:rotation-angle="0" style:rotation-align="none" fo:border-top="0.06pt solid #000000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8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2.49pt solid #000000" style:vertical-align="middle"/>
      <style:paragraph-properties fo:text-align="center" fo:margin-left="0pt"/>
    </style:style>
    <style:style style:name="ce479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</style:style>
    <style:style style:name="ce480" style:family="table-cell" style:parent-style-name="Default">
      <style:table-cell-properties fo:border-bottom="none" fo:background-color="#cccccc" style:text-align-source="fix" style:repeat-content="false" fo:wrap-option="no-wrap" fo:border-left="none" fo:border-right="2.49pt solid #000000" style:rotation-align="none" fo:border-top="none" style:vertical-align="middle"/>
      <style:paragraph-properties fo:text-align="center" fo:margin-left="0pt"/>
      <style:text-properties style:text-underline-style="solid" style:text-underline-width="auto" style:text-underline-color="font-color"/>
    </style:style>
    <style:style style:name="ce481" style:family="table-cell" style:parent-style-name="Default">
      <style:table-cell-properties style:rotation-align="none"/>
    </style:style>
    <style:style style:name="ce48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pt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483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48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2.49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6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487" style:family="table-cell" style:parent-style-name="Result" style:data-style-name="N0">
      <style:table-cell-properties fo:border-bottom="none" fo:background-color="#000080" style:diagonal-bl-tr="none" style:diagonal-tl-br="none" style:text-align-source="fix" style:repeat-content="false" fo:wrap-option="no-wrap" fo:border-left="2.49pt solid #000000" fo:padding="0.99pt" fo:border-right="2.49pt solid #000000" style:rotation-angle="0" style:rotation-align="none" fo:border-top="2.49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8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pt"/>
    </style:style>
    <style:style style:name="ce489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</style:style>
    <style:style style:name="ce490" style:family="table-cell" style:parent-style-name="Default">
      <style:table-cell-properties fo:border-bottom="none" style:text-align-source="fix" style:repeat-content="false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492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493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4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5" style:family="table-cell" style:parent-style-name="Result" style:data-style-name="N0">
      <style:table-cell-properties fo:border-bottom="none" fo:background-color="#cccccc" style:diagonal-bl-tr="none" style:diagonal-tl-br="none" style:text-align-source="fix" style:repeat-content="false" fo:wrap-option="no-wrap" fo:border-left="none" fo:padding="0.99pt" fo:border-right="2.49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6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7" style:family="table-cell" style:parent-style-name="Default">
      <style:table-cell-properties fo:border-bottom="none" style:text-align-source="fix" style:repeat-content="false" fo:wrap-option="wrap" fo:border-left="2.49pt solid #000000" fo:border-right="2.49pt solid #000000" fo:border-top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8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pt"/>
      <style:text-properties style:font-name="Calibri" fo:font-size="11pt" fo:language="de" fo:country="DE" style:font-size-asian="11pt" style:language-asian="ar" style:country-asian="SA" style:font-name-complex="DejaVu Sans" style:font-size-complex="6.80000019073486pt" style:language-complex="en" style:country-complex="US"/>
    </style:style>
    <style:style style:name="ce499" style:family="table-cell" style:parent-style-name="Default">
      <style:table-cell-properties fo:background-color="#000000"/>
    </style:style>
    <style:style style:name="ce500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501" style:family="table-cell" style:parent-style-name="Default">
      <style:table-cell-properties fo:background-color="#ffff99" fo:border="0.06pt solid #000000"/>
      <style:text-properties fo:color="#000000" style:text-underline-style="solid" style:text-underline-width="auto" style:text-underline-color="font-color"/>
    </style:style>
    <style:style style:name="ce502" style:family="table-cell" style:parent-style-name="Default">
      <style:table-cell-properties fo:background-color="#ffff66" fo:border="0.06pt solid #000000"/>
      <style:text-properties fo:color="#000000" style:text-underline-style="solid" style:text-underline-width="auto" style:text-underline-color="font-color"/>
    </style:style>
    <style:style style:name="ce503" style:family="table-cell" style:parent-style-name="Default">
      <style:table-cell-properties fo:background-color="#ffff66" fo:border="0.06pt solid #000000"/>
      <style:text-properties style:use-window-font-color="true" style:font-name="Liberation Sans" style:text-underline-style="solid" style:text-underline-width="auto" style:text-underline-color="font-color" fo:font-weight="normal" style:font-name-asian="Noto Sans CJK SC Regular" style:font-weight-asian="normal" style:font-name-complex="FreeSans" style:font-weight-complex="normal"/>
    </style:style>
    <style:style style:name="ce504" style:family="table-cell" style:parent-style-name="Default">
      <style:table-cell-properties fo:background-color="transparent" fo:border="none"/>
      <style:text-properties fo:font-size="20pt" fo:font-weight="bold" style:font-size-asian="20pt" style:font-weight-asian="bold" style:font-size-complex="20pt" style:font-weight-complex="bold"/>
    </style:style>
    <style:style style:name="ce505" style:family="table-cell" style:parent-style-name="Default">
      <style:table-cell-properties fo:background-color="#0066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06" style:family="table-cell" style:parent-style-name="Default">
      <style:table-cell-properties fo:background-color="#6666ff" fo:border="0.06pt solid #000000"/>
      <style:text-properties style:text-underline-style="solid" style:text-underline-width="auto" style:text-underline-color="font-color"/>
    </style:style>
    <style:style style:name="ce507" style:family="table-cell" style:parent-style-name="Default">
      <style:table-cell-properties fo:background-color="#0066ff" fo:border="0.06pt solid #000000"/>
      <style:text-properties style:text-underline-style="solid" style:text-underline-width="auto" style:text-underline-color="font-color"/>
    </style:style>
    <style:style style:name="ce508" style:family="table-cell" style:parent-style-name="Default">
      <style:table-cell-properties fo:background-color="#9900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09" style:family="table-cell" style:parent-style-name="Default">
      <style:table-cell-properties fo:background-color="#9900ff" fo:border="0.06pt solid #000000"/>
      <style:text-properties style:text-underline-style="solid" style:text-underline-width="auto" style:text-underline-color="font-color"/>
    </style:style>
    <style:style style:name="ce510" style:family="table-cell" style:parent-style-name="Default">
      <style:table-cell-properties fo:background-color="#990099" fo:border="0.06pt solid #000000"/>
      <style:text-properties style:text-underline-style="solid" style:text-underline-width="auto" style:text-underline-color="font-color"/>
    </style:style>
    <style:style style:name="ce511" style:family="table-cell" style:parent-style-name="Default">
      <style:table-cell-properties fo:background-color="#990099"/>
    </style:style>
    <style:style style:name="ce512" style:family="table-cell" style:parent-style-name="Default">
      <style:table-cell-properties fo:background-color="#ff66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ackground-color="#ff6600" fo:border="0.06pt solid #000000"/>
      <style:text-properties style:text-underline-style="solid" style:text-underline-width="auto" style:text-underline-color="font-color"/>
    </style:style>
    <style:style style:name="ce514" style:family="table-cell" style:parent-style-name="Default">
      <style:table-cell-properties fo:background-color="#ff3333" fo:border="0.06pt solid #000000"/>
      <style:text-properties style:text-underline-style="solid" style:text-underline-width="auto" style:text-underline-color="font-color"/>
    </style:style>
    <style:style style:name="ce515" style:family="table-cell" style:parent-style-name="Default">
      <style:table-cell-properties fo:background-color="#33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ackground-color="#33ff99" fo:border="0.06pt solid #000000"/>
      <style:text-properties style:text-underline-style="solid" style:text-underline-width="auto" style:text-underline-color="font-color"/>
    </style:style>
    <style:style style:name="ce517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ce518" style:family="table-cell" style:parent-style-name="Default">
      <style:table-cell-properties fo:background-color="#ffff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520" style:family="table-cell" style:parent-style-name="Default">
      <style:table-cell-properties fo:background-color="#ffff66" fo:border="0.06pt solid #000000"/>
      <style:text-properties style:text-underline-style="solid" style:text-underline-width="auto" style:text-underline-color="font-color"/>
    </style:style>
    <style:style style:name="ce521" style:family="table-cell" style:parent-style-name="Default">
      <style:table-cell-properties fo:background-color="#ffff99" fo:border="0.06pt solid #000000"/>
    </style:style>
    <style:style style:name="ce522" style:family="table-cell" style:parent-style-name="Default">
      <style:table-cell-properties fo:background-color="#ffff66" fo:border="0.06pt solid #000000"/>
    </style:style>
    <style:style style:name="ce523" style:family="table-cell" style:parent-style-name="Default">
      <style:table-cell-properties fo:background-color="#6666ff"/>
    </style:style>
    <style:style style:name="ce524" style:family="table-cell" style:parent-style-name="Default">
      <style:table-cell-properties fo:background-color="#9900ff" fo:border="0.06pt solid #000000"/>
    </style:style>
    <style:style style:name="ce525" style:family="table-cell" style:parent-style-name="Default">
      <style:table-cell-properties fo:background-color="#990099" fo:border="0.06pt solid #000000"/>
    </style:style>
    <style:style style:name="ce526" style:family="table-cell" style:parent-style-name="Default">
      <style:table-cell-properties fo:background-color="#ff6600" fo:border="0.06pt solid #000000"/>
    </style:style>
    <style:style style:name="ce527" style:family="table-cell" style:parent-style-name="Default">
      <style:table-cell-properties fo:background-color="#ff3333" fo:border="0.06pt solid #000000"/>
    </style:style>
    <style:style style:name="ce528" style:family="table-cell" style:parent-style-name="Default">
      <style:table-cell-properties fo:background-color="#ff3333"/>
    </style:style>
    <style:style style:name="ce529" style:family="table-cell" style:parent-style-name="Default">
      <style:table-cell-properties fo:background-color="#33ff99" fo:border="0.06pt solid #000000"/>
    </style:style>
    <style:style style:name="ce530" style:family="table-cell" style:parent-style-name="Default">
      <style:table-cell-properties fo:background-color="#00ff66" fo:border="0.06pt solid #000000"/>
    </style:style>
    <style:style style:name="ce531" style:family="table-cell" style:parent-style-name="Default">
      <style:table-cell-properties fo:background-color="#00ff66"/>
    </style:style>
    <style:style style:name="ce532" style:family="table-cell" style:parent-style-name="Default">
      <style:table-cell-properties fo:background-color="#ffff99"/>
    </style:style>
    <style:style style:name="ce533" style:family="table-cell" style:parent-style-name="Default">
      <style:table-cell-properties fo:background-color="#ffff99" fo:border="0.06pt solid #000000"/>
    </style:style>
    <style:style style:name="ce53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35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ce536" style:family="table-cell" style:parent-style-name="Default"/>
    <style:style style:name="ce537" style:family="table-cell" style:parent-style-name="Default">
      <style:table-cell-properties fo:background-color="#ffff99" fo:border="0.06pt solid #000000"/>
      <style:text-properties style:text-underline-style="solid" style:text-underline-width="auto" style:text-underline-color="font-color"/>
    </style:style>
    <style:style style:name="T1" style:family="text">
      <style:text-properties style:letter-kerning="true" fo:country="none" style:country-asian="none" style:font-size-asian="11pt"/>
    </style:style>
    <style:style style:name="T2" style:family="text">
      <style:text-properties style:letter-kerning="true" fo:country="none" style:country-asian="none" style:font-size-asian="10pt" style:font-size-complex="10pt"/>
    </style:style>
  </office:automatic-styles>
  <office:body>
    <office:spreadsheet>
      <table:calculation-settings table:automatic-find-labels="false"/>
      <table:content-validations>
        <table:content-validation table:name="val1" table:base-cell-address="Procedure.G25">
          <table:error-message table:message-type="stop" table:display="true"/>
        </table:content-validation>
        <table:content-validation table:name="val2" table:condition="of:cell-content-is-in-list([$'Influenza db'.$D$6:.$D$38])" table:allow-empty-cell="true" table:display-list="unsorted" table:base-cell-address="Procedure.D6">
          <table:error-message table:message-type="stop" table:display="true"/>
        </table:content-validation>
        <table:content-validation table:name="val3" table:condition="of:cell-content-is-in-list([$Spotting.$C$6:.$C$37])" table:allow-empty-cell="true" table:display-list="unsorted" table:base-cell-address="'User , Washing,surface, Buffer'.D21">
          <table:error-message table:message-type="stop" table:display="true"/>
        </table:content-validation>
        <table:content-validation table:name="val4" table:condition="of:cell-content-is-in-list([$'User , Washing,surface, Buffer'.$C$5:.$C$104])" table:allow-empty-cell="true" table:display-list="unsorted" table:base-cell-address="Procedure.D40">
          <table:error-message table:message-type="stop" table:display="true"/>
        </table:content-validation>
        <table:content-validation table:name="val5" table:condition="of:cell-content-is-date() and cell-content()&lt;TODAY()+5" table:allow-empty-cell="true" table:base-cell-address="Procedure.D5">
          <table:error-message table:message-type="stop" table:display="true"/>
        </table:content-validation>
        <table:content-validation table:name="val6" table:condition="of:cell-content-is-in-list([$Quenching.$C$7:.$C$118])" table:allow-empty-cell="true" table:display-list="unsorted" table:base-cell-address="'User , Washing,surface, Buffer'.D23">
          <table:error-message table:message-type="stop" table:display="true"/>
        </table:content-validation>
        <table:content-validation table:name="val7" table:condition="of:cell-content-is-in-list([$Incubating.$C$6:.$C$144])" table:allow-empty-cell="true" table:display-list="unsorted" table:base-cell-address="'User , Washing,surface, Buffer'.D28">
          <table:error-message table:message-type="stop" table:display="true"/>
        </table:content-validation>
        <table:content-validation table:name="val8" table:condition="of:cell-content-is-in-list([$'User , Washing,surface, Buffer'.$AM$5:.$AM$415])" table:allow-empty-cell="true" table:display-list="unsorted" table:base-cell-address="'User , Washing,surface, Buffer'.D10">
          <table:error-message table:message-type="stop" table:display="true"/>
        </table:content-validation>
        <table:content-validation table:name="val9" table:condition="of:cell-content-is-in-list([$'User , Washing,surface, Buffer'.$AQ$5:.$AQ$350])" table:allow-empty-cell="true" table:display-list="unsorted" table:base-cell-address="Procedure.L9">
          <table:error-message table:message-type="stop" table:display="true"/>
        </table:content-validation>
        <table:content-validation table:name="val10" table:condition="of:cell-content-is-in-list([$'User , Washing,surface, Buffer'.$C$5:.$C$95])" table:allow-empty-cell="true" table:display-list="unsorted" table:base-cell-address="'User , Washing,surface, Buffer'.M16">
          <table:error-message table:message-type="stop" table:display="true"/>
        </table:content-validation>
        <table:content-validation table:name="val11" table:condition="of:cell-content-is-time() and cell-content()&gt;0.0000115740740740741" table:allow-empty-cell="true" table:base-cell-address="Procedure.G5">
          <table:error-message table:message-type="stop" table:display="true"/>
        </table:content-validation>
        <table:content-validation table:name="val12" table:condition="of:cell-content-is-in-list(&quot;1. wet&quot;;&quot;1.dry&quot;;&quot;2. wet&quot;;&quot;2.dry&quot;;&quot;3. wet&quot;;&quot;3. dry&quot;;&quot;wet and dry&quot;)" table:allow-empty-cell="true" table:display-list="unsorted" table:base-cell-address="Procedure.E52">
          <table:error-message table:message-type="stop" table:display="true"/>
        </table:content-validation>
        <table:content-validation table:name="val13" table:condition="of:cell-content-is-in-list([$'User , Washing,surface, Buffer'.$AM$5:.$AM$575])" table:allow-empty-cell="true" table:display-list="unsorted" table:base-cell-address="'User , Washing,surface, Buffer'.AL10">
          <table:error-message table:message-type="stop" table:display="true"/>
        </table:content-validation>
        <table:content-validation table:name="val14" table:condition="of:cell-content-is-in-list([$'User , Washing,surface, Buffer'.$H$5:$'User , Washing,surface, Buffer'.$H$48])" table:allow-empty-cell="true" table:display-list="unsorted" table:base-cell-address="Ligand.K5">
          <table:error-message table:message-type="stop" table:display="true"/>
        </table:content-validation>
        <table:content-validation table:name="val15" table:condition="of:cell-content-is-in-list([$'User , Washing,surface, Buffer'.$BC$5:$'User , Washing,surface, Buffer'.$BC$485])" table:allow-empty-cell="true" table:display-list="unsorted" table:base-cell-address="Ligand.D5">
          <table:error-message table:message-type="stop" table:display="true"/>
        </table:content-validation>
        <table:content-validation table:name="val16" table:condition="of:cell-content-is-in-list([$'User , Washing,surface, Buffer'.$BC$5:.$BC$485])" table:allow-empty-cell="true" table:display-list="unsorted" table:base-cell-address="Ligand.D5">
          <table:error-message table:message-type="stop" table:display="true"/>
        </table:content-validation>
        <table:content-validation table:name="val17" table:condition="of:cell-content-is-in-list([$'User , Washing,surface, Buffer'.$G$5:$'User , Washing,surface, Buffer'.$G$500])" table:allow-empty-cell="true" table:display-list="unsorted" table:base-cell-address="Spotting.E5">
          <table:error-message table:message-type="stop" table:display="true"/>
        </table:content-validation>
        <table:content-validation table:name="val18" table:condition="of:cell-content-is-in-list([$'User , Washing,surface, Buffer'.$G$5:.$G$500])" table:allow-empty-cell="true" table:display-list="unsorted" table:base-cell-address="Spotting.E5">
          <table:error-message table:message-type="stop" table:display="true"/>
        </table:content-validation>
        <table:content-validation table:name="val19" table:condition="of:cell-content-is-in-list([$'User , Washing,surface, Buffer'.$BK$5:.$BK$505])" table:allow-empty-cell="true" table:display-list="unsorted" table:base-cell-address="'Influenza db'.E6">
          <table:error-message table:message-type="stop" table:display="true"/>
        </table:content-validation>
        <table:content-validation table:name="val20" table:condition="of:cell-content-is-in-list([$'User , Washing,surface, Buffer'.$H$5:.$H$545])" table:allow-empty-cell="true" table:display-list="unsorted" table:base-cell-address="'Influenza db'.F7">
          <table:error-message table:message-type="stop" table:display="true"/>
        </table:content-validation>
        <table:content-validation table:name="val21" table:condition="of:cell-content-is-in-list([$'User , Washing,surface, Buffer'.$O$5:.$O$143])" table:allow-empty-cell="true" table:display-list="unsorted" table:base-cell-address="Quenching.E7">
          <table:error-message table:message-type="stop" table:display="true"/>
        </table:content-validation>
        <table:content-validation table:name="val22" table:condition="of:cell-content-is-in-list([$'User , Washing,surface, Buffer'.$BG$5:$'User , Washing,surface, Buffer'.$BG$485])" table:allow-empty-cell="true" table:display-list="unsorted" table:base-cell-address="Influenza.C5">
          <table:error-message table:message-type="stop" table:display="true"/>
        </table:content-validation>
        <table:content-validation table:name="val23" table:condition="of:cell-content-is-in-list([$'User , Washing,surface, Buffer'.$BG$5:.$BG$485])" table:allow-empty-cell="true" table:display-list="unsorted" table:base-cell-address="Influenza.C5">
          <table:error-message table:message-type="stop" table:display="true"/>
        </table:content-validation>
        <table:content-validation table:name="val24" table:condition="of:cell-content-is-in-list([$'User , Washing,surface, Buffer'.$W$5:$'User , Washing,surface, Buffer'.$W$198])" table:allow-empty-cell="true" table:display-list="unsorted" table:base-cell-address="Incubating.E5">
          <table:error-message table:message-type="stop" table:display="true"/>
        </table:content-validation>
        <table:content-validation table:name="val25" table:condition="of:cell-content-is-in-list([$'User , Washing,surface, Buffer'.$W$5:.$W$198])" table:allow-empty-cell="true" table:display-list="unsorted" table:base-cell-address="Incubating.E5">
          <table:error-message table:message-type="stop" table:display="true"/>
        </table:content-validation>
        <table:content-validation table:name="val26" table:condition="of:cell-content-is-in-list([$'Peptide db'.$E$6:.$E$964])" table:allow-empty-cell="true" table:display-list="unsorted" table:base-cell-address="Ligand.D1">
          <table:error-message table:message-type="stop" table:display="true"/>
        </table:content-validation>
        <table:content-validation table:name="val27" table:condition="of:cell-content-is-in-list([$'Peptide db'.$F$6:.$F$369])" table:allow-empty-cell="true" table:display-list="unsorted" table:base-cell-address="Spotting.D6">
          <table:error-message table:message-type="stop" table:display="true"/>
        </table:content-validation>
        <table:content-validation table:name="val28" table:condition="of:cell-content-is-in-list([$'User , Washing,surface, Buffer'.$AU$5:.$AU$525])" table:allow-empty-cell="true" table:display-list="unsorted" table:base-cell-address="Spotting.E1">
          <table:error-message table:message-type="stop" table:display="true"/>
        </table:content-validation>
        <table:content-validation table:name="val29" table:condition="of:cell-content-is-in-list([$'User , Washing,surface, Buffer'.$C$5:.$C$33])" table:allow-empty-cell="true" table:display-list="unsorted" table:base-cell-address="Spotting.G6">
          <table:error-message table:message-type="stop" table:display="true"/>
        </table:content-validation>
        <table:content-validation table:name="val30" table:condition="of:cell-content-is-date() and cell-content()&lt;TODAY()+1" table:allow-empty-cell="true" table:base-cell-address="Spotting.H6">
          <table:error-message table:message-type="stop" table:display="true"/>
        </table:content-validation>
        <table:content-validation table:name="val31" table:condition="of:cell-content-is-in-list([$'Influenza db'.$D$6:$'Influenza db'.$D$240])" table:allow-empty-cell="true" table:display-list="unsorted" table:base-cell-address="Influenza.D6">
          <table:error-message table:message-type="stop" table:display="true"/>
        </table:content-validation>
        <table:content-validation table:name="val32" table:condition="of:cell-content-is-in-list([$'User , Washing,surface, Buffer'.$AY$5:$'User , Washing,surface, Buffer'.$AY$96])" table:allow-empty-cell="true" table:display-list="unsorted" table:base-cell-address="Influenza.K6">
          <table:error-message table:message-type="stop" table:display="true"/>
        </table:content-validation>
        <table:content-validation table:name="val33" table:condition="of:cell-content-is-in-list(&quot;yes&quot;;&quot;no&quot;)" table:allow-empty-cell="true" table:display-list="unsorted" table:base-cell-address="Incubating.G1">
          <table:error-message table:message-type="stop" table:display="true"/>
        </table:content-validation>
        <table:content-validation table:name="val34" table:condition="of:cell-content-is-in-list(&quot;Egg&quot;;&quot;Human&quot;)" table:allow-empty-cell="true" table:display-list="unsorted" table:base-cell-address="Procedure.N6">
          <table:error-message table:message-type="stop" table:display="true"/>
        </table:content-validation>
        <table:content-validation table:name="val35" table:condition="of:cell-content-is-date() and cell-content()&lt;TODAY()+1" table:allow-empty-cell="true" table:base-cell-address="Procedure.O6">
          <table:error-message table:message-type="stop" table:display="true"/>
        </table:content-validation>
        <table:content-validation table:name="val36" table:condition="of:cell-content-is-in-list([$'User , Washing,surface, Buffer'.$C$5:.$C$167])" table:allow-empty-cell="true" table:display-list="unsorted" table:base-cell-address="Ligand.M6">
          <table:error-message table:message-type="stop" table:display="true"/>
        </table:content-validation>
        <table:content-validation table:name="val37" table:condition="of:cell-content-is-in-list([$'User , Washing,surface, Buffer'.$BO$5:.$BO$153])" table:allow-empty-cell="true" table:display-list="unsorted" table:base-cell-address="Incubating.F5">
          <table:error-message table:message-type="stop" table:display="true"/>
        </table:content-validation>
      </table:content-validations>
      <table:table table:name="Procedure" table:style-name="ta1">
        <table:table-column table:style-name="co17" table:default-cell-style-name="ce81"/>
        <table:table-column table:style-name="co18" table:default-cell-style-name="ce8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31" table:default-cell-style-name="ce206"/>
        <table:table-column table:style-name="co32" table:default-cell-style-name="ce257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4" table:number-columns-repeated="988" table:default-cell-style-name="Default"/>
        <table:table-row table:style-name="ro1">
          <table:table-cell table:style-name="ce79"/>
          <table:table-cell table:style-name="ce85" table:number-columns-spanned="3" table:number-rows-spanned="1"/>
          <table:covered-table-cell table:number-columns-repeated="2" table:style-name="ce99"/>
          <table:table-cell table:style-name="ce99"/>
          <table:table-cell table:style-name="ce85"/>
          <table:table-cell table:style-name="ce99" table:number-columns-repeated="8"/>
          <table:table-cell table:style-name="ce85"/>
          <table:table-cell table:style-name="ce99"/>
          <table:table-cell table:style-name="ce255"/>
          <table:table-cell table:style-name="ce177" table:number-columns-repeated="1006"/>
        </table:table-row>
        <table:table-row table:style-name="ro2">
          <table:table-cell table:style-name="ce80"/>
          <table:table-cell table:style-name="ce86" office:value-type="string" calcext:value-type="string" table:number-columns-spanned="15" table:number-rows-spanned="2">
            <text:p>Procedure <text:s text:c="4"/></text:p>
          </table:table-cell>
          <table:covered-table-cell table:style-name="ce101"/>
          <table:covered-table-cell table:number-columns-repeated="9" table:style-name="ce126"/>
          <table:covered-table-cell table:number-columns-repeated="3" table:style-name="ce127"/>
          <table:covered-table-cell table:style-name="ce249"/>
          <table:table-cell table:style-name="ce256"/>
          <table:table-cell table:style-name="ce260" table:number-columns-repeated="18"/>
          <table:table-cell table:style-name="ce264" table:number-columns-repeated="988"/>
        </table:table-row>
        <table:table-row table:style-name="ro2">
          <table:table-cell/>
          <table:covered-table-cell table:style-name="ce87"/>
          <table:covered-table-cell table:style-name="ce102"/>
          <table:covered-table-cell table:number-columns-repeated="4" table:style-name="ce127"/>
          <table:covered-table-cell table:number-columns-repeated="5" table:style-name="ce102"/>
          <table:covered-table-cell table:style-name="ce239"/>
          <table:covered-table-cell table:style-name="ce102"/>
          <table:covered-table-cell table:style-name="ce127"/>
          <table:covered-table-cell table:style-name="ce250"/>
          <table:table-cell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04" table:number-columns-repeated="2"/>
          <table:table-cell table:style-name="ce103" table:number-columns-repeated="5"/>
          <table:table-cell table:style-name="ce108"/>
          <table:table-cell table:style-name="ce103"/>
          <table:table-cell table:style-name="ce241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5">
          <table:table-cell table:number-columns-repeated="2"/>
          <table:table-cell table:style-name="ce103"/>
          <table:table-cell table:style-name="ce128" office:value-type="string" calcext:value-type="string" table:number-columns-spanned="3" table:number-rows-spanned="1">
            <text:p>Microarray Detail</text:p>
          </table:table-cell>
          <table:covered-table-cell table:number-columns-repeated="2" table:style-name="ce103"/>
          <table:table-cell table:style-name="ce148"/>
          <table:table-cell table:style-name="ce130"/>
          <table:table-cell table:style-name="ce103" table:number-columns-repeated="2"/>
          <table:table-cell table:style-name="ce128" office:value-type="string" calcext:value-type="string" table:number-columns-spanned="3" table:number-rows-spanned="1">
            <text:p>Microwell Detail</text:p>
          </table:table-cell>
          <table:covered-table-cell table:number-columns-repeated="2" table:style-name="ce103"/>
          <table:table-cell table:style-name="ce103"/>
          <table:table-cell table:style-name="ce241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6">
          <table:table-cell table:number-columns-repeated="2"/>
          <table:table-cell table:style-name="ce103"/>
          <table:table-cell table:style-name="ce109" office:value-type="string" calcext:value-type="string">
            <text:p>Microarray ID</text:p>
          </table:table-cell>
          <table:table-cell table:style-name="ce133" office:value-type="string" calcext:value-type="string" table:number-columns-spanned="2" table:number-rows-spanned="1">
            <text:p>2017-05-19_E5</text:p>
          </table:table-cell>
          <table:covered-table-cell table:style-name="ce168"/>
          <table:table-cell table:style-name="ce148"/>
          <table:table-cell table:style-name="ce130" table:number-columns-repeated="2"/>
          <table:table-cell table:style-name="ce103"/>
          <table:table-cell table:style-name="ce109" office:value-type="string" calcext:value-type="string">
            <text:p>Microwell ID</text:p>
          </table:table-cell>
          <table:table-cell table:style-name="ce230" table:number-columns-spanned="2" table:number-rows-spanned="1"/>
          <table:covered-table-cell table:style-name="ce168"/>
          <table:table-cell table:style-name="ce103"/>
          <table:table-cell table:style-name="ce241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7">
          <table:table-cell table:number-columns-repeated="2"/>
          <table:table-cell table:style-name="ce103"/>
          <table:table-cell table:style-name="ce129" office:value-type="string" calcext:value-type="string">
            <text:p>Batch ID</text:p>
          </table:table-cell>
          <table:table-cell table:style-name="ce145" table:number-columns-spanned="2" table:number-rows-spanned="1"/>
          <table:covered-table-cell table:style-name="ce169"/>
          <table:table-cell table:style-name="ce103"/>
          <table:table-cell table:style-name="ce201" office:value-type="string" calcext:value-type="string" table:number-columns-spanned="2" table:number-rows-spanned="1">
            <text:p>or</text:p>
          </table:table-cell>
          <table:covered-table-cell table:style-name="ce210"/>
          <table:table-cell table:style-name="ce103"/>
          <table:table-cell table:style-name="ce129" office:value-type="string" calcext:value-type="string">
            <text:p>Charge</text:p>
          </table:table-cell>
          <table:table-cell table:style-name="ce231" table:number-columns-spanned="2" table:number-rows-spanned="1"/>
          <table:covered-table-cell table:style-name="ce169"/>
          <table:table-cell table:style-name="ce103"/>
          <table:table-cell table:style-name="ce241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03"/>
          <table:table-cell table:style-name="ce110" office:value-type="string" calcext:value-type="string">
            <text:p>Surface substance</text:p>
          </table:table-cell>
          <table:table-cell table:style-name="ce146" table:content-validation-name="val8" table:number-columns-spanned="2" table:number-rows-spanned="1"/>
          <table:covered-table-cell table:style-name="ce169"/>
          <table:table-cell table:style-name="ce148"/>
          <table:table-cell table:style-name="ce130"/>
          <table:table-cell table:style-name="ce103" table:number-columns-repeated="2"/>
          <table:table-cell table:style-name="ce110" office:value-type="string" calcext:value-type="string">
            <text:p>Surface Substance</text:p>
          </table:table-cell>
          <table:table-cell table:style-name="ce146" table:content-validation-name="val13" table:number-columns-spanned="2" table:number-rows-spanned="1"/>
          <table:covered-table-cell table:style-name="ce169"/>
          <table:table-cell table:style-name="ce103"/>
          <table:table-cell table:style-name="ce241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03"/>
          <table:table-cell table:style-name="ce112" office:value-type="string" calcext:value-type="string">
            <text:p>manufacturer</text:p>
          </table:table-cell>
          <table:table-cell table:style-name="ce147" table:content-validation-name="val9" table:number-columns-spanned="2" table:number-rows-spanned="1"/>
          <table:covered-table-cell table:style-name="ce170"/>
          <table:table-cell table:style-name="ce148"/>
          <table:table-cell table:style-name="ce130"/>
          <table:table-cell table:style-name="ce103" table:number-columns-repeated="2"/>
          <table:table-cell table:style-name="ce119" office:value-type="string" calcext:value-type="string">
            <text:p>manufacturer</text:p>
          </table:table-cell>
          <table:table-cell table:style-name="ce147" table:content-validation-name="val9" table:number-columns-spanned="2" table:number-rows-spanned="1"/>
          <table:covered-table-cell table:style-name="ce170"/>
          <table:table-cell table:style-name="ce103"/>
          <table:table-cell table:style-name="ce241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04"/>
          <table:table-cell table:style-name="ce130" table:content-validation-name="val2" table:number-columns-spanned="2" table:number-rows-spanned="1"/>
          <table:covered-table-cell table:style-name="ce148"/>
          <table:table-cell table:style-name="ce148"/>
          <table:table-cell table:style-name="ce130"/>
          <table:table-cell table:style-name="ce103"/>
          <table:table-cell table:style-name="ce104" table:number-columns-repeated="2"/>
          <table:table-cell table:style-name="ce103" table:number-columns-repeated="4"/>
          <table:table-cell table:style-name="ce241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/>
          <table:table-cell table:style-name="ce90"/>
          <table:table-cell table:style-name="ce105"/>
          <table:table-cell table:style-name="ce131" table:content-validation-name="val2" table:number-columns-spanned="2" table:number-rows-spanned="1"/>
          <table:covered-table-cell table:style-name="ce149"/>
          <table:table-cell table:style-name="ce149"/>
          <table:table-cell table:style-name="ce131"/>
          <table:table-cell table:style-name="ce116" table:number-columns-repeated="7"/>
          <table:table-cell table:style-name="ce242"/>
          <table:table-cell table:style-name="ce251"/>
          <table:table-cell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/>
          <table:table-cell table:style-name="ce91"/>
          <table:table-cell table:style-name="ce106"/>
          <table:table-cell table:style-name="ce117" table:content-validation-name="val1"/>
          <table:table-cell table:style-name="ce150" table:number-columns-repeated="2"/>
          <table:table-cell table:style-name="ce190"/>
          <table:table-cell table:style-name="ce93" table:number-columns-repeated="6"/>
          <table:table-cell table:style-name="ce117"/>
          <table:table-cell table:style-name="ce91"/>
          <table:table-cell table:style-name="ce93"/>
          <table:table-cell/>
          <table:table-cell table:style-name="ce262" table:number-columns-repeated="18"/>
          <table:table-cell table:style-name="ce177" table:number-columns-repeated="988"/>
        </table:table-row>
        <table:table-row table:style-name="ro8">
          <table:table-cell/>
          <table:table-cell table:style-name="ce92" office:value-type="string" calcext:value-type="string" table:number-columns-spanned="3" table:number-rows-spanned="1">
            <text:p><text:s text:c="2"/>1. Spotting / Immobilisation</text:p>
          </table:table-cell>
          <table:covered-table-cell table:style-name="ce107"/>
          <table:covered-table-cell table:style-name="ce132"/>
          <table:table-cell table:style-name="ce151" table:number-columns-repeated="3"/>
          <table:table-cell table:style-name="ce205"/>
          <table:table-cell table:style-name="ce93"/>
          <table:table-cell table:style-name="ce213" table:number-columns-spanned="3" table:number-rows-spanned="1"/>
          <table:covered-table-cell table:style-name="ce221"/>
          <table:covered-table-cell table:style-name="ce151"/>
          <table:table-cell table:style-name="ce151" table:number-columns-repeated="3"/>
          <table:table-cell table:style-name="ce205"/>
          <table:table-cell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6"/>
          <table:table-cell table:style-name="ce93"/>
          <table:table-cell table:style-name="ce214"/>
          <table:table-cell table:style-name="ce222" office:value-type="string" calcext:value-type="string">
            <text:p>Spotting Method</text:p>
          </table:table-cell>
          <table:table-cell table:style-name="ce232" table:formula="of:=VLOOKUP([.D15];[Spotting.C6:.D39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2"/>
          <table:covered-table-cell table:style-name="ce191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09" office:value-type="string" calcext:value-type="string">
            <text:p>Spotting ID</text:p>
          </table:table-cell>
          <table:table-cell table:style-name="ce133" table:content-validation-name="val3" table:number-columns-spanned="4" table:number-rows-spanned="1"/>
          <table:covered-table-cell table:number-columns-repeated="2" table:style-name="ce152"/>
          <table:covered-table-cell table:style-name="ce191"/>
          <table:table-cell table:style-name="ce207"/>
          <table:table-cell table:style-name="ce93"/>
          <table:table-cell table:style-name="ce214"/>
          <table:table-cell table:style-name="ce224" office:value-type="string" calcext:value-type="string">
            <text:p>Washing S ID</text:p>
          </table:table-cell>
          <table:table-cell table:style-name="ce233" table:formula="of:=VLOOKUP([.D15];[Spotting.C6:.E40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97"/>
          <table:covered-table-cell table:style-name="ce134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153" table:content-validation-name="val10"/>
          <table:covered-table-cell table:style-name="ce172"/>
          <table:covered-table-cell table:style-name="ce192"/>
          <table:table-cell table:style-name="ce207"/>
          <table:table-cell table:style-name="ce93"/>
          <table:table-cell table:style-name="ce214"/>
          <table:table-cell table:style-name="ce225" office:value-type="string" calcext:value-type="string" table:number-columns-spanned="1" table:number-rows-spanned="5">
            <text:p>Comment</text:p>
          </table:table-cell>
          <table:table-cell table:style-name="ce234" table:formula="of:=VLOOKUP([.D15];[Spotting.C6:.I40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5"/>
          <table:covered-table-cell table:style-name="ce243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11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3" table:content-validation-name="val10"/>
          <table:covered-table-cell table:style-name="ce172"/>
          <table:covered-table-cell table:style-name="ce192"/>
          <table:table-cell table:style-name="ce206"/>
          <table:table-cell table:style-name="ce106"/>
          <table:table-cell table:style-name="ce215"/>
          <table:covered-table-cell table:style-name="ce226"/>
          <table:covered-table-cell table:number-columns-repeated="3" table:style-name="ce235"/>
          <table:covered-table-cell table:style-name="ce243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12" office:value-type="string" calcext:value-type="string">
            <text:p>Temperature</text:p>
          </table:table-cell>
          <table:table-cell table:style-name="ce135" table:number-columns-spanned="4" table:number-rows-spanned="1"/>
          <table:covered-table-cell table:style-name="ce154" table:content-validation-name="val10"/>
          <table:covered-table-cell table:style-name="ce174"/>
          <table:covered-table-cell table:style-name="ce193"/>
          <table:table-cell table:style-name="ce206"/>
          <table:table-cell table:style-name="ce106"/>
          <table:table-cell table:style-name="ce215"/>
          <table:covered-table-cell table:style-name="ce226"/>
          <table:covered-table-cell table:number-columns-repeated="3" table:style-name="ce235"/>
          <table:covered-table-cell table:style-name="ce243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5"/>
          <table:table-cell table:style-name="ce108"/>
          <table:table-cell table:style-name="ce206"/>
          <table:table-cell table:style-name="ce106"/>
          <table:table-cell table:style-name="ce215"/>
          <table:covered-table-cell table:style-name="ce226"/>
          <table:covered-table-cell table:number-columns-repeated="3" table:style-name="ce235"/>
          <table:covered-table-cell table:style-name="ce243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5" table:content-validation-name="val1"/>
          <table:table-cell table:style-name="ce206"/>
          <table:table-cell table:style-name="ce190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9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57" table:number-columns-spanned="3" table:number-rows-spanned="1"/>
          <table:covered-table-cell table:style-name="ce176"/>
          <table:covered-table-cell table:style-name="ce103"/>
          <table:table-cell table:style-name="ce206"/>
          <table:table-cell table:style-name="ce190"/>
          <table:table-cell table:style-name="ce216"/>
          <table:table-cell table:style-name="ce228" table:number-columns-repeated="4"/>
          <table:table-cell table:style-name="ce245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9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58" table:content-validation-name="val11" table:number-columns-spanned="3" table:number-rows-spanned="1"/>
          <table:covered-table-cell table:style-name="ce108"/>
          <table:covered-table-cell table:style-name="ce148"/>
          <table:table-cell table:style-name="ce207"/>
          <table:table-cell table:style-name="ce190"/>
          <table:table-cell table:style-name="ce216"/>
          <table:table-cell table:style-name="ce130" table:number-columns-repeated="5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/>
          <table:table-cell table:style-name="ce90"/>
          <table:table-cell table:style-name="ce116" table:number-columns-repeated="4"/>
          <table:table-cell table:style-name="ce149"/>
          <table:table-cell table:style-name="ce208"/>
          <table:table-cell table:style-name="ce190"/>
          <table:table-cell table:style-name="ce217"/>
          <table:table-cell table:style-name="ce131" table:number-columns-repeated="5"/>
          <table:table-cell table:style-name="ce251"/>
          <table:table-cell/>
          <table:table-cell table:style-name="ce262" table:number-columns-repeated="18"/>
          <table:table-cell table:style-name="ce177" table:number-columns-repeated="988"/>
        </table:table-row>
        <table:table-row table:style-name="ro10">
          <table:table-cell/>
          <table:table-cell table:style-name="ce93"/>
          <table:table-cell table:style-name="ce117" table:number-columns-repeated="3"/>
          <table:table-cell table:style-name="ce117" table:content-validation-name="val1"/>
          <table:table-cell table:style-name="ce190" table:content-validation-name="val1" table:number-columns-repeated="8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2" table:number-columns-repeated="18"/>
          <table:table-cell table:style-name="ce177" table:number-columns-repeated="988"/>
        </table:table-row>
        <table:table-row table:style-name="ro11">
          <table:table-cell/>
          <table:table-cell table:style-name="ce92" office:value-type="string" calcext:value-type="string" table:number-columns-spanned="3" table:number-rows-spanned="1">
            <text:p><text:s text:c="2"/>2. Quenching <text:s text:c="19"/></text:p>
          </table:table-cell>
          <table:covered-table-cell table:style-name="ce107"/>
          <table:covered-table-cell table:style-name="ce132"/>
          <table:table-cell table:style-name="ce151" table:number-columns-repeated="3"/>
          <table:table-cell table:style-name="ce205"/>
          <table:table-cell table:style-name="ce93"/>
          <table:table-cell table:style-name="ce218"/>
          <table:table-cell table:style-name="ce151" table:number-columns-repeated="5"/>
          <table:table-cell table:style-name="ce205"/>
          <table:table-cell table:number-columns-repeated="1007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6"/>
          <table:table-cell table:style-name="ce117"/>
          <table:table-cell table:style-name="ce214"/>
          <table:table-cell table:style-name="ce222" office:value-type="string" calcext:value-type="string">
            <text:p>Quenching Method</text:p>
          </table:table-cell>
          <table:table-cell table:style-name="ce232" table:formula="of:=VLOOKUP([.D27];[Quenching.C5:.D53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1"/>
          <table:covered-table-cell table:style-name="ce205"/>
          <table:table-cell table:number-columns-repeated="1008"/>
        </table:table-row>
        <table:table-row table:style-name="ro7">
          <table:table-cell table:number-columns-repeated="2"/>
          <table:table-cell table:style-name="ce118" office:value-type="string" calcext:value-type="string">
            <text:p>Queching ID</text:p>
          </table:table-cell>
          <table:table-cell table:style-name="ce139" table:content-validation-name="val6" table:number-columns-spanned="4" table:number-rows-spanned="1"/>
          <table:covered-table-cell table:number-columns-repeated="3" table:style-name="ce103"/>
          <table:table-cell table:style-name="ce206"/>
          <table:table-cell table:style-name="ce117"/>
          <table:table-cell table:style-name="ce214"/>
          <table:table-cell table:style-name="ce224" office:value-type="string" calcext:value-type="string">
            <text:p>Washing_Q_ID</text:p>
          </table:table-cell>
          <table:table-cell table:style-name="ce233" table:formula="of:=VLOOKUP([.D27];[Quenching.C6:.E54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77"/>
          <table:covered-table-cell table:style-name="ce246"/>
          <table:table-cell table:number-columns-repeated="1008"/>
        </table:table-row>
        <table:table-row table:style-name="ro12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table:number-columns-spanned="4" table:number-rows-spanned="1"/>
          <table:covered-table-cell table:style-name="ce153" table:content-validation-name="val10"/>
          <table:covered-table-cell table:style-name="ce172"/>
          <table:covered-table-cell table:style-name="ce192"/>
          <table:table-cell table:style-name="ce207"/>
          <table:table-cell table:style-name="ce93"/>
          <table:table-cell table:style-name="ce214"/>
          <table:table-cell table:style-name="ce225" office:value-type="string" calcext:value-type="string" table:number-columns-spanned="1" table:number-rows-spanned="5">
            <text:p>Comment</text:p>
          </table:table-cell>
          <table:table-cell table:style-name="ce234" table:formula="of:=VLOOKUP([.D27];[Quenching.C6:.I52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5"/>
          <table:covered-table-cell table:style-name="ce243"/>
          <table:table-cell table:number-columns-repeated="1008"/>
        </table:table-row>
        <table:table-row table:style-name="ro2">
          <table:table-cell table:number-columns-repeated="2"/>
          <table:table-cell table:style-name="ce110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3" table:content-validation-name="val10"/>
          <table:covered-table-cell table:style-name="ce172"/>
          <table:covered-table-cell table:style-name="ce192"/>
          <table:table-cell table:style-name="ce206"/>
          <table:table-cell table:style-name="ce106"/>
          <table:table-cell table:style-name="ce215"/>
          <table:covered-table-cell table:style-name="ce226"/>
          <table:covered-table-cell table:number-columns-repeated="3" table:style-name="ce235"/>
          <table:covered-table-cell table:style-name="ce243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12" office:value-type="string" calcext:value-type="string">
            <text:p>Temperature [°C]</text:p>
          </table:table-cell>
          <table:table-cell table:style-name="ce135" table:number-columns-spanned="4" table:number-rows-spanned="1"/>
          <table:covered-table-cell table:style-name="ce154" table:content-validation-name="val10"/>
          <table:covered-table-cell table:style-name="ce174"/>
          <table:covered-table-cell table:style-name="ce193"/>
          <table:table-cell table:style-name="ce206"/>
          <table:table-cell table:style-name="ce106"/>
          <table:table-cell table:style-name="ce215"/>
          <table:covered-table-cell table:style-name="ce226"/>
          <table:covered-table-cell table:number-columns-repeated="3" table:style-name="ce235"/>
          <table:covered-table-cell table:style-name="ce243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5"/>
          <table:table-cell table:style-name="ce108"/>
          <table:table-cell table:style-name="ce206"/>
          <table:table-cell table:style-name="ce106"/>
          <table:table-cell table:style-name="ce215"/>
          <table:covered-table-cell table:style-name="ce226"/>
          <table:covered-table-cell table:number-columns-repeated="3" table:style-name="ce235"/>
          <table:covered-table-cell table:style-name="ce243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5" table:content-validation-name="val1"/>
          <table:table-cell table:style-name="ce206"/>
          <table:table-cell table:style-name="ce190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9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63" office:value-type="string" calcext:value-type="string" table:number-columns-spanned="3" table:number-rows-spanned="1">
            <text:p/>
          </table:table-cell>
          <table:covered-table-cell table:style-name="ce176"/>
          <table:covered-table-cell table:style-name="ce103"/>
          <table:table-cell table:style-name="ce206"/>
          <table:table-cell table:style-name="ce190"/>
          <table:table-cell table:style-name="ce216"/>
          <table:table-cell table:style-name="ce103" table:number-columns-repeated="4"/>
          <table:table-cell table:style-name="ce130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9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65" table:content-validation-name="val11" office:value-type="string" calcext:value-type="string" table:number-columns-spanned="3" table:number-rows-spanned="1">
            <text:p/>
          </table:table-cell>
          <table:covered-table-cell table:style-name="ce108"/>
          <table:covered-table-cell table:style-name="ce148"/>
          <table:table-cell table:style-name="ce207"/>
          <table:table-cell table:style-name="ce190"/>
          <table:table-cell table:style-name="ce216"/>
          <table:table-cell table:style-name="ce130" table:number-columns-repeated="5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13">
          <table:table-cell/>
          <table:table-cell table:style-name="ce90"/>
          <table:table-cell table:style-name="ce116" table:number-columns-repeated="4"/>
          <table:table-cell table:style-name="ce149"/>
          <table:table-cell table:style-name="ce208"/>
          <table:table-cell table:style-name="ce190"/>
          <table:table-cell table:style-name="ce217"/>
          <table:table-cell table:style-name="ce131" table:number-columns-repeated="5"/>
          <table:table-cell table:style-name="ce251"/>
          <table:table-cell/>
          <table:table-cell table:style-name="ce262"/>
          <table:table-cell/>
          <table:table-cell table:style-name="ce263"/>
          <table:table-cell table:number-columns-repeated="1003"/>
        </table:table-row>
        <table:table-row table:style-name="ro2">
          <table:table-cell/>
          <table:table-cell table:style-name="ce93"/>
          <table:table-cell table:style-name="ce117" table:number-columns-repeated="3"/>
          <table:table-cell table:style-name="ce117" table:content-validation-name="val1"/>
          <table:table-cell table:style-name="ce190" table:content-validation-name="val1" table:number-columns-repeated="2"/>
          <table:table-cell table:style-name="ce190"/>
          <table:table-cell table:style-name="ce190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2"/>
          <table:table-cell/>
          <table:table-cell table:style-name="ce263"/>
          <table:table-cell table:number-columns-repeated="1003"/>
        </table:table-row>
        <table:table-row table:style-name="ro8">
          <table:table-cell/>
          <table:table-cell table:style-name="ce92" office:value-type="string" calcext:value-type="string" table:number-columns-spanned="3" table:number-rows-spanned="1">
            <text:p><text:s text:c="2"/>3. Incubating Analyt</text:p>
          </table:table-cell>
          <table:covered-table-cell table:style-name="ce107"/>
          <table:covered-table-cell table:style-name="ce132"/>
          <table:table-cell table:style-name="ce151" table:number-columns-repeated="3"/>
          <table:table-cell table:style-name="ce205"/>
          <table:table-cell table:style-name="ce190"/>
          <table:table-cell table:style-name="ce218"/>
          <table:table-cell table:style-name="ce151" table:number-columns-repeated="5"/>
          <table:table-cell table:style-name="ce205"/>
          <table:table-cell table:number-columns-repeated="3"/>
          <table:table-cell table:style-name="ce263"/>
          <table:table-cell table:number-columns-repeated="1003"/>
        </table:table-row>
        <table:table-row table:style-name="ro2">
          <table:table-cell table:number-columns-repeated="2"/>
          <table:table-cell table:style-name="ce108"/>
          <table:table-cell table:style-name="ce103" table:number-columns-repeated="4"/>
          <table:table-cell table:style-name="ce206"/>
          <table:table-cell table:style-name="ce190"/>
          <table:table-cell table:style-name="ce214"/>
          <table:table-cell table:style-name="ce229" office:value-type="string" calcext:value-type="string">
            <text:p>Incubating method</text:p>
          </table:table-cell>
          <table:table-cell table:style-name="ce237" table:formula="of:=VLOOKUP([.D39];[Incubating.C5:.F47];2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51"/>
          <table:covered-table-cell table:style-name="ce205"/>
          <table:table-cell/>
          <table:table-cell table:style-name="ce258"/>
          <table:table-cell table:number-columns-repeated="1006"/>
        </table:table-row>
        <table:table-row table:style-name="ro2">
          <table:table-cell table:number-columns-repeated="2"/>
          <table:table-cell table:style-name="ce118" office:value-type="string" calcext:value-type="string">
            <text:p>Incubating ID</text:p>
          </table:table-cell>
          <table:table-cell table:style-name="ce139" table:content-validation-name="val7" table:number-columns-spanned="4" table:number-rows-spanned="1"/>
          <table:covered-table-cell table:number-columns-repeated="3" table:style-name="ce103"/>
          <table:table-cell table:style-name="ce206"/>
          <table:table-cell table:style-name="ce190"/>
          <table:table-cell table:style-name="ce214"/>
          <table:table-cell table:style-name="ce224" office:value-type="string" calcext:value-type="string">
            <text:p>Washing_I_ID</text:p>
          </table:table-cell>
          <table:table-cell table:style-name="ce233" table:formula="of:=VLOOKUP([.D39];[Incubating.C5:.E66];3;0)" office:value-type="string" office:string-value="" calcext:value-type="error" table:number-columns-spanned="4" table:number-rows-spanned="1">
            <text:p>#N/A</text:p>
          </table:table-cell>
          <table:covered-table-cell table:number-columns-repeated="2" table:style-name="ce177"/>
          <table:covered-table-cell table:style-name="ce246"/>
          <table:table-cell table:number-columns-repeated="1008"/>
        </table:table-row>
        <table:table-row table:style-name="ro14">
          <table:table-cell table:number-columns-repeated="2"/>
          <table:table-cell table:style-name="ce110" office:value-type="string" calcext:value-type="string">
            <text:p>User</text:p>
          </table:table-cell>
          <table:table-cell table:style-name="ce134" table:content-validation-name="val4" office:value-type="string" calcext:value-type="string" table:number-columns-spanned="4" table:number-rows-spanned="1">
            <text:p>Marc Hovestädt</text:p>
          </table:table-cell>
          <table:covered-table-cell table:style-name="ce153" table:content-validation-name="val10"/>
          <table:covered-table-cell table:style-name="ce172"/>
          <table:covered-table-cell table:style-name="ce192"/>
          <table:table-cell table:style-name="ce207"/>
          <table:table-cell table:style-name="ce190" table:content-validation-name="val1"/>
          <table:table-cell table:style-name="ce214"/>
          <table:table-cell table:style-name="ce225" office:value-type="string" calcext:value-type="string" table:number-columns-spanned="1" table:number-rows-spanned="5">
            <text:p>Comment</text:p>
          </table:table-cell>
          <table:table-cell table:style-name="ce234" table:formula="of:=VLOOKUP([.D39];[Incubating.C5:.G64];4;0)" office:value-type="string" office:string-value="" calcext:value-type="error" table:number-columns-spanned="4" table:number-rows-spanned="5">
            <text:p>#N/A</text:p>
          </table:table-cell>
          <table:covered-table-cell table:number-columns-repeated="2" table:style-name="ce235"/>
          <table:covered-table-cell table:style-name="ce243"/>
          <table:table-cell table:number-columns-repeated="1008"/>
        </table:table-row>
        <table:table-row table:style-name="ro2">
          <table:table-cell table:number-columns-repeated="2"/>
          <table:table-cell table:style-name="ce111" office:value-type="string" calcext:value-type="string">
            <text:p>Humidity [%]</text:p>
          </table:table-cell>
          <table:table-cell table:style-name="ce134" table:number-columns-spanned="4" table:number-rows-spanned="1"/>
          <table:covered-table-cell table:style-name="ce153" table:content-validation-name="val10"/>
          <table:covered-table-cell table:style-name="ce172"/>
          <table:covered-table-cell table:style-name="ce192"/>
          <table:table-cell table:style-name="ce206"/>
          <table:table-cell table:style-name="ce93"/>
          <table:table-cell table:style-name="ce215"/>
          <table:covered-table-cell table:style-name="ce226"/>
          <table:covered-table-cell table:number-columns-repeated="3" table:style-name="ce235"/>
          <table:covered-table-cell table:style-name="ce243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19" office:value-type="string" calcext:value-type="string">
            <text:p>Temperature [°C]</text:p>
          </table:table-cell>
          <table:table-cell table:style-name="ce135" table:number-columns-spanned="4" table:number-rows-spanned="1"/>
          <table:covered-table-cell table:style-name="ce154" table:content-validation-name="val10"/>
          <table:covered-table-cell table:style-name="ce174"/>
          <table:covered-table-cell table:style-name="ce193"/>
          <table:table-cell table:style-name="ce206"/>
          <table:table-cell table:style-name="ce117"/>
          <table:table-cell table:style-name="ce215"/>
          <table:covered-table-cell table:style-name="ce226"/>
          <table:covered-table-cell table:number-columns-repeated="3" table:style-name="ce235"/>
          <table:covered-table-cell table:style-name="ce243"/>
          <table:table-cell table:number-columns-repeated="2"/>
          <table:table-cell table:style-name="ce262" table:number-columns-repeated="18"/>
          <table:table-cell table:style-name="ce177" table:number-columns-repeated="988"/>
        </table:table-row>
        <table:table-row table:style-name="ro2">
          <table:table-cell table:number-columns-repeated="2"/>
          <table:table-cell table:style-name="ce103" table:number-columns-repeated="3"/>
          <table:table-cell table:style-name="ce175"/>
          <table:table-cell table:style-name="ce108"/>
          <table:table-cell table:style-name="ce206"/>
          <table:table-cell table:style-name="ce117"/>
          <table:table-cell table:style-name="ce215"/>
          <table:covered-table-cell table:style-name="ce226"/>
          <table:covered-table-cell table:number-columns-repeated="3" table:style-name="ce235"/>
          <table:covered-table-cell table:style-name="ce243"/>
          <table:table-cell/>
          <table:table-cell table:content-validation-name="val1"/>
          <table:table-cell table:number-columns-repeated="1006"/>
        </table:table-row>
        <table:table-row table:style-name="ro2">
          <table:table-cell table:number-columns-repeated="2"/>
          <table:table-cell table:style-name="ce113" office:value-type="string" calcext:value-type="string">
            <text:p>Incubation</text:p>
          </table:table-cell>
          <table:table-cell table:style-name="ce136" table:content-validation-name="val1" office:value-type="string" calcext:value-type="string">
            <text:p>Date</text:p>
          </table:table-cell>
          <table:table-cell table:style-name="ce155" table:content-validation-name="val1" office:value-type="string" calcext:value-type="string" table:number-columns-spanned="3" table:number-rows-spanned="1">
            <text:p>Time</text:p>
          </table:table-cell>
          <table:covered-table-cell table:number-columns-repeated="2" table:style-name="ce175" table:content-validation-name="val1"/>
          <table:table-cell table:style-name="ce206"/>
          <table:table-cell table:style-name="ce93"/>
          <table:table-cell table:style-name="ce216"/>
          <table:covered-table-cell table:style-name="ce227"/>
          <table:covered-table-cell table:number-columns-repeated="3" table:style-name="ce236"/>
          <table:covered-table-cell table:style-name="ce244"/>
          <table:table-cell/>
          <table:table-cell table:content-validation-name="val1"/>
          <table:table-cell table:number-columns-repeated="1006"/>
        </table:table-row>
        <table:table-row table:style-name="ro9">
          <table:table-cell table:number-columns-repeated="2"/>
          <table:table-cell table:style-name="ce114" office:value-type="string" calcext:value-type="string">
            <text:p>Starting</text:p>
          </table:table-cell>
          <table:table-cell table:style-name="ce137" table:content-validation-name="val5" office:value-type="string" calcext:value-type="string">
            <text:p/>
          </table:table-cell>
          <table:table-cell table:style-name="ce157" table:number-columns-spanned="3" table:number-rows-spanned="1"/>
          <table:covered-table-cell table:style-name="ce176"/>
          <table:covered-table-cell table:style-name="ce103"/>
          <table:table-cell table:style-name="ce206"/>
          <table:table-cell table:style-name="ce106"/>
          <table:table-cell table:style-name="ce216"/>
          <table:table-cell table:style-name="ce103" table:number-columns-repeated="4"/>
          <table:table-cell table:style-name="ce130"/>
          <table:table-cell/>
          <table:table-cell table:content-validation-name="val1"/>
          <table:table-cell table:number-columns-repeated="1006"/>
        </table:table-row>
        <table:table-row table:style-name="ro9">
          <table:table-cell table:number-columns-repeated="2"/>
          <table:table-cell table:style-name="ce115" office:value-type="string" calcext:value-type="string">
            <text:p>Finishing</text:p>
          </table:table-cell>
          <table:table-cell table:style-name="ce138" office:value-type="string" calcext:value-type="string">
            <text:p/>
          </table:table-cell>
          <table:table-cell table:style-name="ce158" table:content-validation-name="val11" table:number-columns-spanned="3" table:number-rows-spanned="1"/>
          <table:covered-table-cell table:style-name="ce108"/>
          <table:covered-table-cell table:style-name="ce148"/>
          <table:table-cell table:style-name="ce207"/>
          <table:table-cell table:style-name="ce106"/>
          <table:table-cell table:style-name="ce216"/>
          <table:table-cell table:style-name="ce130" table:number-columns-repeated="5"/>
          <table:table-cell/>
          <table:table-cell table:content-validation-name="val1"/>
          <table:table-cell table:number-columns-repeated="1006"/>
        </table:table-row>
        <table:table-row table:style-name="ro13">
          <table:table-cell/>
          <table:table-cell table:style-name="ce90"/>
          <table:table-cell table:style-name="ce116" table:number-columns-repeated="4"/>
          <table:table-cell table:style-name="ce149"/>
          <table:table-cell table:style-name="ce208"/>
          <table:table-cell table:style-name="ce190"/>
          <table:table-cell table:style-name="ce217"/>
          <table:table-cell table:style-name="ce131" table:number-columns-repeated="5"/>
          <table:table-cell table:style-name="ce251"/>
          <table:table-cell/>
          <table:table-cell table:style-name="ce262"/>
          <table:table-cell/>
          <table:table-cell table:style-name="ce263"/>
          <table:table-cell table:number-columns-repeated="1003"/>
        </table:table-row>
        <table:table-row table:style-name="ro15">
          <table:table-cell/>
          <table:table-cell table:style-name="ce93"/>
          <table:table-cell table:style-name="ce117" table:number-columns-repeated="3"/>
          <table:table-cell table:style-name="ce177" table:content-validation-name="val1"/>
          <table:table-cell table:style-name="ce190" table:content-validation-name="val1" table:number-columns-repeated="2"/>
          <table:table-cell table:style-name="ce190"/>
          <table:table-cell table:style-name="ce190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2"/>
          <table:table-cell/>
          <table:table-cell table:style-name="ce263"/>
          <table:table-cell table:number-columns-repeated="1003"/>
        </table:table-row>
        <table:table-row table:style-name="ro2">
          <table:table-cell/>
          <table:table-cell table:style-name="ce93"/>
          <table:table-cell table:style-name="ce117" table:number-columns-repeated="3"/>
          <table:table-cell table:style-name="ce179" table:content-validation-name="val1"/>
          <table:table-cell table:style-name="ce190" table:content-validation-name="val1" table:number-columns-repeated="2"/>
          <table:table-cell table:style-name="ce190"/>
          <table:table-cell table:style-name="ce190" table:content-validation-name="val1" table:number-columns-repeated="5"/>
          <table:table-cell table:style-name="ce106" table:content-validation-name="val1"/>
          <table:table-cell table:style-name="ce117" table:content-validation-name="val1"/>
          <table:table-cell table:content-validation-name="val1"/>
          <table:table-cell table:style-name="ce262"/>
          <table:table-cell/>
          <table:table-cell table:style-name="ce263"/>
          <table:table-cell table:number-columns-repeated="1003"/>
        </table:table-row>
        <table:table-row table:style-name="ro16">
          <table:table-cell/>
          <table:table-cell table:style-name="ce94" office:value-type="string" calcext:value-type="string" table:number-columns-spanned="1" table:number-rows-spanned="2">
            <text:p>#</text:p>
          </table:table-cell>
          <table:table-cell table:style-name="ce120" office:value-type="string" calcext:value-type="string" table:number-columns-spanned="2" table:number-rows-spanned="2">
            <text:p>Data id</text:p>
          </table:table-cell>
          <table:covered-table-cell table:style-name="ce140"/>
          <table:table-cell table:style-name="ce166" office:value-type="string" calcext:value-type="string" table:number-columns-spanned="2" table:number-rows-spanned="2">
            <text:p>When</text:p>
          </table:table-cell>
          <table:covered-table-cell table:style-name="ce182"/>
          <table:table-cell table:style-name="ce194" office:value-type="string" calcext:value-type="string" table:number-columns-spanned="3" table:number-rows-spanned="2">
            <text:p>Replicat</text:p>
          </table:table-cell>
          <table:covered-table-cell table:number-columns-repeated="2" table:style-name="ce94"/>
          <table:table-cell table:style-name="ce219" office:value-type="string" calcext:value-type="string" table:number-columns-spanned="7" table:number-rows-spanned="2">
            <text:p>Comment</text:p>
          </table:table-cell>
          <table:covered-table-cell table:style-name="ce140"/>
          <table:covered-table-cell table:style-name="ce238"/>
          <table:covered-table-cell table:style-name="ce166"/>
          <table:covered-table-cell table:number-columns-repeated="2" table:style-name="ce140"/>
          <table:covered-table-cell table:style-name="ce252"/>
          <table:table-cell table:number-columns-repeated="1007"/>
        </table:table-row>
        <table:table-row table:style-name="ro2">
          <table:table-cell/>
          <table:covered-table-cell table:style-name="ce95"/>
          <table:covered-table-cell table:number-columns-repeated="3" table:style-name="ce121"/>
          <table:covered-table-cell table:style-name="ce184"/>
          <table:covered-table-cell table:number-columns-repeated="9" table:style-name="ce121"/>
          <table:covered-table-cell table:style-name="ce253"/>
          <table:table-cell table:number-columns-repeated="2"/>
          <table:table-cell table:style-name="ce262" table:number-columns-repeated="17"/>
          <table:table-cell table:style-name="ce177" table:number-columns-repeated="988"/>
        </table:table-row>
        <table:table-row table:style-name="ro2">
          <table:table-cell table:style-name="ce82"/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22" office:value-type="string" calcext:value-type="string" table:number-columns-spanned="2" table:number-rows-spanned="2">
            <text:p>2017-05-19_E5_X31</text:p>
          </table:table-cell>
          <table:covered-table-cell table:style-name="ce141"/>
          <table:table-cell table:style-name="ce167" table:content-validation-name="val12" office:value-type="string" calcext:value-type="string" table:number-columns-spanned="2" table:number-rows-spanned="2">
            <text:p>3. dry</text:p>
          </table:table-cell>
          <table:covered-table-cell table:style-name="ce186" table:content-validation-name="val12"/>
          <table:table-cell table:style-name="ce196" table:content-validation-name="val1" office:value-type="float" office:value="1" calcext:value-type="float" table:number-columns-spanned="3" table:number-rows-spanned="2">
            <text:p>1</text:p>
          </table:table-cell>
          <table:covered-table-cell table:style-name="ce209" table:content-validation-name="val1"/>
          <table:covered-table-cell table:style-name="ce212"/>
          <table:table-cell table:style-name="ce220" table:content-validation-name="val1" office:value-type="string" calcext:value-type="string" table:number-columns-spanned="7" table:number-rows-spanned="2">
            <text:p>some meta data missing</text:p>
          </table:table-cell>
          <table:covered-table-cell table:number-columns-repeated="4" table:style-name="ce212" table:content-validation-name="val1"/>
          <table:covered-table-cell table:style-name="ce247" table:content-validation-name="val1"/>
          <table:covered-table-cell table:style-name="ce254" table:content-validation-name="val1"/>
          <table:table-cell table:number-columns-repeated="2"/>
          <table:table-cell table:style-name="ce262" table:number-columns-repeated="17"/>
          <table:table-cell table:style-name="ce177" table:number-columns-repeated="988"/>
        </table:table-row>
        <table:table-row table:style-name="ro2">
          <table:table-cell table:style-name="ce82"/>
          <table:covered-table-cell table:style-name="ce97"/>
          <table:covered-table-cell table:style-name="ce123" table:content-validation-name="val1"/>
          <table:covered-table-cell table:style-name="ce123"/>
          <table:covered-table-cell table:style-name="ce123" table:content-validation-name="val12"/>
          <table:covered-table-cell table:style-name="ce153" table:content-validation-name="val12"/>
          <table:covered-table-cell table:number-columns-repeated="3" table:style-name="ce197"/>
          <table:covered-table-cell table:number-columns-repeated="6" table:style-name="ce121"/>
          <table:covered-table-cell table:style-name="ce253"/>
          <table:table-cell table:number-columns-repeated="2"/>
          <table:table-cell table:style-name="ce262" table:number-columns-repeated="17"/>
          <table:table-cell table:style-name="ce177" table:number-columns-repeated="988"/>
        </table:table-row>
        <table:table-row table:style-name="ro2">
          <table:table-cell table:style-name="ce83"/>
          <table:table-cell table:style-name="ce98"/>
          <table:table-cell table:style-name="ce124" table:number-columns-repeated="3"/>
          <table:table-cell table:style-name="ce98" table:content-validation-name="val1"/>
          <table:table-cell table:style-name="ce198" table:content-validation-name="val1" table:number-columns-repeated="8"/>
          <table:table-cell table:style-name="ce248" table:content-validation-name="val1"/>
          <table:table-cell table:style-name="ce98" table:content-validation-name="val1"/>
          <table:table-cell table:style-name="ce259"/>
          <table:table-cell table:number-columns-repeated="1006"/>
        </table:table-row>
        <table:table-row table:style-name="ro2">
          <table:table-cell table:style-name="ce84" table:number-columns-repeated="2"/>
          <table:table-cell table:style-name="ce125"/>
          <table:table-cell table:style-name="ce142"/>
          <table:table-cell table:style-name="ce84" table:number-columns-repeated="11"/>
          <table:table-cell table:style-name="ce143"/>
          <table:table-cell table:style-name="Default"/>
          <table:table-cell table:number-columns-repeated="1006"/>
        </table:table-row>
        <table:table-row table:style-name="ro2">
          <table:table-cell table:style-name="ce84" table:number-columns-repeated="3"/>
          <table:table-cell table:style-name="ce143" table:number-columns-repeated="11"/>
          <table:table-cell table:style-name="ce84"/>
          <table:table-cell table:style-name="ce143"/>
          <table:table-cell table:style-name="Default"/>
          <table:table-cell table:number-columns-repeated="1006"/>
        </table:table-row>
        <table:table-row table:style-name="ro2" table:number-rows-repeated="20"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style-name="Default" table:number-columns-repeated="2"/>
          <table:table-cell table:number-columns-repeated="4"/>
          <table:table-cell table:style-name="ce144"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4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  <table:table-row table:style-name="ro2">
          <table:table-cell table:style-name="Default" table:number-columns-repeated="2"/>
          <table:table-cell/>
          <table:table-cell table:style-name="ce144" table:number-columns-repeated="3"/>
          <table:table-cell table:number-columns-repeated="9"/>
          <table:table-cell table:style-name="Default" table:number-columns-repeated="2"/>
          <table:table-cell table:number-columns-repeated="1006"/>
        </table:table-row>
      </table:table>
      <table:table table:name="Spotting" table:style-name="ta1">
        <table:table-column table:style-name="co47" table:default-cell-style-name="Default"/>
        <table:table-column table:style-name="co48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09" table:default-cell-style-name="Default"/>
        <table:table-row table:style-name="ro1">
          <table:table-cell table:style-name="ce265"/>
          <table:table-cell table:style-name="ce269"/>
          <table:table-cell table:number-columns-repeated="1018"/>
        </table:table-row>
        <table:table-row table:style-name="ro2">
          <table:table-cell table:style-name="ce266"/>
          <table:table-cell table:style-name="ce270" office:value-type="string" calcext:value-type="string" table:number-columns-spanned="6" table:number-rows-spanned="2">
            <text:p>Spotting</text:p>
          </table:table-cell>
          <table:covered-table-cell table:style-name="ce273" table:content-validation-name="val14"/>
          <table:covered-table-cell table:style-name="ce278" table:content-validation-name="val15"/>
          <table:covered-table-cell table:style-name="ce278" table:content-validation-name="val17"/>
          <table:covered-table-cell table:style-name="ce278" table:content-validation-name="val14"/>
          <table:covered-table-cell table:style-name="ce299" table:content-validation-name="val14"/>
          <table:table-cell table:number-columns-repeated="1013"/>
        </table:table-row>
        <table:table-row table:style-name="ro2">
          <table:table-cell/>
          <table:covered-table-cell table:style-name="ce271" table:content-validation-name="val14"/>
          <table:covered-table-cell table:style-name="ce274" table:content-validation-name="val14"/>
          <table:covered-table-cell table:style-name="ce279" table:content-validation-name="val15"/>
          <table:covered-table-cell table:style-name="ce279" table:content-validation-name="val17"/>
          <table:covered-table-cell table:style-name="ce279" table:content-validation-name="val14"/>
          <table:covered-table-cell table:style-name="ce300" table:content-validation-name="val14"/>
          <table:table-cell table:number-columns-repeated="1013"/>
        </table:table-row>
        <table:table-row table:style-name="ro2">
          <table:table-cell/>
          <table:table-cell table:style-name="ce271" table:content-validation-name="val14"/>
          <table:table-cell table:style-name="ce275" table:content-validation-name="val14"/>
          <table:table-cell table:style-name="ce287" table:number-columns-spanned="3" table:number-rows-spanned="1"/>
          <table:covered-table-cell table:style-name="ce292" table:content-validation-name="val17"/>
          <table:covered-table-cell table:style-name="ce295" table:content-validation-name="val14"/>
          <table:table-cell table:style-name="ce301" table:content-validation-name="val14"/>
          <table:table-cell table:number-columns-repeated="1013"/>
        </table:table-row>
        <table:table-row table:style-name="ro17">
          <table:table-cell table:style-name="ce268"/>
          <table:table-cell table:style-name="ce272"/>
          <table:table-cell table:style-name="ce276" office:value-type="string" calcext:value-type="string">
            <text:p>Spotting ID</text:p>
          </table:table-cell>
          <table:table-cell table:style-name="ce288" office:value-type="string" calcext:value-type="string">
            <text:p>Spotting Method</text:p>
          </table:table-cell>
          <table:table-cell table:style-name="ce136" office:value-type="string" calcext:value-type="string">
            <text:p>Washing S ID</text:p>
          </table:table-cell>
          <table:table-cell table:style-name="ce155" office:value-type="string" calcext:value-type="string">
            <text:p>Comment</text:p>
          </table:table-cell>
          <table:table-cell table:style-name="ce302"/>
          <table:table-cell table:style-name="ce268" table:number-columns-repeated="1013"/>
        </table:table-row>
        <table:table-row table:style-name="ro19">
          <table:table-cell/>
          <table:table-cell table:style-name="ce271"/>
          <table:table-cell table:style-name="ce277" office:value-type="string" calcext:value-type="string">
            <text:p>S01</text:p>
          </table:table-cell>
          <table:table-cell table:style-name="ce289" table:content-validation-name="val15" office:value-type="string" calcext:value-type="string">
            <text:p>manuell</text:p>
          </table:table-cell>
          <table:table-cell table:style-name="ce293" table:content-validation-name="val17" office:value-type="string" calcext:value-type="string">
            <text:p>WS01</text:p>
          </table:table-cell>
          <table:table-cell table:style-name="ce296" office:value-type="string" calcext:value-type="string">
            <text:p>Zugabe der Immobilisierungslösung reihenweise (je 12 wells). Dann zwei Minuten schütteln auf Thriller @600 rpm</text:p>
          </table:table-cell>
          <table:table-cell table:style-name="ce303"/>
          <table:table-cell table:number-columns-repeated="1013"/>
        </table:table-row>
        <table:table-row table:style-name="ro2">
          <table:table-cell/>
          <table:table-cell table:style-name="ce271"/>
          <table:table-cell table:style-name="ce277" office:value-type="string" calcext:value-type="string">
            <text:p>S00</text:p>
          </table:table-cell>
          <table:table-cell table:style-name="ce289" table:content-validation-name="val15" office:value-type="string" calcext:value-type="string">
            <text:p>Test Spotter</text:p>
          </table:table-cell>
          <table:table-cell table:style-name="ce293" table:content-validation-name="val17"/>
          <table:table-cell table:style-name="ce296"/>
          <table:table-cell table:style-name="ce303"/>
          <table:table-cell table:number-columns-repeated="1013"/>
        </table:table-row>
        <table:table-row table:style-name="ro2" table:number-rows-repeated="4">
          <table:table-cell/>
          <table:table-cell table:style-name="ce271"/>
          <table:table-cell table:style-name="ce277"/>
          <table:table-cell table:style-name="ce289" table:content-validation-name="val15"/>
          <table:table-cell table:style-name="ce293" table:content-validation-name="val17"/>
          <table:table-cell table:style-name="ce296"/>
          <table:table-cell table:style-name="ce303"/>
          <table:table-cell table:number-columns-repeated="1013"/>
        </table:table-row>
        <table:table-row table:style-name="ro2" table:number-rows-repeated="4">
          <table:table-cell/>
          <table:table-cell table:style-name="ce271"/>
          <table:table-cell table:style-name="ce277"/>
          <table:table-cell table:style-name="ce290" table:content-validation-name="val15"/>
          <table:table-cell table:style-name="ce294" table:content-validation-name="val17"/>
          <table:table-cell table:style-name="ce297"/>
          <table:table-cell table:style-name="ce303"/>
          <table:table-cell table:number-columns-repeated="1013"/>
        </table:table-row>
        <table:table-row table:style-name="ro2">
          <table:table-cell/>
          <table:table-cell table:style-name="ce271"/>
          <table:table-cell table:style-name="ce277"/>
          <table:table-cell table:style-name="ce291"/>
          <table:table-cell table:style-name="ce294" table:content-validation-name="val17"/>
          <table:table-cell table:style-name="ce297"/>
          <table:table-cell table:style-name="ce303"/>
          <table:table-cell table:number-columns-repeated="1013"/>
        </table:table-row>
        <table:table-row table:style-name="ro2" table:number-rows-repeated="21">
          <table:table-cell/>
          <table:table-cell table:style-name="ce271"/>
          <table:table-cell table:style-name="ce277"/>
          <table:table-cell table:style-name="ce290" table:content-validation-name="val15"/>
          <table:table-cell table:style-name="ce294" table:content-validation-name="val17"/>
          <table:table-cell table:style-name="ce297"/>
          <table:table-cell table:style-name="ce303"/>
          <table:table-cell table:number-columns-repeated="1013"/>
        </table:table-row>
        <table:table-row table:style-name="ro2" table:number-rows-repeated="3">
          <table:table-cell table:number-columns-repeated="3"/>
          <table:table-cell table:content-validation-name="val15"/>
          <table:table-cell table:content-validation-name="val17"/>
          <table:table-cell table:number-columns-repeated="1015"/>
        </table:table-row>
        <table:table-row table:style-name="ro2" table:number-rows-repeated="8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 table:number-rows-repeated="7">
          <table:table-cell table:number-columns-repeated="3"/>
          <table:table-cell table:content-validation-name="val16"/>
          <table:table-cell table:content-validation-name="val18"/>
          <table:table-cell table:style-name="ce298"/>
          <table:table-cell table:number-columns-repeated="1014"/>
        </table:table-row>
        <table:table-row table:style-name="ro2" table:number-rows-repeated="1048520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  <table:table-row table:style-name="ro2">
          <table:table-cell table:number-columns-repeated="3"/>
          <table:table-cell table:content-validation-name="val16"/>
          <table:table-cell table:content-validation-name="val18"/>
          <table:table-cell table:number-columns-repeated="1015"/>
        </table:table-row>
      </table:table>
      <table:table table:name="Quenching" table:style-name="ta1">
        <table:table-column table:style-name="co24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55" table:number-columns-repeated="2" table:default-cell-style-name="Default"/>
        <table:table-column table:style-name="co57" table:default-cell-style-name="Default"/>
        <table:table-column table:style-name="co54" table:default-cell-style-name="Default"/>
        <table:table-column table:style-name="co14" table:number-columns-repeated="1010" table:default-cell-style-name="Default"/>
        <table:table-row table:style-name="ro2" table:number-rows-repeated="2">
          <table:table-cell table:number-columns-repeated="1017"/>
        </table:table-row>
        <table:table-row table:style-name="ro2">
          <table:table-cell/>
          <table:table-cell table:style-name="ce270" office:value-type="string" calcext:value-type="string" table:number-columns-spanned="6" table:number-rows-spanned="2">
            <text:p>Quenching</text:p>
          </table:table-cell>
          <table:covered-table-cell table:style-name="ce273"/>
          <table:covered-table-cell table:style-name="ce278" table:content-validation-name="val19"/>
          <table:covered-table-cell table:style-name="ce278" table:content-validation-name="val20"/>
          <table:covered-table-cell table:style-name="ce278"/>
          <table:covered-table-cell table:style-name="ce299"/>
          <table:table-cell table:number-columns-repeated="1010"/>
        </table:table-row>
        <table:table-row table:style-name="ro2">
          <table:table-cell/>
          <table:covered-table-cell table:style-name="ce271"/>
          <table:covered-table-cell table:style-name="ce274"/>
          <table:covered-table-cell table:style-name="ce279" table:content-validation-name="val19"/>
          <table:covered-table-cell table:style-name="ce279" table:content-validation-name="val20"/>
          <table:covered-table-cell table:style-name="ce279"/>
          <table:covered-table-cell table:style-name="ce300"/>
          <table:table-cell table:number-columns-repeated="1010"/>
        </table:table-row>
        <table:table-row table:style-name="ro2">
          <table:table-cell/>
          <table:table-cell table:style-name="ce271"/>
          <table:table-cell table:style-name="ce275"/>
          <table:table-cell table:style-name="ce292" table:content-validation-name="val19"/>
          <table:table-cell table:style-name="ce292" table:content-validation-name="val20"/>
          <table:table-cell table:style-name="ce295"/>
          <table:table-cell table:style-name="ce301"/>
          <table:table-cell table:number-columns-repeated="1010"/>
        </table:table-row>
        <table:table-row table:style-name="ro2">
          <table:table-cell table:style-name="ce268"/>
          <table:table-cell table:style-name="ce272"/>
          <table:table-cell table:style-name="ce304" office:value-type="string" calcext:value-type="string">
            <text:p>Queching ID</text:p>
          </table:table-cell>
          <table:table-cell table:style-name="ce136" office:value-type="string" calcext:value-type="string">
            <text:p>Quenching Method</text:p>
          </table:table-cell>
          <table:table-cell table:style-name="ce136" office:value-type="string" calcext:value-type="string">
            <text:p>Washing_Q_ID</text:p>
          </table:table-cell>
          <table:table-cell table:style-name="ce155" office:value-type="string" calcext:value-type="string">
            <text:p>Comment</text:p>
          </table:table-cell>
          <table:table-cell table:style-name="ce302"/>
          <table:table-cell table:style-name="ce268" table:number-columns-repeated="1010"/>
        </table:table-row>
        <table:table-row table:style-name="ro2">
          <table:table-cell/>
          <table:table-cell table:style-name="ce271"/>
          <table:table-cell table:style-name="ce305" office:value-type="string" calcext:value-type="string">
            <text:p>NO</text:p>
          </table:table-cell>
          <table:table-cell table:style-name="ce197" table:content-validation-name="val19" office:value-type="string" calcext:value-type="string">
            <text:p>No Quenching</text:p>
          </table:table-cell>
          <table:table-cell table:style-name="ce197" table:content-validation-name="val21" office:value-type="string" calcext:value-type="string">
            <text:p>no</text:p>
          </table:table-cell>
          <table:table-cell table:style-name="ce134"/>
          <table:table-cell table:style-name="ce303"/>
          <table:table-cell table:number-columns-repeated="1010"/>
        </table:table-row>
        <table:table-row table:style-name="ro2">
          <table:table-cell/>
          <table:table-cell table:style-name="ce271"/>
          <table:table-cell table:style-name="ce305" office:value-type="string" calcext:value-type="string">
            <text:p>Q01</text:p>
          </table:table-cell>
          <table:table-cell table:style-name="ce197" table:content-validation-name="val19" office:value-type="string" calcext:value-type="string">
            <text:p>Magermilch</text:p>
          </table:table-cell>
          <table:table-cell table:style-name="ce306" table:content-validation-name="val21" office:value-type="string" calcext:value-type="string">
            <text:p>WQ04</text:p>
          </table:table-cell>
          <table:table-cell table:style-name="ce307"/>
          <table:table-cell table:style-name="ce303"/>
          <table:table-cell table:number-columns-repeated="1010"/>
        </table:table-row>
        <table:table-row table:style-name="ro2">
          <table:table-cell/>
          <table:table-cell table:style-name="ce271"/>
          <table:table-cell table:style-name="ce305" office:value-type="string" calcext:value-type="string">
            <text:p>Q02</text:p>
          </table:table-cell>
          <table:table-cell table:style-name="ce197" table:content-validation-name="val19"/>
          <table:table-cell table:style-name="ce197" table:content-validation-name="val21"/>
          <table:table-cell table:style-name="ce134"/>
          <table:table-cell table:style-name="ce303"/>
          <table:table-cell table:number-columns-repeated="1010"/>
        </table:table-row>
        <table:table-row table:style-name="ro2" table:number-rows-repeated="5">
          <table:table-cell/>
          <table:table-cell table:style-name="ce271"/>
          <table:table-cell table:style-name="ce305"/>
          <table:table-cell table:style-name="ce197" table:content-validation-name="val19"/>
          <table:table-cell table:style-name="ce197" table:content-validation-name="val21"/>
          <table:table-cell table:style-name="ce134"/>
          <table:table-cell table:style-name="ce303"/>
          <table:table-cell table:number-columns-repeated="1010"/>
        </table:table-row>
        <table:table-row table:style-name="ro2" table:number-rows-repeated="26">
          <table:table-cell/>
          <table:table-cell table:style-name="ce271"/>
          <table:table-cell table:style-name="ce305"/>
          <table:table-cell table:style-name="ce294" table:content-validation-name="val19"/>
          <table:table-cell table:style-name="ce294" table:content-validation-name="val21"/>
          <table:table-cell table:style-name="ce297"/>
          <table:table-cell table:style-name="ce303"/>
          <table:table-cell table:number-columns-repeated="1010"/>
        </table:table-row>
        <table:table-row table:style-name="ro2" table:number-rows-repeated="3">
          <table:table-cell table:number-columns-repeated="3"/>
          <table:table-cell table:style-name="ce144" table:content-validation-name="val19"/>
          <table:table-cell table:content-validation-name="val21"/>
          <table:table-cell table:number-columns-repeated="1012"/>
        </table:table-row>
        <table:table-row table:style-name="ro2" table:number-rows-repeated="257">
          <table:table-cell table:number-columns-repeated="3"/>
          <table:table-cell table:content-validation-name="val19"/>
          <table:table-cell table:content-validation-name="val21"/>
          <table:table-cell table:number-columns-repeated="1012"/>
        </table:table-row>
        <table:table-row table:style-name="ro2" table:number-rows-repeated="1048275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  <table:table-row table:style-name="ro2">
          <table:table-cell table:number-columns-repeated="3"/>
          <table:table-cell table:content-validation-name="val19"/>
          <table:table-cell table:content-validation-name="val20"/>
          <table:table-cell table:number-columns-repeated="1012"/>
        </table:table-row>
      </table:table>
      <table:table table:name="Incubating" table:style-name="ta1">
        <table:table-column table:style-name="co3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53" table:default-cell-style-name="Default"/>
        <table:table-column table:style-name="co60" table:default-cell-style-name="Default"/>
        <table:table-column table:style-name="co47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4" table:number-columns-repeated="1011" table:default-cell-style-name="Default"/>
        <table:table-row table:style-name="ro1">
          <table:table-cell table:style-name="ce265"/>
          <table:table-cell table:style-name="ce269"/>
          <table:table-cell table:number-columns-repeated="1019"/>
        </table:table-row>
        <table:table-row table:style-name="ro2">
          <table:table-cell table:style-name="ce266"/>
          <table:table-cell table:style-name="ce270" office:value-type="string" calcext:value-type="string" table:number-columns-spanned="6" table:number-rows-spanned="2">
            <text:p>Incubating</text:p>
          </table:table-cell>
          <table:covered-table-cell table:style-name="ce273"/>
          <table:covered-table-cell table:style-name="ce278" table:content-validation-name="val22"/>
          <table:covered-table-cell table:style-name="ce278" table:content-validation-name="val24"/>
          <table:covered-table-cell table:style-name="ce278"/>
          <table:covered-table-cell table:style-name="ce299"/>
          <table:table-cell table:number-columns-repeated="1014"/>
        </table:table-row>
        <table:table-row table:style-name="ro2">
          <table:table-cell/>
          <table:covered-table-cell table:style-name="ce271"/>
          <table:covered-table-cell table:style-name="ce274"/>
          <table:covered-table-cell table:style-name="ce279" table:content-validation-name="val22"/>
          <table:covered-table-cell table:style-name="ce279" table:content-validation-name="val24"/>
          <table:covered-table-cell table:style-name="ce279"/>
          <table:covered-table-cell table:style-name="ce300"/>
          <table:table-cell table:number-columns-repeated="1014"/>
        </table:table-row>
        <table:table-row table:style-name="ro2">
          <table:table-cell/>
          <table:table-cell table:style-name="ce271"/>
          <table:table-cell table:style-name="ce275"/>
          <table:table-cell table:style-name="ce287" table:number-columns-spanned="3" table:number-rows-spanned="1"/>
          <table:covered-table-cell table:style-name="ce292" table:content-validation-name="val24"/>
          <table:covered-table-cell table:style-name="ce295"/>
          <table:table-cell table:style-name="ce301"/>
          <table:table-cell table:number-columns-repeated="1014"/>
        </table:table-row>
        <table:table-row table:style-name="ro20">
          <table:table-cell table:style-name="ce268"/>
          <table:table-cell table:style-name="ce272"/>
          <table:table-cell table:style-name="ce304" office:value-type="string" calcext:value-type="string">
            <text:p>Incubating ID</text:p>
          </table:table-cell>
          <table:table-cell table:style-name="ce308" office:value-type="string" calcext:value-type="string">
            <text:p>Incubation Method</text:p>
          </table:table-cell>
          <table:table-cell table:style-name="ce310" office:value-type="string" calcext:value-type="string">
            <text:p>Washing I ID</text:p>
          </table:table-cell>
          <table:table-cell table:style-name="ce311" office:value-type="string" calcext:value-type="string">
            <text:p>Comment</text:p>
          </table:table-cell>
          <table:table-cell table:style-name="ce302"/>
          <table:table-cell table:style-name="ce268" table:number-columns-repeated="1014"/>
        </table:table-row>
        <table:table-row table:style-name="ro17">
          <table:table-cell/>
          <table:table-cell table:style-name="ce271"/>
          <table:table-cell table:style-name="ce305" office:value-type="string" calcext:value-type="string">
            <text:p>I01</text:p>
          </table:table-cell>
          <table:table-cell table:style-name="ce309" table:content-validation-name="val22" office:value-type="string" calcext:value-type="string">
            <text:p>Im KS nach Abdeckung mit Klebefolie</text:p>
          </table:table-cell>
          <table:table-cell table:style-name="ce197" table:content-validation-name="val24" office:value-type="string" calcext:value-type="string">
            <text:p>WI01</text:p>
          </table:table-cell>
          <table:table-cell table:style-name="ce134"/>
          <table:table-cell table:style-name="ce303"/>
          <table:table-cell table:number-columns-repeated="1014"/>
        </table:table-row>
        <table:table-row table:style-name="ro17">
          <table:table-cell/>
          <table:table-cell table:style-name="ce271"/>
          <table:table-cell table:style-name="ce305" office:value-type="string" calcext:value-type="string">
            <text:p>I02</text:p>
          </table:table-cell>
          <table:table-cell table:style-name="ce309" table:content-validation-name="val22" office:value-type="string" calcext:value-type="string">
            <text:p>Im KS nach Abdeckung mit Klebefolie</text:p>
          </table:table-cell>
          <table:table-cell table:style-name="ce197" table:content-validation-name="val24"/>
          <table:table-cell table:style-name="ce134" office:value-type="string" calcext:value-type="string">
            <text:p>Nach Zugabe einge Sekunden @ 600 rpm </text:p>
          </table:table-cell>
          <table:table-cell table:style-name="ce303"/>
          <table:table-cell table:number-columns-repeated="1014"/>
        </table:table-row>
        <table:table-row table:style-name="ro2" table:number-rows-repeated="5">
          <table:table-cell/>
          <table:table-cell table:style-name="ce271"/>
          <table:table-cell table:style-name="ce305"/>
          <table:table-cell table:style-name="ce309" table:content-validation-name="val22"/>
          <table:table-cell table:style-name="ce197" table:content-validation-name="val24"/>
          <table:table-cell table:style-name="ce134"/>
          <table:table-cell table:style-name="ce303"/>
          <table:table-cell table:number-columns-repeated="1014"/>
        </table:table-row>
        <table:table-row table:style-name="ro2" table:number-rows-repeated="26">
          <table:table-cell/>
          <table:table-cell table:style-name="ce271"/>
          <table:table-cell table:style-name="ce305"/>
          <table:table-cell table:style-name="ce290" table:content-validation-name="val22"/>
          <table:table-cell table:style-name="ce294" table:content-validation-name="val24"/>
          <table:table-cell table:style-name="ce297"/>
          <table:table-cell table:style-name="ce303"/>
          <table:table-cell table:number-columns-repeated="1014"/>
        </table:table-row>
        <table:table-row table:style-name="ro2" table:number-rows-repeated="6">
          <table:table-cell table:number-columns-repeated="3"/>
          <table:table-cell table:content-validation-name="val22"/>
          <table:table-cell table:content-validation-name="val24"/>
          <table:table-cell table:number-columns-repeated="1016"/>
        </table:table-row>
        <table:table-row table:style-name="ro2" table:number-rows-repeated="1048531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  <table:table-row table:style-name="ro2">
          <table:table-cell table:number-columns-repeated="3"/>
          <table:table-cell table:content-validation-name="val23"/>
          <table:table-cell table:content-validation-name="val25"/>
          <table:table-cell table:content-validation-name="val1"/>
          <table:table-cell table:number-columns-repeated="1015"/>
        </table:table-row>
      </table:table>
      <table:table table:name="Peptide db" table:style-name="ta1">
        <table:table-column table:style-name="co61" table:default-cell-style-name="Default"/>
        <table:table-column table:style-name="co54" table:default-cell-style-name="Default"/>
        <table:table-column table:style-name="co48" table:default-cell-style-name="Default"/>
        <table:table-column table:style-name="co62" table:default-cell-style-name="Default"/>
        <table:table-column table:style-name="co14" table:default-cell-style-name="Default"/>
        <table:table-column table:style-name="co14" table:default-cell-style-name="ce335"/>
        <table:table-column table:style-name="co14" table:default-cell-style-name="Default"/>
        <table:table-column table:style-name="co68" table:default-cell-style-name="Default"/>
        <table:table-column table:style-name="co29" table:default-cell-style-name="Default"/>
        <table:table-column table:style-name="co14" table:number-columns-repeated="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4" table:number-columns-repeated="1011" table:default-cell-style-name="Default"/>
        <table:table-row table:style-name="ro2">
          <table:table-cell/>
          <table:table-cell table:style-name="ce177" table:number-columns-repeated="2"/>
          <table:table-cell table:number-columns-repeated="2"/>
          <table:table-cell table:style-name="Default"/>
          <table:table-cell table:number-columns-repeated="1018"/>
        </table:table-row>
        <table:table-row table:style-name="ro18">
          <table:table-cell/>
          <table:table-cell table:style-name="ce177" table:number-columns-repeated="2"/>
          <table:table-cell table:style-name="ce316" office:value-type="string" calcext:value-type="string" table:number-columns-spanned="10" table:number-rows-spanned="1">
            <text:p>Peptide DB</text:p>
          </table:table-cell>
          <table:covered-table-cell table:style-name="ce316"/>
          <table:covered-table-cell table:number-columns-repeated="7" table:style-name="ce324"/>
          <table:covered-table-cell table:style-name="ce392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271"/>
          <table:table-cell table:style-name="ce275"/>
          <table:table-cell table:style-name="ce325" table:number-columns-repeated="7"/>
          <table:table-cell table:style-name="ce39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271"/>
          <table:table-cell table:style-name="ce275"/>
          <table:table-cell table:style-name="ce326" table:number-columns-spanned="7" table:number-rows-spanned="1"/>
          <table:covered-table-cell table:number-columns-repeated="3" table:style-name="ce336"/>
          <table:covered-table-cell table:style-name="ce344"/>
          <table:covered-table-cell table:number-columns-repeated="2" table:style-name="ce345"/>
          <table:table-cell table:style-name="ce301"/>
          <table:table-cell table:number-columns-repeated="1011"/>
        </table:table-row>
        <table:table-row table:style-name="ro2">
          <table:table-cell table:style-name="ce268"/>
          <table:table-cell table:style-name="ce314" table:number-columns-repeated="2"/>
          <table:table-cell table:style-name="ce317"/>
          <table:table-cell table:style-name="ce320" office:value-type="string" calcext:value-type="string">
            <text:p>Peptide ID</text:p>
          </table:table-cell>
          <table:table-cell table:style-name="ce327" office:value-type="string" calcext:value-type="string">
            <text:p>Linker</text:p>
          </table:table-cell>
          <table:table-cell table:style-name="ce337" office:value-type="string" calcext:value-type="string">
            <text:p>Spacer</text:p>
          </table:table-cell>
          <table:table-cell table:style-name="ce337" office:value-type="string" calcext:value-type="string">
            <text:p>Sequence</text:p>
          </table:table-cell>
          <table:table-cell table:style-name="ce337" office:value-type="string" calcext:value-type="string">
            <text:p>C-terminus</text:p>
          </table:table-cell>
          <table:table-cell table:style-name="ce337" office:value-type="string" calcext:value-type="string">
            <text:p>Name</text:p>
          </table:table-cell>
          <table:table-cell table:style-name="ce385" office:value-type="string" calcext:value-type="string">
            <text:p>Types</text:p>
          </table:table-cell>
          <table:table-cell table:style-name="ce387" office:value-type="string" calcext:value-type="string">
            <text:p>Comment</text:p>
          </table:table-cell>
          <table:table-cell table:style-name="ce302"/>
          <table:table-cell table:style-name="ce268"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1" office:value-type="string" calcext:value-type="string">
            <text:p>Buffer001</text:p>
          </table:table-cell>
          <table:table-cell table:style-name="ce328" office:value-type="string" calcext:value-type="string">
            <text:p>NOT</text:p>
          </table:table-cell>
          <table:table-cell table:number-columns-repeated="3" table:style-name="ce121" office:value-type="string" calcext:value-type="string">
            <text:p>NOT</text:p>
          </table:table-cell>
          <table:table-cell table:style-name="ce197"/>
          <table:table-cell table:style-name="ce144" office:value-type="string" calcext:value-type="string">
            <text:p>BUF</text:p>
          </table:table-cell>
          <table:table-cell table:style-name="ce134" office:value-type="string" calcext:value-type="string">
            <text:p>Buffer</text:p>
          </table:table-cell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1" office:value-type="string" calcext:value-type="string">
            <text:p>Empty</text:p>
          </table:table-cell>
          <table:table-cell table:style-name="ce328" office:value-type="string" calcext:value-type="string">
            <text:p>NOT</text:p>
          </table:table-cell>
          <table:table-cell table:number-columns-repeated="3" table:style-name="ce121" office:value-type="string" calcext:value-type="string">
            <text:p>NOT</text:p>
          </table:table-cell>
          <table:table-cell table:style-name="ce197"/>
          <table:table-cell table:style-name="ce144" office:value-type="string" calcext:value-type="string">
            <text:p>EMP</text:p>
          </table:table-cell>
          <table:table-cell table:style-name="ce134" office:value-type="string" calcext:value-type="string">
            <text:p>Empty</text:p>
          </table:table-cell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Dye001</text:p>
          </table:table-cell>
          <table:table-cell table:style-name="ce329"/>
          <table:table-cell table:style-name="ce338" table:number-columns-repeated="3"/>
          <table:table-cell table:style-name="ce338" office:value-type="string" calcext:value-type="string">
            <text:p>DY-634</text:p>
          </table:table-cell>
          <table:table-cell table:style-name="ce144" office:value-type="string" calcext:value-type="string">
            <text:p>REF</text:p>
          </table:table-cell>
          <table:table-cell table:style-name="ce388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01</text:p>
          </table:table-cell>
          <table:table-cell table:style-name="ce329" office:value-type="string" calcext:value-type="string">
            <text:p>KKK</text:p>
          </table:table-cell>
          <table:table-cell table:style-name="ce338"/>
          <table:table-cell table:style-name="ce338" office:value-type="string" calcext:value-type="string">
            <text:p>FYDYDVFY</text:p>
          </table:table-cell>
          <table:table-cell table:style-name="ce338" office:value-type="string" calcext:value-type="string">
            <text:p>amide</text:p>
          </table:table-cell>
          <table:table-cell table:style-name="ce338" office:value-type="string" calcext:value-type="string">
            <text:p>PeB-Lys</text:p>
          </table:table-cell>
          <table:table-cell table:style-name="ce144" office:value-type="string" calcext:value-type="string">
            <text:p>PEP</text:p>
          </table:table-cell>
          <table:table-cell table:style-name="ce388" office:value-type="string" calcext:value-type="string">
            <text:p>Peptide 6</text:p>
          </table:table-cell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02</text:p>
          </table:table-cell>
          <table:table-cell table:style-name="ce329" office:value-type="string" calcext:value-type="string">
            <text:p>KK</text:p>
          </table:table-cell>
          <table:table-cell table:style-name="ce338" office:value-type="string" calcext:value-type="string">
            <text:p>ßAßA</text:p>
          </table:table-cell>
          <table:table-cell table:style-name="ce338" office:value-type="string" calcext:value-type="string">
            <text:p>LGVIWAGGNTNY</text:p>
          </table:table-cell>
          <table:table-cell table:style-name="ce338" office:value-type="string" calcext:value-type="string">
            <text:p>amide</text:p>
          </table:table-cell>
          <table:table-cell table:style-name="ce338" office:value-type="string" calcext:value-type="string">
            <text:p>PeC-Lys</text:p>
          </table:table-cell>
          <table:table-cell table:style-name="ce144" office:value-type="string" calcext:value-type="string">
            <text:p>PEP</text:p>
          </table:table-cell>
          <table:table-cell table:style-name="ce388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03</text:p>
          </table:table-cell>
          <table:table-cell table:style-name="ce329"/>
          <table:table-cell table:style-name="ce338"/>
          <table:table-cell table:style-name="ce338" office:value-type="string" calcext:value-type="string">
            <text:p>SGFLLISNGVHWV</text:p>
          </table:table-cell>
          <table:table-cell table:style-name="ce338" office:value-type="string" calcext:value-type="string">
            <text:p>amide</text:p>
          </table:table-cell>
          <table:table-cell table:style-name="ce338" office:value-type="string" calcext:value-type="string">
            <text:p>PeA</text:p>
          </table:table-cell>
          <table:table-cell table:style-name="ce144" office:value-type="string" calcext:value-type="string">
            <text:p>PEP</text:p>
          </table:table-cell>
          <table:table-cell table:style-name="ce388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04</text:p>
          </table:table-cell>
          <table:table-cell table:style-name="ce329"/>
          <table:table-cell table:style-name="ce338"/>
          <table:table-cell table:style-name="ce338" office:value-type="string" calcext:value-type="string">
            <text:p>ARDFYDYDVFYYAMD </text:p>
          </table:table-cell>
          <table:table-cell table:style-name="ce338" office:value-type="string" calcext:value-type="string">
            <text:p>amide</text:p>
          </table:table-cell>
          <table:table-cell table:style-name="ce338" office:value-type="string" calcext:value-type="string">
            <text:p>PeB</text:p>
          </table:table-cell>
          <table:table-cell table:style-name="ce144" office:value-type="string" calcext:value-type="string">
            <text:p>PEP</text:p>
          </table:table-cell>
          <table:table-cell table:style-name="ce388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05</text:p>
          </table:table-cell>
          <table:table-cell table:style-name="ce329"/>
          <table:table-cell table:style-name="ce338"/>
          <table:table-cell table:style-name="ce338" office:value-type="string" calcext:value-type="string">
            <text:p>ARDFYGYDVFFYAMD</text:p>
          </table:table-cell>
          <table:table-cell table:style-name="ce338" office:value-type="string" calcext:value-type="string">
            <text:p>amide</text:p>
          </table:table-cell>
          <table:table-cell table:style-name="ce338" office:value-type="string" calcext:value-type="string">
            <text:p>PeBGF</text:p>
          </table:table-cell>
          <table:table-cell table:style-name="ce144" office:value-type="string" calcext:value-type="string">
            <text:p>PEP</text:p>
          </table:table-cell>
          <table:table-cell table:style-name="ce388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06</text:p>
          </table:table-cell>
          <table:table-cell table:style-name="ce329"/>
          <table:table-cell table:style-name="ce338"/>
          <table:table-cell table:style-name="ce338" office:value-type="string" calcext:value-type="string">
            <text:p>ARDFYDPDVFYYAMD</text:p>
          </table:table-cell>
          <table:table-cell table:style-name="ce338" office:value-type="string" calcext:value-type="string">
            <text:p>amide</text:p>
          </table:table-cell>
          <table:table-cell table:style-name="ce338" office:value-type="string" calcext:value-type="string">
            <text:p>PeBP</text:p>
          </table:table-cell>
          <table:table-cell table:style-name="ce144" office:value-type="string" calcext:value-type="string">
            <text:p>PEP</text:p>
          </table:table-cell>
          <table:table-cell table:style-name="ce388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07</text:p>
          </table:table-cell>
          <table:table-cell table:style-name="ce329" office:value-type="string" calcext:value-type="string">
            <text:p>KKKK</text:p>
          </table:table-cell>
          <table:table-cell table:style-name="ce338"/>
          <table:table-cell table:style-name="ce338" office:value-type="string" calcext:value-type="string">
            <text:p>SGFLLISN</text:p>
          </table:table-cell>
          <table:table-cell table:style-name="ce338" office:value-type="string" calcext:value-type="string">
            <text:p>amide</text:p>
          </table:table-cell>
          <table:table-cell table:style-name="ce338" office:value-type="string" calcext:value-type="string">
            <text:p>PeA-Lys</text:p>
          </table:table-cell>
          <table:table-cell table:style-name="ce144" office:value-type="string" calcext:value-type="string">
            <text:p>PEP</text:p>
          </table:table-cell>
          <table:table-cell table:style-name="ce388"/>
          <table:table-cell table:style-name="ce303"/>
          <table:table-cell table:number-columns-repeated="1011"/>
        </table:table-row>
        <table:table-row table:style-name="ro2">
          <table:table-cell table:style-name="ce312"/>
          <table:table-cell table:style-name="ce315" table:number-columns-repeated="2"/>
          <table:table-cell table:style-name="ce319"/>
          <table:table-cell table:style-name="ce322" office:value-type="string" calcext:value-type="string">
            <text:p>P008</text:p>
          </table:table-cell>
          <table:table-cell table:style-name="ce330" office:value-type="string" calcext:value-type="string">
            <text:p><text:span text:style-name="T1">KKK</text:span></text:p>
          </table:table-cell>
          <table:table-cell table:style-name="ce339"/>
          <table:table-cell table:style-name="ce339" office:value-type="string" calcext:value-type="string">
            <text:p><text:span text:style-name="T1">FYDPDVFY</text:span></text:p>
          </table:table-cell>
          <table:table-cell table:style-name="ce338" office:value-type="string" calcext:value-type="string">
            <text:p>amide</text:p>
          </table:table-cell>
          <table:table-cell table:style-name="ce341"/>
          <table:table-cell table:style-name="ce144" office:value-type="string" calcext:value-type="string">
            <text:p>PEP</text:p>
          </table:table-cell>
          <table:table-cell table:style-name="ce389" office:value-type="string" calcext:value-type="string">
            <text:p><text:span text:style-name="T1">Peptid 7</text:span></text:p>
          </table:table-cell>
          <table:table-cell table:style-name="ce394"/>
          <table:table-cell table:style-name="ce312" table:number-columns-repeated="1011"/>
        </table:table-row>
        <table:table-row table:style-name="ro2">
          <table:table-cell table:style-name="ce312"/>
          <table:table-cell table:style-name="ce315" table:number-columns-repeated="2"/>
          <table:table-cell table:style-name="ce319"/>
          <table:table-cell table:style-name="ce322" office:value-type="string" calcext:value-type="string">
            <text:p>P009</text:p>
          </table:table-cell>
          <table:table-cell table:style-name="ce331" office:value-type="string" calcext:value-type="string">
            <text:p>KKK</text:p>
          </table:table-cell>
          <table:table-cell table:style-name="ce340"/>
          <table:table-cell table:style-name="ce340" office:value-type="string" calcext:value-type="string">
            <text:p>LYGYDVFF</text:p>
          </table:table-cell>
          <table:table-cell table:style-name="ce338" office:value-type="string" calcext:value-type="string">
            <text:p>amide</text:p>
          </table:table-cell>
          <table:table-cell table:style-name="ce341"/>
          <table:table-cell table:style-name="ce144" office:value-type="string" calcext:value-type="string">
            <text:p>PEP</text:p>
          </table:table-cell>
          <table:table-cell table:style-name="ce389" office:value-type="string" calcext:value-type="string">
            <text:p><text:span text:style-name="T1">Peptid 8</text:span></text:p>
          </table:table-cell>
          <table:table-cell table:style-name="ce394"/>
          <table:table-cell table:style-name="ce312" table:number-columns-repeated="1011"/>
        </table:table-row>
        <table:table-row table:style-name="ro2">
          <table:table-cell table:style-name="ce312"/>
          <table:table-cell table:style-name="ce315" table:number-columns-repeated="2"/>
          <table:table-cell table:style-name="ce319"/>
          <table:table-cell table:style-name="ce322" office:value-type="string" calcext:value-type="string">
            <text:p>P010</text:p>
          </table:table-cell>
          <table:table-cell table:style-name="ce331" office:value-type="string" calcext:value-type="string">
            <text:p>KKK</text:p>
          </table:table-cell>
          <table:table-cell table:style-name="ce340"/>
          <table:table-cell table:style-name="ce340" office:value-type="string" calcext:value-type="string">
            <text:p>FYGYDVAF</text:p>
          </table:table-cell>
          <table:table-cell table:style-name="ce338" office:value-type="string" calcext:value-type="string">
            <text:p>amide</text:p>
          </table:table-cell>
          <table:table-cell table:style-name="ce341"/>
          <table:table-cell table:style-name="ce144" office:value-type="string" calcext:value-type="string">
            <text:p>PEP</text:p>
          </table:table-cell>
          <table:table-cell table:style-name="ce389" office:value-type="string" calcext:value-type="string">
            <text:p><text:span text:style-name="T1">Peptid 9</text:span></text:p>
          </table:table-cell>
          <table:table-cell table:style-name="ce394"/>
          <table:table-cell table:style-name="ce312" table:number-columns-repeated="1011"/>
        </table:table-row>
        <table:table-row table:style-name="ro2">
          <table:table-cell table:style-name="ce312"/>
          <table:table-cell table:style-name="ce315" table:number-columns-repeated="2"/>
          <table:table-cell table:style-name="ce319"/>
          <table:table-cell table:style-name="ce322" office:value-type="string" calcext:value-type="string">
            <text:p>P011</text:p>
          </table:table-cell>
          <table:table-cell table:style-name="ce330" office:value-type="string" calcext:value-type="string">
            <text:p><text:span text:style-name="T1">DOA-KK</text:span></text:p>
          </table:table-cell>
          <table:table-cell table:style-name="ce339"/>
          <table:table-cell table:style-name="ce339" office:value-type="string" calcext:value-type="string">
            <text:p><text:span text:style-name="T1">FYDYDVFY</text:span></text:p>
          </table:table-cell>
          <table:table-cell table:style-name="ce338" office:value-type="string" calcext:value-type="string">
            <text:p>amide</text:p>
          </table:table-cell>
          <table:table-cell table:style-name="ce341"/>
          <table:table-cell table:style-name="ce144" office:value-type="string" calcext:value-type="string">
            <text:p>PEP</text:p>
          </table:table-cell>
          <table:table-cell table:style-name="ce389" office:value-type="string" calcext:value-type="string">
            <text:p><text:span text:style-name="T1">Peptid 11</text:span></text:p>
          </table:table-cell>
          <table:table-cell table:style-name="ce394"/>
          <table:table-cell table:style-name="ce312" table:number-columns-repeated="1011"/>
        </table:table-row>
        <table:table-row table:style-name="ro2">
          <table:table-cell table:style-name="ce312"/>
          <table:table-cell table:style-name="ce315" table:number-columns-repeated="2"/>
          <table:table-cell table:style-name="ce319"/>
          <table:table-cell table:style-name="ce322" office:value-type="string" calcext:value-type="string">
            <text:p>P012</text:p>
          </table:table-cell>
          <table:table-cell table:style-name="ce332"/>
          <table:table-cell table:style-name="ce341"/>
          <table:table-cell/>
          <table:table-cell table:style-name="ce341"/>
          <table:table-cell table:style-name="ce341" office:value-type="string" calcext:value-type="string">
            <text:p>Fetuin</text:p>
          </table:table-cell>
          <table:table-cell table:style-name="ce144" office:value-type="string" calcext:value-type="string">
            <text:p>PEP</text:p>
          </table:table-cell>
          <table:table-cell table:style-name="ce390" office:value-type="string" calcext:value-type="string">
            <text:p>Fetuin</text:p>
          </table:table-cell>
          <table:table-cell table:style-name="ce394"/>
          <table:table-cell table:style-name="ce312" table:number-columns-repeated="1011"/>
        </table:table-row>
        <table:table-row table:style-name="ro2">
          <table:table-cell table:style-name="ce312"/>
          <table:table-cell table:style-name="ce315" table:number-columns-repeated="2"/>
          <table:table-cell table:style-name="ce319"/>
          <table:table-cell table:style-name="ce322" office:value-type="string" calcext:value-type="string">
            <text:p>P013</text:p>
          </table:table-cell>
          <table:table-cell table:style-name="ce331" office:value-type="string" calcext:value-type="string">
            <text:p>C-KK</text:p>
          </table:table-cell>
          <table:table-cell table:style-name="ce340"/>
          <table:table-cell table:style-name="ce340" office:value-type="string" calcext:value-type="string">
            <text:p>ARDFYDYDVFYAMD</text:p>
          </table:table-cell>
          <table:table-cell table:style-name="ce340" office:value-type="string" calcext:value-type="string">
            <text:p>amide</text:p>
          </table:table-cell>
          <table:table-cell table:style-name="ce341"/>
          <table:table-cell table:style-name="ce144" office:value-type="string" calcext:value-type="string">
            <text:p>PEP</text:p>
          </table:table-cell>
          <table:table-cell table:style-name="ce391" office:value-type="string" calcext:value-type="string">
            <text:p><text:span text:style-name="T1">Peptid Nenad</text:span></text:p>
          </table:table-cell>
          <table:table-cell table:style-name="ce394"/>
          <table:table-cell table:style-name="ce312" table:number-columns-repeated="1011"/>
        </table:table-row>
        <table:table-row table:style-name="ro21">
          <table:table-cell table:style-name="ce312"/>
          <table:table-cell table:style-name="ce315" table:number-columns-repeated="2"/>
          <table:table-cell table:style-name="ce319"/>
          <table:table-cell table:style-name="ce322" office:value-type="string" calcext:value-type="string">
            <text:p>P014</text:p>
          </table:table-cell>
          <table:table-cell table:style-name="ce332" office:value-type="string" calcext:value-type="string">
            <text:p>Ahx-KK</text:p>
          </table:table-cell>
          <table:table-cell table:style-name="ce341"/>
          <table:table-cell table:style-name="ce342" office:value-type="string" calcext:value-type="string">
            <text:p>FYDYDVFY</text:p>
          </table:table-cell>
          <table:table-cell table:style-name="ce341" office:value-type="string" calcext:value-type="string">
            <text:p>amide</text:p>
          </table:table-cell>
          <table:table-cell table:style-name="ce341"/>
          <table:table-cell table:style-name="ce144" office:value-type="string" calcext:value-type="string">
            <text:p>PEP</text:p>
          </table:table-cell>
          <table:table-cell table:style-name="ce134" office:value-type="string" calcext:value-type="string">
            <text:p>Peptid 10</text:p>
          </table:table-cell>
          <table:table-cell table:style-name="ce394"/>
          <table:table-cell table:style-name="ce312" table:number-columns-repeated="1011"/>
        </table:table-row>
        <table:table-row table:style-name="ro21">
          <table:table-cell table:style-name="ce312"/>
          <table:table-cell table:style-name="ce315" table:number-columns-repeated="2"/>
          <table:table-cell table:style-name="ce319"/>
          <table:table-cell table:style-name="ce322" office:value-type="string" calcext:value-type="string">
            <text:p>P015</text:p>
          </table:table-cell>
          <table:table-cell table:style-name="ce332" office:value-type="string" calcext:value-type="string">
            <text:p>KK-SG</text:p>
          </table:table-cell>
          <table:table-cell table:style-name="ce341"/>
          <table:table-cell table:style-name="ce343" office:value-type="string" calcext:value-type="string">
            <text:p>FYDYDVFY</text:p>
          </table:table-cell>
          <table:table-cell table:style-name="ce341" office:value-type="string" calcext:value-type="string">
            <text:p>amide</text:p>
          </table:table-cell>
          <table:table-cell table:style-name="ce341"/>
          <table:table-cell table:style-name="ce144" office:value-type="string" calcext:value-type="string">
            <text:p>PEP</text:p>
          </table:table-cell>
          <table:table-cell table:style-name="ce134" office:value-type="string" calcext:value-type="string">
            <text:p>Peptid 12</text:p>
          </table:table-cell>
          <table:table-cell table:style-name="ce394"/>
          <table:table-cell table:style-name="ce312" table:number-columns-repeated="1011"/>
        </table:table-row>
        <table:table-row table:style-name="ro21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16</text:p>
          </table:table-cell>
          <table:table-cell table:style-name="ce332"/>
          <table:table-cell table:style-name="ce341" office:value-type="string" calcext:value-type="string">
            <text:p>ßAßAßA</text:p>
          </table:table-cell>
          <table:table-cell table:style-name="ce343" office:value-type="string" calcext:value-type="string">
            <text:p>FYDYDVFY</text:p>
          </table:table-cell>
          <table:table-cell table:style-name="ce341" office:value-type="string" calcext:value-type="string">
            <text:p>amide</text:p>
          </table:table-cell>
          <table:table-cell table:style-name="ce338"/>
          <table:table-cell table:style-name="ce144" office:value-type="string" calcext:value-type="string">
            <text:p>PEP</text:p>
          </table:table-cell>
          <table:table-cell table:style-name="ce134" office:value-type="string" calcext:value-type="string">
            <text:p>Peptid 13</text:p>
          </table:table-cell>
          <table:table-cell table:style-name="ce303"/>
          <table:table-cell table:number-columns-repeated="1011"/>
        </table:table-row>
        <table:table-row table:style-name="ro21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17</text:p>
          </table:table-cell>
          <table:table-cell table:style-name="ce332"/>
          <table:table-cell table:style-name="ce341" office:value-type="string" calcext:value-type="string">
            <text:p>ßAßAK</text:p>
          </table:table-cell>
          <table:table-cell table:style-name="ce343" office:value-type="string" calcext:value-type="string">
            <text:p>FYDYDVFY</text:p>
          </table:table-cell>
          <table:table-cell table:style-name="ce341" office:value-type="string" calcext:value-type="string">
            <text:p>amide</text:p>
          </table:table-cell>
          <table:table-cell table:style-name="ce338"/>
          <table:table-cell table:style-name="ce144" office:value-type="string" calcext:value-type="string">
            <text:p>PEP</text:p>
          </table:table-cell>
          <table:table-cell table:style-name="ce134" office:value-type="string" calcext:value-type="string">
            <text:p>Peptid 14</text:p>
          </table:table-cell>
          <table:table-cell table:style-name="ce303"/>
          <table:table-cell table:number-columns-repeated="1011"/>
        </table:table-row>
        <table:table-row table:style-name="ro21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18</text:p>
          </table:table-cell>
          <table:table-cell table:style-name="ce333" office:value-type="string" calcext:value-type="string">
            <text:p>ßAKK</text:p>
          </table:table-cell>
          <table:table-cell table:style-name="ce341"/>
          <table:table-cell table:style-name="ce343" office:value-type="string" calcext:value-type="string">
            <text:p>FYDYDVFY</text:p>
          </table:table-cell>
          <table:table-cell table:style-name="ce341" office:value-type="string" calcext:value-type="string">
            <text:p>amide</text:p>
          </table:table-cell>
          <table:table-cell table:style-name="ce341"/>
          <table:table-cell table:style-name="ce144" office:value-type="string" calcext:value-type="string">
            <text:p>PEP</text:p>
          </table:table-cell>
          <table:table-cell table:style-name="ce134" office:value-type="string" calcext:value-type="string">
            <text:p>Peptid 15</text:p>
          </table:table-cell>
          <table:table-cell table:style-name="ce303"/>
          <table:table-cell table:number-columns-repeated="1011"/>
        </table:table-row>
        <table:table-row table:style-name="ro21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19</text:p>
          </table:table-cell>
          <table:table-cell table:style-name="ce333" office:value-type="string" calcext:value-type="string">
            <text:p>KKK</text:p>
          </table:table-cell>
          <table:table-cell table:style-name="ce341"/>
          <table:table-cell table:style-name="ce343" office:value-type="string" calcext:value-type="string">
            <text:p>FYDYDVFY</text:p>
          </table:table-cell>
          <table:table-cell table:style-name="ce341" office:value-type="string" calcext:value-type="string">
            <text:p>amide</text:p>
          </table:table-cell>
          <table:table-cell table:style-name="ce341"/>
          <table:table-cell table:style-name="ce144" office:value-type="string" calcext:value-type="string">
            <text:p>PEP</text:p>
          </table:table-cell>
          <table:table-cell table:style-name="ce134" office:value-type="string" calcext:value-type="string">
            <text:p>Peptid 16</text:p>
          </table:table-cell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20</text:p>
          </table:table-cell>
          <table:table-cell table:style-name="ce331" office:value-type="string" calcext:value-type="string">
            <text:p>KKK</text:p>
          </table:table-cell>
          <table:table-cell table:style-name="ce340"/>
          <table:table-cell table:style-name="ce340" office:value-type="string" calcext:value-type="string">
            <text:p>FYDYDVFF</text:p>
          </table:table-cell>
          <table:table-cell table:style-name="ce341" office:value-type="string" calcext:value-type="string">
            <text:p>amide</text:p>
          </table:table-cell>
          <table:table-cell table:style-name="ce341"/>
          <table:table-cell table:style-name="ce144" office:value-type="string" calcext:value-type="string">
            <text:p>PEP</text:p>
          </table:table-cell>
          <table:table-cell table:style-name="ce134" office:value-type="string" calcext:value-type="string">
            <text:p>Peptid 17</text:p>
          </table:table-cell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A001</text:p>
          </table:table-cell>
          <table:table-cell table:style-name="ce334"/>
          <table:table-cell table:style-name="ce339"/>
          <table:table-cell table:style-name="ce144" office:value-type="string" calcext:value-type="string">
            <text:p>NOT</text:p>
          </table:table-cell>
          <table:table-cell table:style-name="ce339"/>
          <table:table-cell table:style-name="ce339" office:value-type="string" calcext:value-type="string">
            <text:p>Anti-Körper </text:p>
          </table:table-cell>
          <table:table-cell table:style-name="ce144" office:value-type="string" calcext:value-type="string">
            <text:p>AB</text:p>
          </table:table-cell>
          <table:table-cell table:style-name="ce389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1</text:p>
          </table:table-cell>
          <table:table-cell table:style-name="ce332"/>
          <table:table-cell table:style-name="ce341" table:number-columns-repeated="4"/>
          <table:table-cell table:style-name="ce144" office:value-type="string" calcext:value-type="string">
            <text:p>PEP</text:p>
          </table:table-cell>
          <table:table-cell table:style-name="ce390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3</text:p>
          </table:table-cell>
          <table:table-cell table:style-name="ce331"/>
          <table:table-cell table:style-name="ce340" table:number-columns-repeated="3"/>
          <table:table-cell table:style-name="ce341"/>
          <table:table-cell table:style-name="ce144" office:value-type="string" calcext:value-type="string">
            <text:p>PEP</text:p>
          </table:table-cell>
          <table:table-cell table:style-name="ce391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4</text:p>
          </table:table-cell>
          <table:table-cell table:style-name="ce332"/>
          <table:table-cell table:style-name="ce341" table:number-columns-repeated="4"/>
          <table:table-cell table:style-name="ce144" office:value-type="string" calcext:value-type="string">
            <text:p>PEP</text:p>
          </table:table-cell>
          <table:table-cell table:style-name="ce134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5</text:p>
          </table:table-cell>
          <table:table-cell table:style-name="ce332"/>
          <table:table-cell table:style-name="ce341" table:number-columns-repeated="4"/>
          <table:table-cell table:style-name="ce144" office:value-type="string" calcext:value-type="string">
            <text:p>PEP</text:p>
          </table:table-cell>
          <table:table-cell table:style-name="ce134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6</text:p>
          </table:table-cell>
          <table:table-cell table:style-name="ce329"/>
          <table:table-cell table:style-name="ce338" table:number-columns-repeated="4"/>
          <table:table-cell table:style-name="ce144" office:value-type="string" calcext:value-type="string">
            <text:p>PEP</text:p>
          </table:table-cell>
          <table:table-cell table:style-name="ce134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7</text:p>
          </table:table-cell>
          <table:table-cell table:style-name="ce329"/>
          <table:table-cell table:style-name="ce338" table:number-columns-repeated="4"/>
          <table:table-cell table:style-name="ce144" office:value-type="string" calcext:value-type="string">
            <text:p>PEP</text:p>
          </table:table-cell>
          <table:table-cell table:style-name="ce134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8</text:p>
          </table:table-cell>
          <table:table-cell table:style-name="ce329"/>
          <table:table-cell table:style-name="ce338" table:number-columns-repeated="4"/>
          <table:table-cell table:style-name="ce144" office:value-type="string" calcext:value-type="string">
            <text:p>PEP</text:p>
          </table:table-cell>
          <table:table-cell table:style-name="ce134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10</text:p>
          </table:table-cell>
          <table:table-cell table:style-name="ce329"/>
          <table:table-cell table:style-name="ce338" table:number-columns-repeated="4"/>
          <table:table-cell table:style-name="ce144" office:value-type="string" calcext:value-type="string">
            <text:p>PEP</text:p>
          </table:table-cell>
          <table:table-cell table:style-name="ce134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13</text:p>
          </table:table-cell>
          <table:table-cell table:style-name="ce329"/>
          <table:table-cell table:style-name="ce338" table:number-columns-repeated="4"/>
          <table:table-cell table:style-name="ce144" office:value-type="string" calcext:value-type="string">
            <text:p>PEP</text:p>
          </table:table-cell>
          <table:table-cell table:style-name="ce134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30</text:p>
          </table:table-cell>
          <table:table-cell table:style-name="ce329"/>
          <table:table-cell table:style-name="ce338"/>
          <table:table-cell/>
          <table:table-cell table:style-name="ce338"/>
          <table:table-cell table:style-name="ce338" office:value-type="string" calcext:value-type="string">
            <text:p>Kloe S </text:p>
          </table:table-cell>
          <table:table-cell table:style-name="ce144" office:value-type="string" calcext:value-type="string">
            <text:p>PEP</text:p>
          </table:table-cell>
          <table:table-cell table:style-name="ce134"/>
          <table:table-cell table:style-name="ce303"/>
          <table:table-cell table:number-columns-repeated="1011"/>
        </table:table-row>
        <table:table-row table:style-name="ro2">
          <table:table-cell/>
          <table:table-cell table:style-name="ce313" table:number-columns-repeated="2"/>
          <table:table-cell table:style-name="ce318"/>
          <table:table-cell table:style-name="ce322" office:value-type="string" calcext:value-type="string">
            <text:p>P031</text:p>
          </table:table-cell>
          <table:table-cell table:style-name="ce329"/>
          <table:table-cell table:style-name="ce338"/>
          <table:table-cell/>
          <table:table-cell table:style-name="ce338"/>
          <table:table-cell table:style-name="ce338" office:value-type="string" calcext:value-type="string">
            <text:p>Kloe A</text:p>
          </table:table-cell>
          <table:table-cell table:style-name="ce144" office:value-type="string" calcext:value-type="string">
            <text:p>PEP</text:p>
          </table:table-cell>
          <table:table-cell table:style-name="ce134"/>
          <table:table-cell table:style-name="ce303"/>
          <table:table-cell table:number-columns-repeated="1011"/>
        </table:table-row>
        <table:table-row table:style-name="ro2" table:number-rows-repeated="2">
          <table:table-cell/>
          <table:table-cell table:style-name="ce177" table:number-columns-repeated="3"/>
          <table:table-cell table:style-name="ce323"/>
          <table:table-cell table:style-name="ce262"/>
          <table:table-cell table:style-name="ce177" table:number-columns-repeated="4"/>
          <table:table-cell table:style-name="ce386"/>
          <table:table-cell table:style-name="ce262"/>
          <table:table-cell table:style-name="ce177" table:number-columns-repeated="5"/>
          <table:table-cell table:number-columns-repeated="1007"/>
        </table:table-row>
        <table:table-row table:style-name="ro2">
          <table:table-cell/>
          <table:table-cell table:style-name="ce177"/>
          <table:table-cell table:number-columns-repeated="8"/>
          <table:table-cell table:style-name="ce144"/>
          <table:table-cell table:number-columns-repeated="1013"/>
        </table:table-row>
        <table:table-row table:style-name="ro2" table:number-rows-repeated="2">
          <table:table-cell/>
          <table:table-cell table:style-name="ce177"/>
          <table:table-cell table:number-columns-repeated="1022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gand" table:style-name="ta1">
        <table:table-column table:style-name="co39" table:default-cell-style-name="Default"/>
        <table:table-column table:style-name="co47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5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number-columns-repeated="2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2">
          <table:table-cell table:number-columns-repeated="11"/>
          <table:table-cell table:content-validation-name="val1"/>
          <table:table-cell table:number-columns-repeated="1012"/>
        </table:table-row>
        <table:table-row table:style-name="ro2">
          <table:table-cell/>
          <table:table-cell table:style-name="ce397"/>
          <table:table-cell table:style-name="ce400" office:value-type="string" calcext:value-type="string" table:number-columns-spanned="14" table:number-rows-spanned="2">
            <text:p>Ligand</text:p>
          </table:table-cell>
          <table:covered-table-cell table:style-name="ce405" table:content-validation-name="val26"/>
          <table:covered-table-cell table:number-columns-repeated="6" table:style-name="ce405"/>
          <table:covered-table-cell table:style-name="ce405" table:content-validation-name="val28"/>
          <table:covered-table-cell table:style-name="ce405" table:content-validation-name="val1"/>
          <table:covered-table-cell table:number-columns-repeated="3" table:style-name="ce405"/>
          <table:covered-table-cell table:style-name="ce424"/>
          <table:table-cell table:style-name="ce428"/>
          <table:table-cell table:number-columns-repeated="1007"/>
        </table:table-row>
        <table:table-row table:style-name="ro2">
          <table:table-cell/>
          <table:table-cell table:style-name="ce398"/>
          <table:covered-table-cell table:style-name="ce401"/>
          <table:covered-table-cell table:style-name="ce406" table:content-validation-name="val26"/>
          <table:covered-table-cell table:number-columns-repeated="6" table:style-name="ce406"/>
          <table:covered-table-cell table:style-name="ce406" table:content-validation-name="val28"/>
          <table:covered-table-cell table:style-name="ce406" table:content-validation-name="val1"/>
          <table:covered-table-cell table:number-columns-repeated="3" table:style-name="ce406"/>
          <table:covered-table-cell table:style-name="ce425"/>
          <table:table-cell table:style-name="ce429"/>
          <table:table-cell table:number-columns-repeated="1007"/>
        </table:table-row>
        <table:table-row table:style-name="ro2">
          <table:table-cell/>
          <table:table-cell table:style-name="ce398"/>
          <table:table-cell table:style-name="ce402"/>
          <table:table-cell table:style-name="ce407" table:content-validation-name="val27"/>
          <table:table-cell table:style-name="ce407" table:number-columns-repeated="6"/>
          <table:table-cell table:style-name="ce407" table:content-validation-name="val28"/>
          <table:table-cell table:style-name="ce407" table:content-validation-name="val1"/>
          <table:table-cell table:style-name="ce407" table:number-columns-repeated="3"/>
          <table:table-cell table:style-name="ce402"/>
          <table:table-cell table:style-name="ce429"/>
          <table:table-cell table:number-columns-repeated="1007"/>
        </table:table-row>
        <table:table-row table:style-name="ro6">
          <table:table-cell table:style-name="ce395"/>
          <table:table-cell table:style-name="ce398"/>
          <table:table-cell table:style-name="ce402"/>
          <table:table-cell table:style-name="ce408" office:value-type="string" calcext:value-type="string" table:number-columns-spanned="5" table:number-rows-spanned="1">
            <text:p>General</text:p>
          </table:table-cell>
          <table:covered-table-cell table:number-columns-repeated="4" table:style-name="ce412"/>
          <table:table-cell table:style-name="ce416"/>
          <table:table-cell table:style-name="ce419" office:value-type="string" calcext:value-type="string" table:number-columns-spanned="7" table:number-rows-spanned="1">
            <text:p>Batch</text:p>
          </table:table-cell>
          <table:covered-table-cell table:style-name="ce421" table:content-validation-name="val28"/>
          <table:covered-table-cell table:style-name="ce421" table:content-validation-name="val1"/>
          <table:covered-table-cell table:number-columns-repeated="3" table:style-name="ce421"/>
          <table:covered-table-cell table:style-name="ce426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12">
          <table:table-cell table:style-name="ce396"/>
          <table:table-cell table:style-name="ce399"/>
          <table:table-cell table:style-name="ce327" office:value-type="string" calcext:value-type="string">
            <text:p>Ligand id</text:p>
          </table:table-cell>
          <table:table-cell table:style-name="ce327" office:value-type="string" calcext:value-type="string">
            <text:p>Peptide ID</text:p>
          </table:table-cell>
          <table:table-cell table:style-name="ce327" office:value-type="string" calcext:value-type="string">
            <text:p>Linker</text:p>
          </table:table-cell>
          <table:table-cell table:style-name="ce337" office:value-type="string" calcext:value-type="string">
            <text:p>Spacer</text:p>
          </table:table-cell>
          <table:table-cell table:style-name="ce337" office:value-type="string" calcext:value-type="string">
            <text:p>Sequence</text:p>
          </table:table-cell>
          <table:table-cell table:style-name="ce414" office:value-type="string" calcext:value-type="string">
            <text:p>C-terminus</text:p>
          </table:table-cell>
          <table:table-cell table:style-name="ce417"/>
          <table:table-cell table:style-name="ce420" office:value-type="string" calcext:value-type="string">
            <text:p>Concentration [mg/ml]</text:p>
          </table:table-cell>
          <table:table-cell table:style-name="ce337" office:value-type="string" calcext:value-type="string">
            <text:p>Buffer</text:p>
          </table:table-cell>
          <table:table-cell table:style-name="ce337" table:content-validation-name="val1" office:value-type="string" calcext:value-type="string">
            <text:p>pH</text:p>
          </table:table-cell>
          <table:table-cell table:style-name="ce337" office:value-type="string" calcext:value-type="string">
            <text:p>Purity (MS)</text:p>
          </table:table-cell>
          <table:table-cell table:style-name="ce337" office:value-type="string" calcext:value-type="string">
            <text:p>Synthesized by</text:p>
          </table:table-cell>
          <table:table-cell table:style-name="ce337" office:value-type="string" calcext:value-type="string">
            <text:p>Synthesization Date</text:p>
          </table:table-cell>
          <table:table-cell table:style-name="ce414" office:value-type="string" calcext:value-type="string">
            <text:p>Comment</text:p>
          </table:table-cell>
          <table:table-cell table:style-name="ce431"/>
          <table:table-cell table:style-name="ce432" table:number-columns-repeated="4"/>
          <table:table-cell table:style-name="ce396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NO</text:p>
          </table:table-cell>
          <table:table-cell table:style-name="ce409" table:content-validation-name="val26" office:value-type="string" calcext:value-type="string">
            <text:p>Empty</text:p>
          </table:table-cell>
          <table:table-cell table:style-name="ce413" table:formula="of:=VLOOKUP([.D7];['Peptide db'.E4:.G38] ;2;0)" office:value-type="string" office:string-value="NOT" calcext:value-type="string">
            <text:p>NOT</text:p>
          </table:table-cell>
          <table:table-cell table:style-name="ce413" table:formula="of:=VLOOKUP([.D7];['Peptide db'.E4:.G38] ;3;0)" office:value-type="string" office:string-value="NOT" calcext:value-type="string">
            <text:p>NOT</text:p>
          </table:table-cell>
          <table:table-cell table:style-name="ce413" table:formula="of:=VLOOKUP([.D7];['Peptide db'.E4:.I38] ;4;0)" office:value-type="string" office:string-value="NOT" calcext:value-type="string">
            <text:p>NOT</text:p>
          </table:table-cell>
          <table:table-cell table:style-name="ce415" table:formula="of:=VLOOKUP([.D7];['Peptide db'.E4:.I38] ;5;0)" office:value-type="string" office:string-value="NOT" calcext:value-type="string">
            <text:p>NOT</text:p>
          </table:table-cell>
          <table:table-cell table:style-name="ce418"/>
          <table:table-cell table:style-name="ce411" office:value-type="float" office:value="0" calcext:value-type="float">
            <text:p>0</text:p>
          </table:table-cell>
          <table:table-cell table:style-name="ce422" table:content-validation-name="val28" office:value-type="string" calcext:value-type="string">
            <text:p>Natriumhydrogencarbonat</text:p>
          </table:table-cell>
          <table:table-cell table:style-name="ce422" table:content-validation-name="val1" office:value-type="float" office:value="8.5" calcext:value-type="float">
            <text:p>8.5</text:p>
          </table:table-cell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Buffer01</text:p>
          </table:table-cell>
          <table:table-cell table:style-name="ce409" table:content-validation-name="val26" office:value-type="string" calcext:value-type="string">
            <text:p>Buffer001</text:p>
          </table:table-cell>
          <table:table-cell table:style-name="ce413" table:number-columns-repeated="3"/>
          <table:table-cell table:style-name="ce415"/>
          <table:table-cell table:style-name="ce418"/>
          <table:table-cell table:style-name="ce411"/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1</text:p>
          </table:table-cell>
          <table:table-cell table:style-name="ce409" table:content-validation-name="val26" office:value-type="string" calcext:value-type="string">
            <text:p>P012</text:p>
          </table:table-cell>
          <table:table-cell table:style-name="ce413" table:formula="of:=VLOOKUP([.D9];['Peptide db'.E6:.G40] ;2;0)" office:value-type="float" office:value="0" calcext:value-type="float">
            <text:p/>
          </table:table-cell>
          <table:table-cell table:style-name="ce413" table:formula="of:=VLOOKUP([.D9];['Peptide db'.E6:.H40] ;3;0)" office:value-type="float" office:value="0" calcext:value-type="float">
            <text:p/>
          </table:table-cell>
          <table:table-cell table:style-name="ce413" table:formula="of:=VLOOKUP([.D9];['Peptide db'.E6:.I40] ;4;0)" office:value-type="float" office:value="0" calcext:value-type="float">
            <text:p/>
          </table:table-cell>
          <table:table-cell table:style-name="ce415" table:formula="of:=VLOOKUP([.D9];['Peptide db'.E6:.J40] ;5;0)" office:value-type="float" office:value="0" calcext:value-type="float">
            <text:p/>
          </table:table-cell>
          <table:table-cell table:style-name="ce418"/>
          <table:table-cell table:style-name="ce309" office:value-type="float" office:value="0.1" calcext:value-type="float">
            <text:p>0.1</text:p>
          </table:table-cell>
          <table:table-cell table:style-name="ce422" table:content-validation-name="val28" office:value-type="string" calcext:value-type="string">
            <text:p>Natriumhydrogencarbonat</text:p>
          </table:table-cell>
          <table:table-cell table:style-name="ce422" table:content-validation-name="val1" office:value-type="float" office:value="8.5" calcext:value-type="float">
            <text:p>8.5</text:p>
          </table:table-cell>
          <table:table-cell table:style-name="ce422"/>
          <table:table-cell table:style-name="ce422" table:content-validation-name="val29"/>
          <table:table-cell table:style-name="ce423" table:content-validation-name="val30" office:value-type="date" office:date-value="2017-05-09" calcext:value-type="date">
            <text:p>05/09/17</text:p>
          </table:table-cell>
          <table:table-cell table:style-name="ce253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2</text:p>
          </table:table-cell>
          <table:table-cell table:style-name="ce409" table:content-validation-name="val26" office:value-type="string" calcext:value-type="string">
            <text:p>P001</text:p>
          </table:table-cell>
          <table:table-cell table:style-name="ce413" table:formula="of:=VLOOKUP([.D10];['Peptide db'.E6:.G40] ;2;0)" office:value-type="string" office:string-value="KKK" calcext:value-type="string">
            <text:p>KKK</text:p>
          </table:table-cell>
          <table:table-cell table:style-name="ce413" table:formula="of:=VLOOKUP([.D10];['Peptide db'.E6:.G40] ;3;0)" office:value-type="float" office:value="0" calcext:value-type="float">
            <text:p/>
          </table:table-cell>
          <table:table-cell table:style-name="ce413" table:formula="of:=VLOOKUP([.D10];['Peptide db'.E6:.I40] ;4;0)" office:value-type="string" office:string-value="FYDYDVFY" calcext:value-type="string">
            <text:p>FYDYDVFY</text:p>
          </table:table-cell>
          <table:table-cell table:style-name="ce415" table:formula="of:=VLOOKUP([.D10];['Peptide db'.E6:.I40] ;5;0)" office:value-type="string" office:string-value="amide" calcext:value-type="string">
            <text:p>amide</text:p>
          </table:table-cell>
          <table:table-cell table:style-name="ce418"/>
          <table:table-cell table:style-name="ce309" office:value-type="float" office:value="1" calcext:value-type="float">
            <text:p>1</text:p>
          </table:table-cell>
          <table:table-cell table:style-name="ce422" table:content-validation-name="val28" office:value-type="string" calcext:value-type="string">
            <text:p>Natriumhydrogencarbonat</text:p>
          </table:table-cell>
          <table:table-cell table:style-name="ce422" table:content-validation-name="val1" office:value-type="float" office:value="8.5" calcext:value-type="float">
            <text:p>8.5</text:p>
          </table:table-cell>
          <table:table-cell table:style-name="ce422"/>
          <table:table-cell table:style-name="ce422" table:content-validation-name="val29"/>
          <table:table-cell table:style-name="ce423" table:content-validation-name="val30"/>
          <table:table-cell table:style-name="ce253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3</text:p>
          </table:table-cell>
          <table:table-cell table:style-name="ce409" table:content-validation-name="val26" office:value-type="string" calcext:value-type="string">
            <text:p>P008</text:p>
          </table:table-cell>
          <table:table-cell table:style-name="ce413" table:formula="of:=VLOOKUP([.D11];['Peptide db'.E7:.G41] ;2;0)" office:value-type="string" office:string-value="KKK" calcext:value-type="string">
            <text:p>KKK</text:p>
          </table:table-cell>
          <table:table-cell table:style-name="ce413" table:formula="of:=VLOOKUP([.D11];['Peptide db'.E7:.G41] ;3;0)" office:value-type="float" office:value="0" calcext:value-type="float">
            <text:p>0</text:p>
          </table:table-cell>
          <table:table-cell table:style-name="ce413" table:formula="of:=VLOOKUP([.D11];['Peptide db'.E7:.I41] ;4;0)" office:value-type="string" office:string-value="FYDPDVFY" calcext:value-type="string">
            <text:p>FYDPDVFY</text:p>
          </table:table-cell>
          <table:table-cell table:style-name="ce415" table:formula="of:=VLOOKUP([.D11];['Peptide db'.E7:.I41] ;5;0)" office:value-type="string" office:string-value="amide" calcext:value-type="string">
            <text:p>amide</text:p>
          </table:table-cell>
          <table:table-cell table:style-name="ce418"/>
          <table:table-cell table:style-name="ce309" office:value-type="float" office:value="1" calcext:value-type="float">
            <text:p>1</text:p>
          </table:table-cell>
          <table:table-cell table:style-name="ce422" table:content-validation-name="val28" office:value-type="string" calcext:value-type="string">
            <text:p>Natriumhydrogencarbonat</text:p>
          </table:table-cell>
          <table:table-cell table:style-name="ce422" table:content-validation-name="val1" office:value-type="float" office:value="8.5" calcext:value-type="float">
            <text:p>8.5</text:p>
          </table:table-cell>
          <table:table-cell table:style-name="ce422"/>
          <table:table-cell table:style-name="ce422" table:content-validation-name="val29"/>
          <table:table-cell table:style-name="ce423" table:content-validation-name="val30"/>
          <table:table-cell table:style-name="ce253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4</text:p>
          </table:table-cell>
          <table:table-cell table:style-name="ce409" table:content-validation-name="val26" office:value-type="string" calcext:value-type="string">
            <text:p>P009</text:p>
          </table:table-cell>
          <table:table-cell table:style-name="ce413" table:formula="of:=VLOOKUP([.D12];['Peptide db'.E8:.G42] ;2;0)" office:value-type="string" office:string-value="KKK" calcext:value-type="string">
            <text:p>KKK</text:p>
          </table:table-cell>
          <table:table-cell table:style-name="ce413" table:formula="of:=VLOOKUP([.D12];['Peptide db'.E8:.G42] ;3;0)" office:value-type="float" office:value="0" calcext:value-type="float">
            <text:p>0</text:p>
          </table:table-cell>
          <table:table-cell table:style-name="ce413" table:formula="of:=VLOOKUP([.D12];['Peptide db'.E8:.I42] ;4;0)" office:value-type="string" office:string-value="LYGYDVFF" calcext:value-type="string">
            <text:p>LYGYDVFF</text:p>
          </table:table-cell>
          <table:table-cell table:style-name="ce415" table:formula="of:=VLOOKUP([.D12];['Peptide db'.E8:.I42] ;5;0)" office:value-type="string" office:string-value="amide" calcext:value-type="string">
            <text:p>amide</text:p>
          </table:table-cell>
          <table:table-cell table:style-name="ce418"/>
          <table:table-cell table:style-name="ce309" office:value-type="float" office:value="1" calcext:value-type="float">
            <text:p>1</text:p>
          </table:table-cell>
          <table:table-cell table:style-name="ce422" table:content-validation-name="val28" office:value-type="string" calcext:value-type="string">
            <text:p>Natriumhydrogencarbonat</text:p>
          </table:table-cell>
          <table:table-cell table:style-name="ce422" table:content-validation-name="val1" office:value-type="float" office:value="8.5" calcext:value-type="float">
            <text:p>8.5</text:p>
          </table:table-cell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253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5</text:p>
          </table:table-cell>
          <table:table-cell table:style-name="ce409" table:content-validation-name="val26" office:value-type="string" calcext:value-type="string">
            <text:p>P010</text:p>
          </table:table-cell>
          <table:table-cell table:style-name="ce413" table:formula="of:=VLOOKUP([.D13];['Peptide db'.E9:.G43] ;2;0)" office:value-type="string" office:string-value="KKK" calcext:value-type="string">
            <text:p>KKK</text:p>
          </table:table-cell>
          <table:table-cell table:style-name="ce413" table:formula="of:=VLOOKUP([.D13];['Peptide db'.E9:.G43] ;3;0)" office:value-type="float" office:value="0" calcext:value-type="float">
            <text:p>0</text:p>
          </table:table-cell>
          <table:table-cell table:style-name="ce413" table:formula="of:=VLOOKUP([.D13];['Peptide db'.E9:.I43] ;4;0)" office:value-type="string" office:string-value="FYGYDVAF" calcext:value-type="string">
            <text:p>FYGYDVAF</text:p>
          </table:table-cell>
          <table:table-cell table:style-name="ce415" table:formula="of:=VLOOKUP([.D13];['Peptide db'.E9:.I43] ;5;0)" office:value-type="string" office:string-value="amide" calcext:value-type="string">
            <text:p>amide</text:p>
          </table:table-cell>
          <table:table-cell table:style-name="ce418"/>
          <table:table-cell table:style-name="ce309" office:value-type="float" office:value="1" calcext:value-type="float">
            <text:p>1</text:p>
          </table:table-cell>
          <table:table-cell table:style-name="ce422" table:content-validation-name="val28" office:value-type="string" calcext:value-type="string">
            <text:p>Natriumhydrogencarbonat</text:p>
          </table:table-cell>
          <table:table-cell table:style-name="ce422" table:content-validation-name="val1" office:value-type="float" office:value="8.5" calcext:value-type="float">
            <text:p>8.5</text:p>
          </table:table-cell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253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L006</text:p>
          </table:table-cell>
          <table:table-cell table:style-name="ce409" table:content-validation-name="val26" office:value-type="string" calcext:value-type="string">
            <text:p>P011</text:p>
          </table:table-cell>
          <table:table-cell table:style-name="ce413" table:formula="of:=VLOOKUP([.D14];['Peptide db'.E10:.G44] ;2;0)" office:value-type="string" office:string-value="DOA-KK" calcext:value-type="string">
            <text:p>DOA-KK</text:p>
          </table:table-cell>
          <table:table-cell table:style-name="ce413" table:formula="of:=VLOOKUP([.D14];['Peptide db'.E10:.G44] ;3;0)" office:value-type="float" office:value="0" calcext:value-type="float">
            <text:p>0</text:p>
          </table:table-cell>
          <table:table-cell table:style-name="ce413" table:formula="of:=VLOOKUP([.D14];['Peptide db'.E10:.I44] ;4;0)" office:value-type="string" office:string-value="FYDYDVFY" calcext:value-type="string">
            <text:p>FYDYDVFY</text:p>
          </table:table-cell>
          <table:table-cell table:style-name="ce415" table:formula="of:=VLOOKUP([.D14];['Peptide db'.E10:.I44] ;5;0)" office:value-type="string" office:string-value="amide" calcext:value-type="string">
            <text:p>amide</text:p>
          </table:table-cell>
          <table:table-cell table:style-name="ce418"/>
          <table:table-cell table:style-name="ce309" office:value-type="float" office:value="1" calcext:value-type="float">
            <text:p>1</text:p>
          </table:table-cell>
          <table:table-cell table:style-name="ce422" table:content-validation-name="val28" office:value-type="string" calcext:value-type="string">
            <text:p>Natriumhydrogencarbonat</text:p>
          </table:table-cell>
          <table:table-cell table:style-name="ce422" table:content-validation-name="val1" office:value-type="float" office:value="8.5" calcext:value-type="float">
            <text:p>8.5</text:p>
          </table:table-cell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253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3">
          <table:table-cell table:style-name="ce395"/>
          <table:table-cell table:style-name="ce398"/>
          <table:table-cell table:style-name="ce403" office:value-type="string" calcext:value-type="string">
            <text:p>L007</text:p>
          </table:table-cell>
          <table:table-cell table:style-name="ce409" table:content-validation-name="val26" office:value-type="string" calcext:value-type="string">
            <text:p>P013</text:p>
          </table:table-cell>
          <table:table-cell table:style-name="ce413" table:formula="of:=VLOOKUP([.D15];['Peptide db'.E11:.G45] ;2;0)" office:value-type="string" office:string-value="C-KK" calcext:value-type="string">
            <text:p>C-KK</text:p>
          </table:table-cell>
          <table:table-cell table:style-name="ce413" table:formula="of:=VLOOKUP([.D15];['Peptide db'.E11:.G45] ;3;0)" office:value-type="float" office:value="0" calcext:value-type="float">
            <text:p>0</text:p>
          </table:table-cell>
          <table:table-cell table:style-name="ce413" table:formula="of:=VLOOKUP([.D15];['Peptide db'.E11:.I45] ;4;0)" office:value-type="string" office:string-value="ARDFYDYDVFYAMD" calcext:value-type="string">
            <text:p>ARDFYDYDVFYAMD</text:p>
          </table:table-cell>
          <table:table-cell table:style-name="ce415" table:formula="of:=VLOOKUP([.D15];['Peptide db'.E11:.I45] ;5;0)" office:value-type="string" office:string-value="amide" calcext:value-type="string">
            <text:p>amide</text:p>
          </table:table-cell>
          <table:table-cell table:style-name="ce418"/>
          <table:table-cell table:style-name="ce309" table:formula="of:=0.7/10" office:value-type="float" office:value="0.07" calcext:value-type="float">
            <text:p>0.07</text:p>
          </table:table-cell>
          <table:table-cell table:style-name="ce422" table:content-validation-name="val28" office:value-type="string" calcext:value-type="string">
            <text:p>Natriumhydrogencarbonat</text:p>
          </table:table-cell>
          <table:table-cell table:style-name="ce422" table:content-validation-name="val1" office:value-type="float" office:value="8.5" calcext:value-type="float">
            <text:p>8.5</text:p>
          </table:table-cell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253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1</text:p>
          </table:table-cell>
          <table:table-cell table:style-name="ce409" table:content-validation-name="val26" office:value-type="string" calcext:value-type="string">
            <text:p>P1</text:p>
          </table:table-cell>
          <table:table-cell table:style-name="ce413" table:formula="of:=VLOOKUP([.D16];['Peptide db'.E1:.G47] ;2;0)" office:value-type="float" office:value="0" calcext:value-type="float">
            <text:p/>
          </table:table-cell>
          <table:table-cell table:style-name="ce413" table:formula="of:=VLOOKUP([.D16];['Peptide db'.E13:.G47] ;3;0)" office:value-type="float" office:value="0" calcext:value-type="float">
            <text:p>0</text:p>
          </table:table-cell>
          <table:table-cell table:style-name="ce413" table:formula="of:=VLOOKUP([.D16];['Peptide db'.E13:.I47] ;4;0)" office:value-type="float" office:value="0" calcext:value-type="float">
            <text:p>0</text:p>
          </table:table-cell>
          <table:table-cell table:style-name="ce415" table:formula="of:=VLOOKUP([.D16];['Peptide db'.E13:.I47] ;5;0)" office:value-type="float" office:value="0" calcext:value-type="float">
            <text:p>0</text:p>
          </table:table-cell>
          <table:table-cell table:style-name="ce418"/>
          <table:table-cell table:style-name="ce411"/>
          <table:table-cell table:number-columns-repeated="2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253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3</text:p>
          </table:table-cell>
          <table:table-cell table:style-name="ce409" table:content-validation-name="val26" office:value-type="string" calcext:value-type="string">
            <text:p>P3</text:p>
          </table:table-cell>
          <table:table-cell table:style-name="ce413" table:formula="of:=VLOOKUP([.D17];['Peptide db'.E$1:.F$1048576] ;2;0)" office:value-type="float" office:value="0" calcext:value-type="float">
            <text:p/>
          </table:table-cell>
          <table:table-cell table:style-name="ce413" table:formula="of:=VLOOKUP([.D17];['Peptide db'.E14:.G48] ;3;0)" office:value-type="float" office:value="0" calcext:value-type="float">
            <text:p>0</text:p>
          </table:table-cell>
          <table:table-cell table:style-name="ce413" table:formula="of:=VLOOKUP([.D17];['Peptide db'.E14:.I48] ;4;0)" office:value-type="float" office:value="0" calcext:value-type="float">
            <text:p>0</text:p>
          </table:table-cell>
          <table:table-cell table:style-name="ce415" table:formula="of:=VLOOKUP([.D17];['Peptide db'.E14:.I48] ;5;0)" office:value-type="float" office:value="0" calcext:value-type="float">
            <text:p>0</text:p>
          </table:table-cell>
          <table:table-cell table:style-name="ce418"/>
          <table:table-cell table:style-name="ce411"/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4</text:p>
          </table:table-cell>
          <table:table-cell table:style-name="ce409" table:content-validation-name="val26" office:value-type="string" calcext:value-type="string">
            <text:p>P4</text:p>
          </table:table-cell>
          <table:table-cell table:style-name="ce413" table:formula="of:=VLOOKUP([.D18];['Peptide db'.E15:.G49] ;2;0)" office:value-type="float" office:value="0" calcext:value-type="float">
            <text:p>0</text:p>
          </table:table-cell>
          <table:table-cell table:style-name="ce413" table:formula="of:=VLOOKUP([.D18];['Peptide db'.E15:.G49] ;3;0)" office:value-type="float" office:value="0" calcext:value-type="float">
            <text:p>0</text:p>
          </table:table-cell>
          <table:table-cell table:style-name="ce413" table:formula="of:=VLOOKUP([.D18];['Peptide db'.E15:.I49] ;4;0)" office:value-type="float" office:value="0" calcext:value-type="float">
            <text:p>0</text:p>
          </table:table-cell>
          <table:table-cell table:style-name="ce415" table:formula="of:=VLOOKUP([.D18];['Peptide db'.E15:.I49] ;5;0)" office:value-type="float" office:value="0" calcext:value-type="float">
            <text:p>0</text:p>
          </table:table-cell>
          <table:table-cell table:style-name="ce418"/>
          <table:table-cell table:style-name="ce411"/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5</text:p>
          </table:table-cell>
          <table:table-cell table:style-name="ce409" table:content-validation-name="val26" office:value-type="string" calcext:value-type="string">
            <text:p>P5</text:p>
          </table:table-cell>
          <table:table-cell table:style-name="ce413" table:formula="of:=VLOOKUP([.D19];['Peptide db'.E16:.G50] ;2;0)" office:value-type="float" office:value="0" calcext:value-type="float">
            <text:p>0</text:p>
          </table:table-cell>
          <table:table-cell table:style-name="ce413" table:formula="of:=VLOOKUP([.D19];['Peptide db'.E16:.G50] ;3;0)" office:value-type="float" office:value="0" calcext:value-type="float">
            <text:p>0</text:p>
          </table:table-cell>
          <table:table-cell table:style-name="ce413" table:formula="of:=VLOOKUP([.D19];['Peptide db'.E16:.I50] ;4;0)" office:value-type="float" office:value="0" calcext:value-type="float">
            <text:p>0</text:p>
          </table:table-cell>
          <table:table-cell table:style-name="ce415" table:formula="of:=VLOOKUP([.D19];['Peptide db'.E16:.I50] ;5;0)" office:value-type="float" office:value="0" calcext:value-type="float">
            <text:p>0</text:p>
          </table:table-cell>
          <table:table-cell table:style-name="ce418"/>
          <table:table-cell table:style-name="ce411"/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6</text:p>
          </table:table-cell>
          <table:table-cell table:style-name="ce409" table:content-validation-name="val26" office:value-type="string" calcext:value-type="string">
            <text:p>P6</text:p>
          </table:table-cell>
          <table:table-cell table:style-name="ce413" table:formula="of:=VLOOKUP([.D20];['Peptide db'.E17:.G51] ;2;0)" office:value-type="float" office:value="0" calcext:value-type="float">
            <text:p>0</text:p>
          </table:table-cell>
          <table:table-cell table:style-name="ce413" table:formula="of:=VLOOKUP([.D20];['Peptide db'.E17:.G51] ;3;0)" office:value-type="float" office:value="0" calcext:value-type="float">
            <text:p>0</text:p>
          </table:table-cell>
          <table:table-cell table:style-name="ce413" table:formula="of:=VLOOKUP([.D20];['Peptide db'.E17:.I51] ;4;0)" office:value-type="float" office:value="0" calcext:value-type="float">
            <text:p>0</text:p>
          </table:table-cell>
          <table:table-cell table:style-name="ce415" table:formula="of:=VLOOKUP([.D20];['Peptide db'.E17:.I51] ;5;0)" office:value-type="float" office:value="0" calcext:value-type="float">
            <text:p>0</text:p>
          </table:table-cell>
          <table:table-cell table:style-name="ce418"/>
          <table:table-cell table:style-name="ce411"/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7</text:p>
          </table:table-cell>
          <table:table-cell table:style-name="ce409" table:content-validation-name="val26" office:value-type="string" calcext:value-type="string">
            <text:p>P7</text:p>
          </table:table-cell>
          <table:table-cell table:style-name="ce413" table:formula="of:=VLOOKUP([.D21];['Peptide db'.E18:.G52] ;2;0)" office:value-type="float" office:value="0" calcext:value-type="float">
            <text:p>0</text:p>
          </table:table-cell>
          <table:table-cell table:style-name="ce413" table:formula="of:=VLOOKUP([.D21];['Peptide db'.E18:.G52] ;3;0)" office:value-type="float" office:value="0" calcext:value-type="float">
            <text:p>0</text:p>
          </table:table-cell>
          <table:table-cell table:style-name="ce413" table:formula="of:=VLOOKUP([.D21];['Peptide db'.E18:.I52] ;4;0)" office:value-type="float" office:value="0" calcext:value-type="float">
            <text:p>0</text:p>
          </table:table-cell>
          <table:table-cell table:style-name="ce415" table:formula="of:=VLOOKUP([.D21];['Peptide db'.E18:.I52] ;5;0)" office:value-type="float" office:value="0" calcext:value-type="float">
            <text:p>0</text:p>
          </table:table-cell>
          <table:table-cell table:style-name="ce418"/>
          <table:table-cell table:style-name="ce411"/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8</text:p>
          </table:table-cell>
          <table:table-cell table:style-name="ce409" table:content-validation-name="val26" office:value-type="string" calcext:value-type="string">
            <text:p>P8</text:p>
          </table:table-cell>
          <table:table-cell table:style-name="ce413" table:formula="of:=VLOOKUP([.D22];['Peptide db'.E19:.G53] ;2;0)" office:value-type="float" office:value="0" calcext:value-type="float">
            <text:p>0</text:p>
          </table:table-cell>
          <table:table-cell table:style-name="ce413" table:formula="of:=VLOOKUP([.D22];['Peptide db'.E19:.G53] ;3;0)" office:value-type="float" office:value="0" calcext:value-type="float">
            <text:p>0</text:p>
          </table:table-cell>
          <table:table-cell table:style-name="ce413" table:formula="of:=VLOOKUP([.D22];['Peptide db'.E19:.I53] ;4;0)" office:value-type="float" office:value="0" calcext:value-type="float">
            <text:p>0</text:p>
          </table:table-cell>
          <table:table-cell table:style-name="ce415" table:formula="of:=VLOOKUP([.D22];['Peptide db'.E19:.I53] ;5;0)" office:value-type="float" office:value="0" calcext:value-type="float">
            <text:p>0</text:p>
          </table:table-cell>
          <table:table-cell table:style-name="ce418"/>
          <table:table-cell table:style-name="ce411"/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10</text:p>
          </table:table-cell>
          <table:table-cell table:style-name="ce409" table:content-validation-name="val26" office:value-type="string" calcext:value-type="string">
            <text:p>P10</text:p>
          </table:table-cell>
          <table:table-cell table:style-name="ce413" table:formula="of:=VLOOKUP([.D23];['Peptide db'.E20:.G54] ;2;0)" office:value-type="float" office:value="0" calcext:value-type="float">
            <text:p>0</text:p>
          </table:table-cell>
          <table:table-cell table:style-name="ce413" table:formula="of:=VLOOKUP([.D23];['Peptide db'.E20:.G54] ;3;0)" office:value-type="float" office:value="0" calcext:value-type="float">
            <text:p>0</text:p>
          </table:table-cell>
          <table:table-cell table:style-name="ce413" table:formula="of:=VLOOKUP([.D23];['Peptide db'.E20:.I54] ;4;0)" office:value-type="float" office:value="0" calcext:value-type="float">
            <text:p>0</text:p>
          </table:table-cell>
          <table:table-cell table:style-name="ce415" table:formula="of:=VLOOKUP([.D23];['Peptide db'.E20:.I54] ;5;0)" office:value-type="float" office:value="0" calcext:value-type="float">
            <text:p>0</text:p>
          </table:table-cell>
          <table:table-cell table:style-name="ce418"/>
          <table:table-cell table:style-name="ce411"/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P13</text:p>
          </table:table-cell>
          <table:table-cell table:style-name="ce409" table:content-validation-name="val26" office:value-type="string" calcext:value-type="string">
            <text:p>P13</text:p>
          </table:table-cell>
          <table:table-cell table:style-name="ce413" table:formula="of:=VLOOKUP([.D24];['Peptide db'.E21:.G55] ;2;0)" office:value-type="float" office:value="0" calcext:value-type="float">
            <text:p>0</text:p>
          </table:table-cell>
          <table:table-cell table:style-name="ce413" table:formula="of:=VLOOKUP([.D24];['Peptide db'.E21:.G55] ;3;0)" office:value-type="float" office:value="0" calcext:value-type="float">
            <text:p>0</text:p>
          </table:table-cell>
          <table:table-cell table:style-name="ce413" table:formula="of:=VLOOKUP([.D24];['Peptide db'.E21:.I55] ;4;0)" office:value-type="float" office:value="0" calcext:value-type="float">
            <text:p>0</text:p>
          </table:table-cell>
          <table:table-cell table:style-name="ce415" table:formula="of:=VLOOKUP([.D24];['Peptide db'.E21:.I55] ;5;0)" office:value-type="float" office:value="0" calcext:value-type="float">
            <text:p>0</text:p>
          </table:table-cell>
          <table:table-cell table:style-name="ce418"/>
          <table:table-cell table:style-name="ce411"/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025</text:p>
          </table:table-cell>
          <table:table-cell table:style-name="ce409" table:content-validation-name="val26" office:value-type="string" calcext:value-type="string">
            <text:p>A001</text:p>
          </table:table-cell>
          <table:table-cell table:style-name="ce413" table:formula="of:=VLOOKUP([.D25];['Peptide db'.E22:.G56] ;2;0)" office:value-type="float" office:value="0" calcext:value-type="float">
            <text:p>0</text:p>
          </table:table-cell>
          <table:table-cell table:style-name="ce413" table:formula="of:=VLOOKUP([.D25];['Peptide db'.E22:.G56] ;3;0)" office:value-type="float" office:value="0" calcext:value-type="float">
            <text:p>0</text:p>
          </table:table-cell>
          <table:table-cell table:style-name="ce413" table:formula="of:=VLOOKUP([.D25];['Peptide db'.E22:.I56] ;4;0)" office:value-type="string" office:string-value="NOT" calcext:value-type="string">
            <text:p>NOT</text:p>
          </table:table-cell>
          <table:table-cell table:style-name="ce415" table:formula="of:=VLOOKUP([.D25];['Peptide db'.E22:.I56] ;5;0)" office:value-type="float" office:value="0" calcext:value-type="float">
            <text:p>0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050</text:p>
          </table:table-cell>
          <table:table-cell table:style-name="ce409" table:content-validation-name="val26" office:value-type="string" calcext:value-type="string">
            <text:p>A001</text:p>
          </table:table-cell>
          <table:table-cell table:style-name="ce413" table:formula="of:=VLOOKUP([.D26];['Peptide db'.E23:.G57] ;2;0)" office:value-type="float" office:value="0" calcext:value-type="float">
            <text:p>0</text:p>
          </table:table-cell>
          <table:table-cell table:style-name="ce413" table:formula="of:=VLOOKUP([.D26];['Peptide db'.E23:.G57] ;3;0)" office:value-type="float" office:value="0" calcext:value-type="float">
            <text:p>0</text:p>
          </table:table-cell>
          <table:table-cell table:style-name="ce413" table:formula="of:=VLOOKUP([.D26];['Peptide db'.E23:.I57] ;4;0)" office:value-type="string" office:string-value="NOT" calcext:value-type="string">
            <text:p>NOT</text:p>
          </table:table-cell>
          <table:table-cell table:style-name="ce415" table:formula="of:=VLOOKUP([.D26];['Peptide db'.E23:.I57] ;5;0)" office:value-type="float" office:value="0" calcext:value-type="float">
            <text:p>0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AK100</text:p>
          </table:table-cell>
          <table:table-cell table:style-name="ce409" table:content-validation-name="val26" office:value-type="string" calcext:value-type="string">
            <text:p>A001</text:p>
          </table:table-cell>
          <table:table-cell table:style-name="ce413" table:formula="of:=VLOOKUP([.D27];['Peptide db'.E24:.G58] ;2;0)" office:value-type="float" office:value="0" calcext:value-type="float">
            <text:p>0</text:p>
          </table:table-cell>
          <table:table-cell table:style-name="ce413" table:formula="of:=VLOOKUP([.D27];['Peptide db'.E24:.G58] ;3;0)" office:value-type="float" office:value="0" calcext:value-type="float">
            <text:p>0</text:p>
          </table:table-cell>
          <table:table-cell table:style-name="ce413" table:formula="of:=VLOOKUP([.D27];['Peptide db'.E24:.I58] ;4;0)" office:value-type="string" office:string-value="NOT" calcext:value-type="string">
            <text:p>NOT</text:p>
          </table:table-cell>
          <table:table-cell table:style-name="ce415" table:formula="of:=VLOOKUP([.D27];['Peptide db'.E24:.I58] ;5;0)" office:value-type="float" office:value="0" calcext:value-type="float">
            <text:p>0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025</text:p>
          </table:table-cell>
          <table:table-cell table:style-name="ce409" table:content-validation-name="val26" office:value-type="string" calcext:value-type="string">
            <text:p>Dye001</text:p>
          </table:table-cell>
          <table:table-cell table:style-name="ce413" table:formula="of:=VLOOKUP([.D28];['Peptide db'.E1:.G59] ;2;0)" office:value-type="float" office:value="0" calcext:value-type="float">
            <text:p/>
          </table:table-cell>
          <table:table-cell table:style-name="ce413" table:formula="of:=VLOOKUP([.D28];['Peptide db'.E2:.G59] ;3;0)" office:value-type="float" office:value="0" calcext:value-type="float">
            <text:p/>
          </table:table-cell>
          <table:table-cell table:style-name="ce413" table:formula="of:=VLOOKUP([.D28];['Peptide db'.E2:.I59] ;4;0)" office:value-type="float" office:value="0" calcext:value-type="float">
            <text:p/>
          </table:table-cell>
          <table:table-cell table:style-name="ce415" table:formula="of:=VLOOKUP([.D28];['Peptide db'.E2:.I59] ;5;0)" office:value-type="float" office:value="0" calcext:value-type="float">
            <text:p/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050</text:p>
          </table:table-cell>
          <table:table-cell table:style-name="ce409" table:content-validation-name="val26" office:value-type="string" calcext:value-type="string">
            <text:p>Dye001</text:p>
          </table:table-cell>
          <table:table-cell table:style-name="ce413" table:formula="of:=VLOOKUP([.D29];['Peptide db'.E2:.G60] ;2;0)" office:value-type="float" office:value="0" calcext:value-type="float">
            <text:p/>
          </table:table-cell>
          <table:table-cell table:style-name="ce413" table:formula="of:=VLOOKUP([.D29];['Peptide db'.E3:.G60] ;3;0)" office:value-type="float" office:value="0" calcext:value-type="float">
            <text:p/>
          </table:table-cell>
          <table:table-cell table:style-name="ce413" table:formula="of:=VLOOKUP([.D29];['Peptide db'.E3:.I60] ;4;0)" office:value-type="float" office:value="0" calcext:value-type="float">
            <text:p/>
          </table:table-cell>
          <table:table-cell table:style-name="ce415" table:formula="of:=VLOOKUP([.D29];['Peptide db'.E3:.I60] ;5;0)" office:value-type="float" office:value="0" calcext:value-type="float">
            <text:p/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DYE100</text:p>
          </table:table-cell>
          <table:table-cell table:style-name="ce409" table:content-validation-name="val26" office:value-type="string" calcext:value-type="string">
            <text:p>Dye001</text:p>
          </table:table-cell>
          <table:table-cell table:style-name="ce413" table:formula="of:=VLOOKUP([.D30];['Peptide db'.E3:.G61] ;2;0)" office:value-type="float" office:value="0" calcext:value-type="float">
            <text:p/>
          </table:table-cell>
          <table:table-cell table:style-name="ce413" table:formula="of:=VLOOKUP([.D30];['Peptide db'.E4:.G61] ;3;0)" office:value-type="float" office:value="0" calcext:value-type="float">
            <text:p/>
          </table:table-cell>
          <table:table-cell table:style-name="ce413" table:formula="of:=VLOOKUP([.D30];['Peptide db'.E4:.I61] ;4;0)" office:value-type="float" office:value="0" calcext:value-type="float">
            <text:p/>
          </table:table-cell>
          <table:table-cell table:style-name="ce415" table:formula="of:=VLOOKUP([.D30];['Peptide db'.E4:.I61] ;5;0)" office:value-type="float" office:value="0" calcext:value-type="float">
            <text:p/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NEN025</text:p>
          </table:table-cell>
          <table:table-cell table:style-name="ce409" table:content-validation-name="val26" office:value-type="string" calcext:value-type="string">
            <text:p>P013</text:p>
          </table:table-cell>
          <table:table-cell table:style-name="ce413" table:formula="of:=VLOOKUP([.D31];['Peptide db'.E4:.G62] ;2;0)" office:value-type="string" office:string-value="C-KK" calcext:value-type="string">
            <text:p>C-KK</text:p>
          </table:table-cell>
          <table:table-cell table:style-name="ce413" table:formula="of:=VLOOKUP([.D31];['Peptide db'.E5:.G62] ;3;0)" office:value-type="float" office:value="0" calcext:value-type="float">
            <text:p/>
          </table:table-cell>
          <table:table-cell table:style-name="ce413" table:formula="of:=VLOOKUP([.D31];['Peptide db'.E5:.I62] ;4;0)" office:value-type="string" office:string-value="ARDFYDYDVFYAMD" calcext:value-type="string">
            <text:p>ARDFYDYDVFYAMD</text:p>
          </table:table-cell>
          <table:table-cell table:style-name="ce415" table:formula="of:=VLOOKUP([.D31];['Peptide db'.E5:.I62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4" office:value-type="string" calcext:value-type="string">
            <text:p>NEN050</text:p>
          </table:table-cell>
          <table:table-cell table:style-name="ce409" table:content-validation-name="val26" office:value-type="string" calcext:value-type="string">
            <text:p>P013</text:p>
          </table:table-cell>
          <table:table-cell table:style-name="ce413" table:formula="of:=VLOOKUP([.D32];['Peptide db'.E5:.G63] ;2;0)" office:value-type="string" office:string-value="C-KK" calcext:value-type="string">
            <text:p>C-KK</text:p>
          </table:table-cell>
          <table:table-cell table:style-name="ce413" table:formula="of:=VLOOKUP([.D32];['Peptide db'.E6:.G63] ;3;0)" office:value-type="float" office:value="0" calcext:value-type="float">
            <text:p/>
          </table:table-cell>
          <table:table-cell table:style-name="ce413" table:formula="of:=VLOOKUP([.D32];['Peptide db'.E6:.I63] ;4;0)" office:value-type="string" office:string-value="ARDFYDYDVFYAMD" calcext:value-type="string">
            <text:p>ARDFYDYDVFYAMD</text:p>
          </table:table-cell>
          <table:table-cell table:style-name="ce415" table:formula="of:=VLOOKUP([.D32];['Peptide db'.E6:.I63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4" office:value-type="string" calcext:value-type="string">
            <text:p>NEN100</text:p>
          </table:table-cell>
          <table:table-cell table:style-name="ce409" table:content-validation-name="val26" office:value-type="string" calcext:value-type="string">
            <text:p>P013</text:p>
          </table:table-cell>
          <table:table-cell table:style-name="ce413" table:formula="of:=VLOOKUP([.D33];['Peptide db'.E6:.G64] ;2;0)" office:value-type="string" office:string-value="C-KK" calcext:value-type="string">
            <text:p>C-KK</text:p>
          </table:table-cell>
          <table:table-cell table:style-name="ce413" table:formula="of:=VLOOKUP([.D33];['Peptide db'.E7:.G64] ;3;0)" office:value-type="float" office:value="0" calcext:value-type="float">
            <text:p>0</text:p>
          </table:table-cell>
          <table:table-cell table:style-name="ce413" table:formula="of:=VLOOKUP([.D33];['Peptide db'.E7:.I64] ;4;0)" office:value-type="string" office:string-value="ARDFYDYDVFYAMD" calcext:value-type="string">
            <text:p>ARDFYDYDVFYAMD</text:p>
          </table:table-cell>
          <table:table-cell table:style-name="ce415" table:formula="of:=VLOOKUP([.D33];['Peptide db'.E7:.I64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025</text:p>
          </table:table-cell>
          <table:table-cell table:style-name="ce409" table:content-validation-name="val26" office:value-type="string" calcext:value-type="string">
            <text:p>P012</text:p>
          </table:table-cell>
          <table:table-cell table:style-name="ce413" table:formula="of:=VLOOKUP([.D34];['Peptide db'.E7:.G65] ;2;0)" office:value-type="float" office:value="0" calcext:value-type="float">
            <text:p>0</text:p>
          </table:table-cell>
          <table:table-cell table:style-name="ce413" table:formula="of:=VLOOKUP([.D34];['Peptide db'.E8:.G65] ;3;0)" office:value-type="float" office:value="0" calcext:value-type="float">
            <text:p>0</text:p>
          </table:table-cell>
          <table:table-cell table:style-name="ce413" table:formula="of:=VLOOKUP([.D34];['Peptide db'.E8:.I65] ;4;0)" office:value-type="float" office:value="0" calcext:value-type="float">
            <text:p>0</text:p>
          </table:table-cell>
          <table:table-cell table:style-name="ce415" table:formula="of:=VLOOKUP([.D34];['Peptide db'.E8:.I65] ;5;0)" office:value-type="float" office:value="0" calcext:value-type="float">
            <text:p>0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050</text:p>
          </table:table-cell>
          <table:table-cell table:style-name="ce409" table:content-validation-name="val26" office:value-type="string" calcext:value-type="string">
            <text:p>P012</text:p>
          </table:table-cell>
          <table:table-cell table:style-name="ce413" table:formula="of:=VLOOKUP([.D35];['Peptide db'.E8:.G66] ;2;0)" office:value-type="float" office:value="0" calcext:value-type="float">
            <text:p>0</text:p>
          </table:table-cell>
          <table:table-cell table:style-name="ce413" table:formula="of:=VLOOKUP([.D35];['Peptide db'.E9:.G66] ;3;0)" office:value-type="float" office:value="0" calcext:value-type="float">
            <text:p>0</text:p>
          </table:table-cell>
          <table:table-cell table:style-name="ce413" table:formula="of:=VLOOKUP([.D35];['Peptide db'.E9:.I66] ;4;0)" office:value-type="float" office:value="0" calcext:value-type="float">
            <text:p>0</text:p>
          </table:table-cell>
          <table:table-cell table:style-name="ce415" table:formula="of:=VLOOKUP([.D35];['Peptide db'.E9:.I66] ;5;0)" office:value-type="float" office:value="0" calcext:value-type="float">
            <text:p>0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FEU100</text:p>
          </table:table-cell>
          <table:table-cell table:style-name="ce409" table:content-validation-name="val26" office:value-type="string" calcext:value-type="string">
            <text:p>P012</text:p>
          </table:table-cell>
          <table:table-cell table:style-name="ce413" table:formula="of:=VLOOKUP([.D36];['Peptide db'.E9:.G67] ;2;0)" office:value-type="float" office:value="0" calcext:value-type="float">
            <text:p>0</text:p>
          </table:table-cell>
          <table:table-cell table:style-name="ce413" table:formula="of:=VLOOKUP([.D36];['Peptide db'.E10:.G67] ;3;0)" office:value-type="float" office:value="0" calcext:value-type="float">
            <text:p>0</text:p>
          </table:table-cell>
          <table:table-cell table:style-name="ce413" table:formula="of:=VLOOKUP([.D36];['Peptide db'.E10:.I67] ;4;0)" office:value-type="float" office:value="0" calcext:value-type="float">
            <text:p>0</text:p>
          </table:table-cell>
          <table:table-cell table:style-name="ce415" table:formula="of:=VLOOKUP([.D36];['Peptide db'.E10:.I67] ;5;0)" office:value-type="float" office:value="0" calcext:value-type="float">
            <text:p>0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025</text:p>
          </table:table-cell>
          <table:table-cell table:style-name="ce409" table:content-validation-name="val26" office:value-type="string" calcext:value-type="string">
            <text:p>P030</text:p>
          </table:table-cell>
          <table:table-cell table:style-name="ce413" table:formula="of:=VLOOKUP([.D37];['Peptide db'.E10:.G68] ;2;0)" office:value-type="float" office:value="0" calcext:value-type="float">
            <text:p>0</text:p>
          </table:table-cell>
          <table:table-cell table:style-name="ce413" table:formula="of:=VLOOKUP([.D37];['Peptide db'.E11:.G68] ;3;0)" office:value-type="float" office:value="0" calcext:value-type="float">
            <text:p>0</text:p>
          </table:table-cell>
          <table:table-cell table:style-name="ce413" table:formula="of:=VLOOKUP([.D37];['Peptide db'.E11:.I68] ;4;0)" office:value-type="float" office:value="0" calcext:value-type="float">
            <text:p>0</text:p>
          </table:table-cell>
          <table:table-cell table:style-name="ce415" table:formula="of:=VLOOKUP([.D37];['Peptide db'.E11:.I68] ;5;0)" office:value-type="float" office:value="0" calcext:value-type="float">
            <text:p>0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050</text:p>
          </table:table-cell>
          <table:table-cell table:style-name="ce409" table:content-validation-name="val26" office:value-type="string" calcext:value-type="string">
            <text:p>P030</text:p>
          </table:table-cell>
          <table:table-cell table:style-name="ce413" table:formula="of:=VLOOKUP([.D38];['Peptide db'.E11:.G69] ;2;0)" office:value-type="float" office:value="0" calcext:value-type="float">
            <text:p>0</text:p>
          </table:table-cell>
          <table:table-cell table:style-name="ce413" table:formula="of:=VLOOKUP([.D38];['Peptide db'.E12:.G69] ;3;0)" office:value-type="float" office:value="0" calcext:value-type="float">
            <text:p>0</text:p>
          </table:table-cell>
          <table:table-cell table:style-name="ce413" table:formula="of:=VLOOKUP([.D38];['Peptide db'.E12:.I69] ;4;0)" office:value-type="float" office:value="0" calcext:value-type="float">
            <text:p>0</text:p>
          </table:table-cell>
          <table:table-cell table:style-name="ce415" table:formula="of:=VLOOKUP([.D38];['Peptide db'.E12:.I69] ;5;0)" office:value-type="float" office:value="0" calcext:value-type="float">
            <text:p>0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S100</text:p>
          </table:table-cell>
          <table:table-cell table:style-name="ce409" table:content-validation-name="val26" office:value-type="string" calcext:value-type="string">
            <text:p>P030</text:p>
          </table:table-cell>
          <table:table-cell table:style-name="ce413" table:formula="of:=VLOOKUP([.D39];['Peptide db'.E12:.G70] ;2;0)" office:value-type="float" office:value="0" calcext:value-type="float">
            <text:p>0</text:p>
          </table:table-cell>
          <table:table-cell table:style-name="ce413" table:formula="of:=VLOOKUP([.D39];['Peptide db'.E13:.G70] ;3;0)" office:value-type="float" office:value="0" calcext:value-type="float">
            <text:p>0</text:p>
          </table:table-cell>
          <table:table-cell table:style-name="ce413" table:formula="of:=VLOOKUP([.D39];['Peptide db'.E13:.I70] ;4;0)" office:value-type="float" office:value="0" calcext:value-type="float">
            <text:p>0</text:p>
          </table:table-cell>
          <table:table-cell table:style-name="ce415" table:formula="of:=VLOOKUP([.D39];['Peptide db'.E13:.I70] ;5;0)" office:value-type="float" office:value="0" calcext:value-type="float">
            <text:p>0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A025</text:p>
          </table:table-cell>
          <table:table-cell table:style-name="ce409" table:content-validation-name="val26" office:value-type="string" calcext:value-type="string">
            <text:p>P031</text:p>
          </table:table-cell>
          <table:table-cell table:style-name="ce413" table:formula="of:=VLOOKUP([.D40];['Peptide db'.E1:.G71] ;2;0)" office:value-type="float" office:value="0" calcext:value-type="float">
            <text:p/>
          </table:table-cell>
          <table:table-cell table:style-name="ce413" table:formula="of:=VLOOKUP([.D40];['Peptide db'.E1:.G71] ;3;0)" office:value-type="float" office:value="0" calcext:value-type="float">
            <text:p/>
          </table:table-cell>
          <table:table-cell table:style-name="ce413" table:formula="of:=VLOOKUP([.D40];['Peptide db'.E1:.I71] ;4;0)" office:value-type="float" office:value="0" calcext:value-type="float">
            <text:p/>
          </table:table-cell>
          <table:table-cell table:style-name="ce415" table:formula="of:=VLOOKUP([.D40];['Peptide db'.E1:.I71] ;5;0)" office:value-type="float" office:value="0" calcext:value-type="float">
            <text:p/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">
          <table:table-cell table:style-name="ce395"/>
          <table:table-cell table:style-name="ce398"/>
          <table:table-cell table:style-name="ce403" office:value-type="string" calcext:value-type="string">
            <text:p>KLOA050</text:p>
          </table:table-cell>
          <table:table-cell table:style-name="ce409" table:content-validation-name="val26" office:value-type="string" calcext:value-type="string">
            <text:p>P031</text:p>
          </table:table-cell>
          <table:table-cell table:style-name="ce413" table:formula="of:=VLOOKUP([.D41];['Peptide db'.E2:.G72] ;2;0)" office:value-type="float" office:value="0" calcext:value-type="float">
            <text:p/>
          </table:table-cell>
          <table:table-cell table:style-name="ce413" table:formula="of:=VLOOKUP([.D41];['Peptide db'.E2:.G72] ;3;0)" office:value-type="float" office:value="0" calcext:value-type="float">
            <text:p/>
          </table:table-cell>
          <table:table-cell table:style-name="ce413" table:formula="of:=VLOOKUP([.D41];['Peptide db'.E2:.I72] ;4;0)" office:value-type="float" office:value="0" calcext:value-type="float">
            <text:p/>
          </table:table-cell>
          <table:table-cell table:style-name="ce415" table:formula="of:=VLOOKUP([.D41];['Peptide db'.E2:.I72] ;5;0)" office:value-type="float" office:value="0" calcext:value-type="float">
            <text:p/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4"/>
          <table:table-cell table:style-name="ce395" table:number-columns-repeated="1003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KLOA100</text:p>
          </table:table-cell>
          <table:table-cell table:style-name="ce409" table:content-validation-name="val26" office:value-type="string" calcext:value-type="string">
            <text:p>P031</text:p>
          </table:table-cell>
          <table:table-cell table:style-name="ce413" table:formula="of:=VLOOKUP([.D42];['Peptide db'.E3:.G73] ;2;0)" office:value-type="float" office:value="0" calcext:value-type="float">
            <text:p/>
          </table:table-cell>
          <table:table-cell table:style-name="ce413" table:formula="of:=VLOOKUP([.D42];['Peptide db'.E3:.G73] ;3;0)" office:value-type="float" office:value="0" calcext:value-type="float">
            <text:p/>
          </table:table-cell>
          <table:table-cell table:style-name="ce413" table:formula="of:=VLOOKUP([.D42];['Peptide db'.E3:.I73] ;4;0)" office:value-type="float" office:value="0" calcext:value-type="float">
            <text:p/>
          </table:table-cell>
          <table:table-cell table:style-name="ce415" table:formula="of:=VLOOKUP([.D42];['Peptide db'.E3:.I73] ;5;0)" office:value-type="float" office:value="0" calcext:value-type="float">
            <text:p/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6025</text:p>
          </table:table-cell>
          <table:table-cell table:style-name="ce409" table:content-validation-name="val26" office:value-type="string" calcext:value-type="string">
            <text:p>P001</text:p>
          </table:table-cell>
          <table:table-cell table:style-name="ce413" table:formula="of:=VLOOKUP([.D43];['Peptide db'.E4:.G74] ;2;0)" office:value-type="string" office:string-value="KKK" calcext:value-type="string">
            <text:p>KKK</text:p>
          </table:table-cell>
          <table:table-cell table:style-name="ce413" table:formula="of:=VLOOKUP([.D43];['Peptide db'.E4:.G74] ;3;0)" office:value-type="float" office:value="0" calcext:value-type="float">
            <text:p/>
          </table:table-cell>
          <table:table-cell table:style-name="ce413" table:formula="of:=VLOOKUP([.D43];['Peptide db'.E4:.I74] ;4;0)" office:value-type="string" office:string-value="FYDYDVFY" calcext:value-type="string">
            <text:p>FYDYDVFY</text:p>
          </table:table-cell>
          <table:table-cell table:style-name="ce415" table:formula="of:=VLOOKUP([.D43];['Peptide db'.E4:.I74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6050</text:p>
          </table:table-cell>
          <table:table-cell table:style-name="ce409" table:content-validation-name="val26" office:value-type="string" calcext:value-type="string">
            <text:p>P001</text:p>
          </table:table-cell>
          <table:table-cell table:style-name="ce413" table:formula="of:=VLOOKUP([.D44];['Peptide db'.E5:.G75] ;2;0)" office:value-type="string" office:string-value="KKK" calcext:value-type="string">
            <text:p>KKK</text:p>
          </table:table-cell>
          <table:table-cell table:style-name="ce413" table:formula="of:=VLOOKUP([.D44];['Peptide db'.E5:.G75] ;3;0)" office:value-type="float" office:value="0" calcext:value-type="float">
            <text:p/>
          </table:table-cell>
          <table:table-cell table:style-name="ce413" table:formula="of:=VLOOKUP([.D44];['Peptide db'.E5:.I75] ;4;0)" office:value-type="string" office:string-value="FYDYDVFY" calcext:value-type="string">
            <text:p>FYDYDVFY</text:p>
          </table:table-cell>
          <table:table-cell table:style-name="ce415" table:formula="of:=VLOOKUP([.D44];['Peptide db'.E5:.I75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6100</text:p>
          </table:table-cell>
          <table:table-cell table:style-name="ce409" table:content-validation-name="val26" office:value-type="string" calcext:value-type="string">
            <text:p>P001</text:p>
          </table:table-cell>
          <table:table-cell table:style-name="ce413" table:formula="of:=VLOOKUP([.D45];['Peptide db'.E6:.G76] ;2;0)" office:value-type="string" office:string-value="KKK" calcext:value-type="string">
            <text:p>KKK</text:p>
          </table:table-cell>
          <table:table-cell table:style-name="ce413" table:formula="of:=VLOOKUP([.D45];['Peptide db'.E6:.G76] ;3;0)" office:value-type="float" office:value="0" calcext:value-type="float">
            <text:p/>
          </table:table-cell>
          <table:table-cell table:style-name="ce413" table:formula="of:=VLOOKUP([.D45];['Peptide db'.E6:.I76] ;4;0)" office:value-type="string" office:string-value="FYDYDVFY" calcext:value-type="string">
            <text:p>FYDYDVFY</text:p>
          </table:table-cell>
          <table:table-cell table:style-name="ce415" table:formula="of:=VLOOKUP([.D45];['Peptide db'.E6:.I76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7025</text:p>
          </table:table-cell>
          <table:table-cell table:style-name="ce409" table:content-validation-name="val26" office:value-type="string" calcext:value-type="string">
            <text:p>P008</text:p>
          </table:table-cell>
          <table:table-cell table:style-name="ce413" table:formula="of:=VLOOKUP([.D46];['Peptide db'.E7:.G77] ;2;0)" office:value-type="string" office:string-value="KKK" calcext:value-type="string">
            <text:p>KKK</text:p>
          </table:table-cell>
          <table:table-cell table:style-name="ce413" table:formula="of:=VLOOKUP([.D46];['Peptide db'.E7:.G77] ;3;0)" office:value-type="float" office:value="0" calcext:value-type="float">
            <text:p>0</text:p>
          </table:table-cell>
          <table:table-cell table:style-name="ce413" table:formula="of:=VLOOKUP([.D46];['Peptide db'.E7:.I77] ;4;0)" office:value-type="string" office:string-value="FYDPDVFY" calcext:value-type="string">
            <text:p>FYDPDVFY</text:p>
          </table:table-cell>
          <table:table-cell table:style-name="ce415" table:formula="of:=VLOOKUP([.D46];['Peptide db'.E7:.I77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7050</text:p>
          </table:table-cell>
          <table:table-cell table:style-name="ce409" table:content-validation-name="val26" office:value-type="string" calcext:value-type="string">
            <text:p>P008</text:p>
          </table:table-cell>
          <table:table-cell table:style-name="ce413" table:formula="of:=VLOOKUP([.D47];['Peptide db'.E8:.G78] ;2;0)" office:value-type="string" office:string-value="KKK" calcext:value-type="string">
            <text:p>KKK</text:p>
          </table:table-cell>
          <table:table-cell table:style-name="ce413" table:formula="of:=VLOOKUP([.D47];['Peptide db'.E8:.G78] ;3;0)" office:value-type="float" office:value="0" calcext:value-type="float">
            <text:p>0</text:p>
          </table:table-cell>
          <table:table-cell table:style-name="ce413" table:formula="of:=VLOOKUP([.D47];['Peptide db'.E8:.I78] ;4;0)" office:value-type="string" office:string-value="FYDPDVFY" calcext:value-type="string">
            <text:p>FYDPDVFY</text:p>
          </table:table-cell>
          <table:table-cell table:style-name="ce415" table:formula="of:=VLOOKUP([.D47];['Peptide db'.E8:.I78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7100</text:p>
          </table:table-cell>
          <table:table-cell table:style-name="ce409" table:content-validation-name="val26" office:value-type="string" calcext:value-type="string">
            <text:p>P008</text:p>
          </table:table-cell>
          <table:table-cell table:style-name="ce413" table:formula="of:=VLOOKUP([.D48];['Peptide db'.E9:.G79] ;2;0)" office:value-type="string" office:string-value="KKK" calcext:value-type="string">
            <text:p>KKK</text:p>
          </table:table-cell>
          <table:table-cell table:style-name="ce413" table:formula="of:=VLOOKUP([.D48];['Peptide db'.E9:.G79] ;3;0)" office:value-type="float" office:value="0" calcext:value-type="float">
            <text:p>0</text:p>
          </table:table-cell>
          <table:table-cell table:style-name="ce413" table:formula="of:=VLOOKUP([.D48];['Peptide db'.E9:.I79] ;4;0)" office:value-type="string" office:string-value="FYDPDVFY" calcext:value-type="string">
            <text:p>FYDPDVFY</text:p>
          </table:table-cell>
          <table:table-cell table:style-name="ce415" table:formula="of:=VLOOKUP([.D48];['Peptide db'.E9:.I79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8025</text:p>
          </table:table-cell>
          <table:table-cell table:style-name="ce409" table:content-validation-name="val26" office:value-type="string" calcext:value-type="string">
            <text:p>P009</text:p>
          </table:table-cell>
          <table:table-cell table:style-name="ce413" table:formula="of:=VLOOKUP([.D49];['Peptide db'.E10:.G80] ;2;0)" office:value-type="string" office:string-value="KKK" calcext:value-type="string">
            <text:p>KKK</text:p>
          </table:table-cell>
          <table:table-cell table:style-name="ce413" table:formula="of:=VLOOKUP([.D49];['Peptide db'.E10:.G80] ;3;0)" office:value-type="float" office:value="0" calcext:value-type="float">
            <text:p>0</text:p>
          </table:table-cell>
          <table:table-cell table:style-name="ce413" table:formula="of:=VLOOKUP([.D49];['Peptide db'.E10:.I80] ;4;0)" office:value-type="string" office:string-value="LYGYDVFF" calcext:value-type="string">
            <text:p>LYGYDVFF</text:p>
          </table:table-cell>
          <table:table-cell table:style-name="ce415" table:formula="of:=VLOOKUP([.D49];['Peptide db'.E10:.I80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8050</text:p>
          </table:table-cell>
          <table:table-cell table:style-name="ce409" table:content-validation-name="val26" office:value-type="string" calcext:value-type="string">
            <text:p>P009</text:p>
          </table:table-cell>
          <table:table-cell table:style-name="ce413" table:formula="of:=VLOOKUP([.D50];['Peptide db'.E11:.G81] ;2;0)" office:value-type="string" office:string-value="KKK" calcext:value-type="string">
            <text:p>KKK</text:p>
          </table:table-cell>
          <table:table-cell table:style-name="ce413" table:formula="of:=VLOOKUP([.D50];['Peptide db'.E11:.G81] ;3;0)" office:value-type="float" office:value="0" calcext:value-type="float">
            <text:p>0</text:p>
          </table:table-cell>
          <table:table-cell table:style-name="ce413" table:formula="of:=VLOOKUP([.D50];['Peptide db'.E11:.I81] ;4;0)" office:value-type="string" office:string-value="LYGYDVFF" calcext:value-type="string">
            <text:p>LYGYDVFF</text:p>
          </table:table-cell>
          <table:table-cell table:style-name="ce415" table:formula="of:=VLOOKUP([.D50];['Peptide db'.E11:.I81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8100</text:p>
          </table:table-cell>
          <table:table-cell table:style-name="ce409" table:content-validation-name="val26" office:value-type="string" calcext:value-type="string">
            <text:p>P008</text:p>
          </table:table-cell>
          <table:table-cell table:style-name="ce413" table:formula="of:=VLOOKUP([.D51];['Peptide db'.E12:.G82] ;2;0)" office:value-type="string" office:string-value="KKK" calcext:value-type="string">
            <text:p>KKK</text:p>
          </table:table-cell>
          <table:table-cell table:style-name="ce413" table:formula="of:=VLOOKUP([.D51];['Peptide db'.E12:.G82] ;3;0)" office:value-type="float" office:value="0" calcext:value-type="float">
            <text:p>0</text:p>
          </table:table-cell>
          <table:table-cell table:style-name="ce413" table:formula="of:=VLOOKUP([.D51];['Peptide db'.E12:.I82] ;4;0)" office:value-type="string" office:string-value="FYDPDVFY" calcext:value-type="string">
            <text:p>FYDPDVFY</text:p>
          </table:table-cell>
          <table:table-cell table:style-name="ce415" table:formula="of:=VLOOKUP([.D51];['Peptide db'.E12:.I82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9025</text:p>
          </table:table-cell>
          <table:table-cell table:style-name="ce409" table:content-validation-name="val26" office:value-type="string" calcext:value-type="string">
            <text:p>P010</text:p>
          </table:table-cell>
          <table:table-cell table:style-name="ce413" table:formula="of:=VLOOKUP([.D52];['Peptide db'.E10:.G80] ;2;0)" office:value-type="string" office:string-value="KKK" calcext:value-type="string">
            <text:p>KKK</text:p>
          </table:table-cell>
          <table:table-cell table:style-name="ce413" table:formula="of:=VLOOKUP([.D52];['Peptide db'.E10:.G80] ;3;0)" office:value-type="float" office:value="0" calcext:value-type="float">
            <text:p>0</text:p>
          </table:table-cell>
          <table:table-cell table:style-name="ce413" table:formula="of:=VLOOKUP([.D52];['Peptide db'.E10:.I80] ;4;0)" office:value-type="string" office:string-value="FYGYDVAF" calcext:value-type="string">
            <text:p>FYGYDVAF</text:p>
          </table:table-cell>
          <table:table-cell table:style-name="ce415" table:formula="of:=VLOOKUP([.D52];['Peptide db'.E10:.I80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9050</text:p>
          </table:table-cell>
          <table:table-cell table:style-name="ce409" table:content-validation-name="val26" office:value-type="string" calcext:value-type="string">
            <text:p>P010</text:p>
          </table:table-cell>
          <table:table-cell table:style-name="ce413" table:formula="of:=VLOOKUP([.D53];['Peptide db'.E11:.G81] ;2;0)" office:value-type="string" office:string-value="KKK" calcext:value-type="string">
            <text:p>KKK</text:p>
          </table:table-cell>
          <table:table-cell table:style-name="ce413" table:formula="of:=VLOOKUP([.D53];['Peptide db'.E11:.G81] ;3;0)" office:value-type="float" office:value="0" calcext:value-type="float">
            <text:p>0</text:p>
          </table:table-cell>
          <table:table-cell table:style-name="ce413" table:formula="of:=VLOOKUP([.D53];['Peptide db'.E11:.I81] ;4;0)" office:value-type="string" office:string-value="FYGYDVAF" calcext:value-type="string">
            <text:p>FYGYDVAF</text:p>
          </table:table-cell>
          <table:table-cell table:style-name="ce415" table:formula="of:=VLOOKUP([.D53];['Peptide db'.E11:.I81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9100</text:p>
          </table:table-cell>
          <table:table-cell table:style-name="ce409" table:content-validation-name="val26" office:value-type="string" calcext:value-type="string">
            <text:p>P010</text:p>
          </table:table-cell>
          <table:table-cell table:style-name="ce413" table:formula="of:=VLOOKUP([.D54];['Peptide db'.E12:.G82] ;2;0)" office:value-type="string" office:string-value="KKK" calcext:value-type="string">
            <text:p>KKK</text:p>
          </table:table-cell>
          <table:table-cell table:style-name="ce413" table:formula="of:=VLOOKUP([.D54];['Peptide db'.E12:.G82] ;3;0)" office:value-type="float" office:value="0" calcext:value-type="float">
            <text:p>0</text:p>
          </table:table-cell>
          <table:table-cell table:style-name="ce413" table:formula="of:=VLOOKUP([.D54];['Peptide db'.E12:.I82] ;4;0)" office:value-type="string" office:string-value="FYGYDVAF" calcext:value-type="string">
            <text:p>FYGYDVAF</text:p>
          </table:table-cell>
          <table:table-cell table:style-name="ce415" table:formula="of:=VLOOKUP([.D54];['Peptide db'.E12:.I82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0025</text:p>
          </table:table-cell>
          <table:table-cell table:style-name="ce409" table:content-validation-name="val26" office:value-type="string" calcext:value-type="string">
            <text:p>P014</text:p>
          </table:table-cell>
          <table:table-cell table:style-name="ce413" table:formula="of:=VLOOKUP([.D55];['Peptide db'.E13:.G83] ;2;0)" office:value-type="string" office:string-value="Ahx-KK" calcext:value-type="string">
            <text:p>Ahx-KK</text:p>
          </table:table-cell>
          <table:table-cell table:style-name="ce413" table:formula="of:=VLOOKUP([.D55];['Peptide db'.E13:.G83] ;3;0)" office:value-type="float" office:value="0" calcext:value-type="float">
            <text:p>0</text:p>
          </table:table-cell>
          <table:table-cell table:style-name="ce413" table:formula="of:=VLOOKUP([.D55];['Peptide db'.E13:.I83] ;4;0)" office:value-type="string" office:string-value="FYDYDVFY" calcext:value-type="string">
            <text:p>FYDYDVFY</text:p>
          </table:table-cell>
          <table:table-cell table:style-name="ce415" table:formula="of:=VLOOKUP([.D55];['Peptide db'.E13:.I83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0050</text:p>
          </table:table-cell>
          <table:table-cell table:style-name="ce409" table:content-validation-name="val26" office:value-type="string" calcext:value-type="string">
            <text:p>P014</text:p>
          </table:table-cell>
          <table:table-cell table:style-name="ce413" table:formula="of:=VLOOKUP([.D56];['Peptide db'.E14:.G84] ;2;0)" office:value-type="string" office:string-value="Ahx-KK" calcext:value-type="string">
            <text:p>Ahx-KK</text:p>
          </table:table-cell>
          <table:table-cell/>
          <table:table-cell table:style-name="ce413" table:formula="of:=VLOOKUP([.D56];['Peptide db'.E1:.I85] ;4;0)" office:value-type="string" office:string-value="FYDYDVFY" calcext:value-type="string">
            <text:p>FYDYDVFY</text:p>
          </table:table-cell>
          <table:table-cell table:style-name="ce415" table:formula="of:=VLOOKUP([.D56];['Peptide db'.E14:.I84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0100</text:p>
          </table:table-cell>
          <table:table-cell table:style-name="ce409" table:content-validation-name="val26" office:value-type="string" calcext:value-type="string">
            <text:p>P014</text:p>
          </table:table-cell>
          <table:table-cell table:style-name="ce413" table:formula="of:=VLOOKUP([.D57];['Peptide db'.E15:.G85] ;2;0)" office:value-type="string" office:string-value="Ahx-KK" calcext:value-type="string">
            <text:p>Ahx-KK</text:p>
          </table:table-cell>
          <table:table-cell/>
          <table:table-cell table:style-name="ce413" table:formula="of:=VLOOKUP([.D57];['Peptide db'.E16:.I86] ;4;0)" office:value-type="string" office:string-value="FYDYDVFY" calcext:value-type="string">
            <text:p>FYDYDVFY</text:p>
          </table:table-cell>
          <table:table-cell table:style-name="ce415" table:formula="of:=VLOOKUP([.D57];['Peptide db'.E15:.I85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1025</text:p>
          </table:table-cell>
          <table:table-cell table:style-name="ce409" table:content-validation-name="val26" office:value-type="string" calcext:value-type="string">
            <text:p>P011</text:p>
          </table:table-cell>
          <table:table-cell table:style-name="ce413" table:formula="of:=VLOOKUP([.D58];['Peptide db'.E16:.G86] ;2;0)" office:value-type="string" office:string-value="DOA-KK" calcext:value-type="string">
            <text:p>DOA-KK</text:p>
          </table:table-cell>
          <table:table-cell table:style-name="ce413" table:formula="of:=VLOOKUP([.D58];['Peptide db'.E16:.G86] ;3;0)" office:value-type="float" office:value="0" calcext:value-type="float">
            <text:p>0</text:p>
          </table:table-cell>
          <table:table-cell table:style-name="ce413" table:formula="of:=VLOOKUP([.D58];['Peptide db'.E16:.I86] ;4;0)" office:value-type="string" office:string-value="FYDYDVFY" calcext:value-type="string">
            <text:p>FYDYDVFY</text:p>
          </table:table-cell>
          <table:table-cell table:style-name="ce415" table:formula="of:=VLOOKUP([.D58];['Peptide db'.E16:.I86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1050</text:p>
          </table:table-cell>
          <table:table-cell table:style-name="ce409" table:content-validation-name="val26" office:value-type="string" calcext:value-type="string">
            <text:p>P011</text:p>
          </table:table-cell>
          <table:table-cell table:style-name="ce413" table:formula="of:=VLOOKUP([.D59];['Peptide db'.E17:.G87] ;2;0)" office:value-type="string" office:string-value="DOA-KK" calcext:value-type="string">
            <text:p>DOA-KK</text:p>
          </table:table-cell>
          <table:table-cell table:style-name="ce413" table:formula="of:=VLOOKUP([.D59];['Peptide db'.E17:.G87] ;3;0)" office:value-type="float" office:value="0" calcext:value-type="float">
            <text:p>0</text:p>
          </table:table-cell>
          <table:table-cell table:style-name="ce413" table:formula="of:=VLOOKUP([.D59];['Peptide db'.E17:.I87] ;4;0)" office:value-type="string" office:string-value="FYDYDVFY" calcext:value-type="string">
            <text:p>FYDYDVFY</text:p>
          </table:table-cell>
          <table:table-cell table:style-name="ce415" table:formula="of:=VLOOKUP([.D59];['Peptide db'.E17:.I87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1100</text:p>
          </table:table-cell>
          <table:table-cell table:style-name="ce409" table:content-validation-name="val26" office:value-type="string" calcext:value-type="string">
            <text:p>P011</text:p>
          </table:table-cell>
          <table:table-cell table:style-name="ce413" table:formula="of:=VLOOKUP([.D60];['Peptide db'.E18:.G88] ;2;0)" office:value-type="string" office:string-value="DOA-KK" calcext:value-type="string">
            <text:p>DOA-KK</text:p>
          </table:table-cell>
          <table:table-cell table:style-name="ce413" table:formula="of:=VLOOKUP([.D60];['Peptide db'.E18:.G88] ;3;0)" office:value-type="float" office:value="0" calcext:value-type="float">
            <text:p>0</text:p>
          </table:table-cell>
          <table:table-cell table:style-name="ce413" table:formula="of:=VLOOKUP([.D60];['Peptide db'.E18:.I88] ;4;0)" office:value-type="string" office:string-value="FYDYDVFY" calcext:value-type="string">
            <text:p>FYDYDVFY</text:p>
          </table:table-cell>
          <table:table-cell table:style-name="ce415" table:formula="of:=VLOOKUP([.D60];['Peptide db'.E18:.I88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2025</text:p>
          </table:table-cell>
          <table:table-cell table:style-name="ce409" table:content-validation-name="val26" office:value-type="string" calcext:value-type="string">
            <text:p>P015</text:p>
          </table:table-cell>
          <table:table-cell table:style-name="ce413" table:formula="of:=VLOOKUP([.D61];['Peptide db'.E19:.G89] ;2;0)" office:value-type="string" office:string-value="KK-SG" calcext:value-type="string">
            <text:p>KK-SG</text:p>
          </table:table-cell>
          <table:table-cell table:style-name="ce413" table:formula="of:=VLOOKUP([.D61];['Peptide db'.E19:.G89] ;3;0)" office:value-type="float" office:value="0" calcext:value-type="float">
            <text:p>0</text:p>
          </table:table-cell>
          <table:table-cell table:style-name="ce413" table:formula="of:=VLOOKUP([.D61];['Peptide db'.E19:.I89] ;4;0)" office:value-type="string" office:string-value="FYDYDVFY" calcext:value-type="string">
            <text:p>FYDYDVFY</text:p>
          </table:table-cell>
          <table:table-cell table:style-name="ce415" table:formula="of:=VLOOKUP([.D61];['Peptide db'.E19:.I89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2050</text:p>
          </table:table-cell>
          <table:table-cell table:style-name="ce409" table:content-validation-name="val26" office:value-type="string" calcext:value-type="string">
            <text:p>P015</text:p>
          </table:table-cell>
          <table:table-cell table:style-name="ce413" table:formula="of:=VLOOKUP([.D62];['Peptide db'.E20:.G90] ;2;0)" office:value-type="string" office:string-value="KK-SG" calcext:value-type="string">
            <text:p>KK-SG</text:p>
          </table:table-cell>
          <table:table-cell table:style-name="ce413" table:formula="of:=VLOOKUP([.D62];['Peptide db'.E20:.G90] ;3;0)" office:value-type="float" office:value="0" calcext:value-type="float">
            <text:p>0</text:p>
          </table:table-cell>
          <table:table-cell table:style-name="ce413" table:formula="of:=VLOOKUP([.D62];['Peptide db'.E20:.I90] ;4;0)" office:value-type="string" office:string-value="FYDYDVFY" calcext:value-type="string">
            <text:p>FYDYDVFY</text:p>
          </table:table-cell>
          <table:table-cell table:style-name="ce415" table:formula="of:=VLOOKUP([.D62];['Peptide db'.E20:.I90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2100</text:p>
          </table:table-cell>
          <table:table-cell table:style-name="ce409" table:content-validation-name="val26" office:value-type="string" calcext:value-type="string">
            <text:p>P015</text:p>
          </table:table-cell>
          <table:table-cell table:style-name="ce413" table:formula="of:=VLOOKUP([.D63];['Peptide db'.E21:.G91] ;2;0)" office:value-type="string" office:string-value="KK-SG" calcext:value-type="string">
            <text:p>KK-SG</text:p>
          </table:table-cell>
          <table:table-cell table:style-name="ce413" table:formula="of:=VLOOKUP([.D63];['Peptide db'.E21:.G91] ;3;0)" office:value-type="float" office:value="0" calcext:value-type="float">
            <text:p>0</text:p>
          </table:table-cell>
          <table:table-cell table:style-name="ce413" table:formula="of:=VLOOKUP([.D63];['Peptide db'.E21:.I91] ;4;0)" office:value-type="string" office:string-value="FYDYDVFY" calcext:value-type="string">
            <text:p>FYDYDVFY</text:p>
          </table:table-cell>
          <table:table-cell table:style-name="ce415" table:formula="of:=VLOOKUP([.D63];['Peptide db'.E21:.I91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3025</text:p>
          </table:table-cell>
          <table:table-cell table:style-name="ce409" table:content-validation-name="val26" office:value-type="string" calcext:value-type="string">
            <text:p>P016</text:p>
          </table:table-cell>
          <table:table-cell table:style-name="ce413" table:formula="of:=VLOOKUP([.D64];['Peptide db'.E22:.G92] ;2;0)" office:value-type="float" office:value="0" calcext:value-type="float">
            <text:p>0</text:p>
          </table:table-cell>
          <table:table-cell table:style-name="ce413" table:formula="of:=VLOOKUP([.D64];['Peptide db'.E22:.G92] ;3;0)" office:value-type="string" office:string-value="ßAßAßA" calcext:value-type="string">
            <text:p>ßAßAßA</text:p>
          </table:table-cell>
          <table:table-cell table:style-name="ce413" table:formula="of:=VLOOKUP([.D64];['Peptide db'.E22:.I92] ;4;0)" office:value-type="string" office:string-value="FYDYDVFY" calcext:value-type="string">
            <text:p>FYDYDVFY</text:p>
          </table:table-cell>
          <table:table-cell table:style-name="ce415" table:formula="of:=VLOOKUP([.D64];['Peptide db'.E22:.I92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3050</text:p>
          </table:table-cell>
          <table:table-cell table:style-name="ce409" table:content-validation-name="val26" office:value-type="string" calcext:value-type="string">
            <text:p>P016</text:p>
          </table:table-cell>
          <table:table-cell table:style-name="ce413" table:formula="of:=VLOOKUP([.D64];['Peptide db'.E23:.G93] ;2;0)" office:value-type="float" office:value="0" calcext:value-type="float">
            <text:p>0</text:p>
          </table:table-cell>
          <table:table-cell table:style-name="ce413" table:formula="of:=VLOOKUP([.D64];['Peptide db'.E23:.G93] ;3;0)" office:value-type="string" office:string-value="ßAßAßA" calcext:value-type="string">
            <text:p>ßAßAßA</text:p>
          </table:table-cell>
          <table:table-cell table:style-name="ce413" table:formula="of:=VLOOKUP([.D64];['Peptide db'.E23:.I93] ;4;0)" office:value-type="string" office:string-value="FYDYDVFY" calcext:value-type="string">
            <text:p>FYDYDVFY</text:p>
          </table:table-cell>
          <table:table-cell table:style-name="ce415" table:formula="of:=VLOOKUP([.D64];['Peptide db'.E23:.I93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3100</text:p>
          </table:table-cell>
          <table:table-cell table:style-name="ce409" table:content-validation-name="val26" office:value-type="string" calcext:value-type="string">
            <text:p>P016</text:p>
          </table:table-cell>
          <table:table-cell table:style-name="ce413" table:formula="of:=VLOOKUP([.D65];['Peptide db'.E24:.G94] ;2;0)" office:value-type="float" office:value="0" calcext:value-type="float">
            <text:p>0</text:p>
          </table:table-cell>
          <table:table-cell table:style-name="ce413" table:formula="of:=VLOOKUP([.D65];['Peptide db'.E24:.G94] ;3;0)" office:value-type="string" office:string-value="ßAßAßA" calcext:value-type="string">
            <text:p>ßAßAßA</text:p>
          </table:table-cell>
          <table:table-cell table:style-name="ce413" table:formula="of:=VLOOKUP([.D65];['Peptide db'.E24:.I94] ;4;0)" office:value-type="string" office:string-value="FYDYDVFY" calcext:value-type="string">
            <text:p>FYDYDVFY</text:p>
          </table:table-cell>
          <table:table-cell table:style-name="ce415" table:formula="of:=VLOOKUP([.D65];['Peptide db'.E24:.I94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4025</text:p>
          </table:table-cell>
          <table:table-cell table:style-name="ce409" table:content-validation-name="val26" office:value-type="string" calcext:value-type="string">
            <text:p>P017</text:p>
          </table:table-cell>
          <table:table-cell table:style-name="ce413" table:formula="of:=VLOOKUP([.D67];['Peptide db'.E25:.G95] ;2;0)" office:value-type="float" office:value="0" calcext:value-type="float">
            <text:p>0</text:p>
          </table:table-cell>
          <table:table-cell table:style-name="ce413" table:formula="of:=VLOOKUP([.D67];['Peptide db'.E25:.G95] ;3;0)" office:value-type="string" office:string-value="ßAßAK" calcext:value-type="string">
            <text:p>ßAßAK</text:p>
          </table:table-cell>
          <table:table-cell table:style-name="ce413" table:formula="of:=VLOOKUP([.D67];['Peptide db'.E25:.I95] ;4;0)" office:value-type="string" office:string-value="FYDYDVFY" calcext:value-type="string">
            <text:p>FYDYDVFY</text:p>
          </table:table-cell>
          <table:table-cell table:style-name="ce415" table:formula="of:=VLOOKUP([.D67];['Peptide db'.E25:.I95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4050</text:p>
          </table:table-cell>
          <table:table-cell table:style-name="ce409" table:content-validation-name="val26" office:value-type="string" calcext:value-type="string">
            <text:p>P017</text:p>
          </table:table-cell>
          <table:table-cell table:style-name="ce413" table:formula="of:=VLOOKUP([.D68];['Peptide db'.E2:.G96] ;2;0)" office:value-type="float" office:value="0" calcext:value-type="float">
            <text:p/>
          </table:table-cell>
          <table:table-cell table:style-name="ce413" table:formula="of:=VLOOKUP([.D68];['Peptide db'.E2:.G96] ;3;0)" office:value-type="string" office:string-value="ßAßAK" calcext:value-type="string">
            <text:p>ßAßAK</text:p>
          </table:table-cell>
          <table:table-cell table:style-name="ce413" table:formula="of:=VLOOKUP([.D68];['Peptide db'.E2:.I96] ;4;0)" office:value-type="string" office:string-value="FYDYDVFY" calcext:value-type="string">
            <text:p>FYDYDVFY</text:p>
          </table:table-cell>
          <table:table-cell table:style-name="ce415" table:formula="of:=VLOOKUP([.D68];['Peptide db'.E2:.I96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4100</text:p>
          </table:table-cell>
          <table:table-cell table:style-name="ce409" table:content-validation-name="val26" office:value-type="string" calcext:value-type="string">
            <text:p>P017</text:p>
          </table:table-cell>
          <table:table-cell table:style-name="ce413" table:formula="of:=VLOOKUP([.D69];['Peptide db'.E3:.G97] ;2;0)" office:value-type="float" office:value="0" calcext:value-type="float">
            <text:p/>
          </table:table-cell>
          <table:table-cell table:style-name="ce413" table:formula="of:=VLOOKUP([.D69];['Peptide db'.E3:.G97] ;3;0)" office:value-type="string" office:string-value="ßAßAK" calcext:value-type="string">
            <text:p>ßAßAK</text:p>
          </table:table-cell>
          <table:table-cell table:style-name="ce413" table:formula="of:=VLOOKUP([.D69];['Peptide db'.E3:.I97] ;4;0)" office:value-type="string" office:string-value="FYDYDVFY" calcext:value-type="string">
            <text:p>FYDYDVFY</text:p>
          </table:table-cell>
          <table:table-cell table:style-name="ce415" table:formula="of:=VLOOKUP([.D69];['Peptide db'.E3:.I97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6025</text:p>
          </table:table-cell>
          <table:table-cell table:style-name="ce409" table:content-validation-name="val26" office:value-type="string" calcext:value-type="string">
            <text:p>P019</text:p>
          </table:table-cell>
          <table:table-cell table:style-name="ce413" table:formula="of:=VLOOKUP([.D70];['Peptide db'.E4:.G98] ;2;0)" office:value-type="string" office:string-value="KKK" calcext:value-type="string">
            <text:p>KKK</text:p>
          </table:table-cell>
          <table:table-cell table:style-name="ce413" table:formula="of:=VLOOKUP([.D70];['Peptide db'.E4:.G98] ;3;0)" office:value-type="float" office:value="0" calcext:value-type="float">
            <text:p/>
          </table:table-cell>
          <table:table-cell table:style-name="ce413" table:formula="of:=VLOOKUP([.D70];['Peptide db'.E4:.I98] ;4;0)" office:value-type="string" office:string-value="FYDYDVFY" calcext:value-type="string">
            <text:p>FYDYDVFY</text:p>
          </table:table-cell>
          <table:table-cell table:style-name="ce415" table:formula="of:=VLOOKUP([.D70];['Peptide db'.E4:.I98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25" calcext:value-type="float">
            <text:p>0.2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6050</text:p>
          </table:table-cell>
          <table:table-cell table:style-name="ce409" table:content-validation-name="val26" office:value-type="string" calcext:value-type="string">
            <text:p>P019</text:p>
          </table:table-cell>
          <table:table-cell table:style-name="ce413" table:formula="of:=VLOOKUP([.D71];['Peptide db'.E5:.G99] ;2;0)" office:value-type="string" office:string-value="KKK" calcext:value-type="string">
            <text:p>KKK</text:p>
          </table:table-cell>
          <table:table-cell table:style-name="ce413" table:formula="of:=VLOOKUP([.D71];['Peptide db'.E5:.G99] ;3;0)" office:value-type="float" office:value="0" calcext:value-type="float">
            <text:p/>
          </table:table-cell>
          <table:table-cell table:style-name="ce413" table:formula="of:=VLOOKUP([.D71];['Peptide db'.E5:.I99] ;4;0)" office:value-type="string" office:string-value="FYDYDVFY" calcext:value-type="string">
            <text:p>FYDYDVFY</text:p>
          </table:table-cell>
          <table:table-cell table:style-name="ce415" table:formula="of:=VLOOKUP([.D71];['Peptide db'.E5:.I99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0.5" calcext:value-type="float">
            <text:p>0.5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P16100</text:p>
          </table:table-cell>
          <table:table-cell table:style-name="ce409" table:content-validation-name="val26" office:value-type="string" calcext:value-type="string">
            <text:p>P019</text:p>
          </table:table-cell>
          <table:table-cell table:style-name="ce413" table:formula="of:=VLOOKUP([.D72];['Peptide db'.E6:.G100] ;2;0)" office:value-type="string" office:string-value="KKK" calcext:value-type="string">
            <text:p>KKK</text:p>
          </table:table-cell>
          <table:table-cell table:style-name="ce413" table:formula="of:=VLOOKUP([.D72];['Peptide db'.E6:.G100] ;3;0)" office:value-type="float" office:value="0" calcext:value-type="float">
            <text:p/>
          </table:table-cell>
          <table:table-cell table:style-name="ce413" table:formula="of:=VLOOKUP([.D72];['Peptide db'.E6:.I100] ;4;0)" office:value-type="string" office:string-value="FYDYDVFY" calcext:value-type="string">
            <text:p>FYDYDVFY</text:p>
          </table:table-cell>
          <table:table-cell table:style-name="ce415" table:formula="of:=VLOOKUP([.D72];['Peptide db'.E6:.I100] ;5;0)" office:value-type="string" office:string-value="amide" calcext:value-type="string">
            <text:p>amide</text:p>
          </table:table-cell>
          <table:table-cell table:style-name="ce418"/>
          <table:table-cell table:style-name="ce411" office:value-type="float" office:value="1" calcext:value-type="float">
            <text:p>1</text:p>
          </table:table-cell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>
          <table:table-cell/>
          <table:table-cell table:style-name="ce398"/>
          <table:table-cell table:style-name="ce403" office:value-type="string" calcext:value-type="string">
            <text:p>Buffer</text:p>
          </table:table-cell>
          <table:table-cell table:style-name="ce410" table:content-validation-name="val26" office:value-type="string" calcext:value-type="string">
            <text:p>Buffer001</text:p>
          </table:table-cell>
          <table:table-cell table:number-columns-repeated="3" table:style-name="ce413" office:value-type="float" office:value="0" calcext:value-type="float">
            <text:p>0</text:p>
          </table:table-cell>
          <table:table-cell table:style-name="ce415" office:value-type="float" office:value="0" calcext:value-type="float">
            <text:p>0</text:p>
          </table:table-cell>
          <table:table-cell table:number-columns-repeated="2"/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 table:number-rows-repeated="68">
          <table:table-cell/>
          <table:table-cell table:style-name="ce398"/>
          <table:table-cell table:style-name="ce403"/>
          <table:table-cell table:style-name="ce411" table:content-validation-name="val26"/>
          <table:table-cell table:style-name="ce413" table:number-columns-repeated="3"/>
          <table:table-cell table:style-name="ce415"/>
          <table:table-cell table:style-name="ce418"/>
          <table:table-cell table:style-name="ce411"/>
          <table:table-cell table:style-name="ce422" table:content-validation-name="val28"/>
          <table:table-cell table:style-name="ce422" table:content-validation-name="val1"/>
          <table:table-cell table:style-name="ce422"/>
          <table:table-cell table:style-name="ce422" table:content-validation-name="val29"/>
          <table:table-cell table:style-name="ce422" table:content-validation-name="val30"/>
          <table:table-cell table:style-name="ce427"/>
          <table:table-cell table:style-name="ce430"/>
          <table:table-cell table:number-columns-repeated="1007"/>
        </table:table-row>
        <table:table-row table:style-name="ro22" table:number-rows-repeated="1048434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  <table:table-row table:style-name="ro22">
          <table:table-cell table:number-columns-repeated="3"/>
          <table:table-cell table:content-validation-name="val26"/>
          <table:table-cell table:number-columns-repeated="6"/>
          <table:table-cell table:content-validation-name="val28"/>
          <table:table-cell table:content-validation-name="val1"/>
          <table:table-cell table:number-columns-repeated="1012"/>
        </table:table-row>
      </table:table>
      <table:table table:name="Influenza db" table:style-name="ta1">
        <table:table-column table:style-name="co63" table:default-cell-style-name="Default"/>
        <table:table-column table:style-name="co64" table:default-cell-style-name="ce199"/>
        <table:table-column table:style-name="co56" table:default-cell-style-name="ce204"/>
        <table:table-column table:style-name="co38" table:default-cell-style-name="ce281"/>
        <table:table-column table:style-name="co65" table:default-cell-style-name="ce284"/>
        <table:table-column table:style-name="co66" table:default-cell-style-name="ce180"/>
        <table:table-column table:style-name="co65" table:default-cell-style-name="ce180"/>
        <table:table-column table:style-name="co67" table:default-cell-style-name="ce183"/>
        <table:table-column table:style-name="co39" table:default-cell-style-name="ce189"/>
        <table:table-column table:style-name="co37" table:default-cell-style-name="Default"/>
        <table:table-column table:style-name="co38" table:default-cell-style-name="Default"/>
        <table:table-column table:style-name="co14" table:number-columns-repeated="4" table:default-cell-style-name="Default"/>
        <table:table-column table:style-name="co19" table:default-cell-style-name="Default"/>
        <table:table-column table:style-name="co14" table:number-columns-repeated="1008" table:default-cell-style-name="Default"/>
        <table:table-row table:style-name="ro1">
          <table:table-cell table:style-name="ce159"/>
          <table:table-cell table:style-name="ce162"/>
          <table:table-cell table:style-name="Default" table:number-columns-repeated="7"/>
          <table:table-cell table:number-columns-repeated="1015"/>
        </table:table-row>
        <table:table-row table:style-name="ro18">
          <table:table-cell table:style-name="ce160"/>
          <table:table-cell table:style-name="ce89"/>
          <table:table-cell table:style-name="ce202" office:value-type="string" calcext:value-type="string" table:number-columns-spanned="7" table:number-rows-spanned="1">
            <text:p>Strain DB</text:p>
          </table:table-cell>
          <table:covered-table-cell table:style-name="Default"/>
          <table:covered-table-cell table:number-columns-repeated="4" table:style-name="ce171"/>
          <table:covered-table-cell table:style-name="ce185"/>
          <table:table-cell/>
          <table:table-cell table:number-columns-spanned="7" table:number-rows-spanned="1"/>
          <table:covered-table-cell table:number-columns-repeated="6"/>
          <table:table-cell table:number-columns-repeated="1007"/>
        </table:table-row>
        <table:table-row table:style-name="ro2">
          <table:table-cell table:number-columns-repeated="2"/>
          <table:table-cell table:style-name="ce164"/>
          <table:table-cell table:style-name="ce211" table:number-columns-repeated="5"/>
          <table:table-cell table:style-name="ce240"/>
          <table:table-cell table:number-columns-repeated="1015"/>
        </table:table-row>
        <table:table-row table:style-name="ro2">
          <table:table-cell table:number-columns-repeated="2"/>
          <table:table-cell table:style-name="ce164"/>
          <table:table-cell table:style-name="ce23"/>
          <table:table-cell table:style-name="ce173" office:value-type="string" calcext:value-type="string" table:number-columns-spanned="4" table:number-rows-spanned="1">
            <text:p>General</text:p>
          </table:table-cell>
          <table:covered-table-cell table:number-columns-repeated="2" table:style-name="ce178"/>
          <table:covered-table-cell table:style-name="ce181"/>
          <table:table-cell table:style-name="ce187"/>
          <table:table-cell table:number-columns-repeated="3"/>
          <table:table-cell table:number-columns-spanned="4" table:number-rows-spanned="1"/>
          <table:covered-table-cell table:number-columns-repeated="3"/>
          <table:table-cell table:number-columns-repeated="1008"/>
        </table:table-row>
        <table:table-row table:style-name="ro2">
          <table:table-cell table:style-name="ce161"/>
          <table:table-cell table:style-name="ce200"/>
          <table:table-cell table:style-name="ce203"/>
          <table:table-cell table:style-name="ce280" office:value-type="string" calcext:value-type="string">
            <text:p>Taxonomy ID</text:p>
          </table:table-cell>
          <table:table-cell table:style-name="ce267" office:value-type="string" calcext:value-type="string">
            <text:p>SubGroup</text:p>
          </table:table-cell>
          <table:table-cell table:style-name="ce223" office:value-type="string" calcext:value-type="string">
            <text:p>Country</text:p>
          </table:table-cell>
          <table:table-cell table:style-name="ce223" office:value-type="string" calcext:value-type="string">
            <text:p>Date</text:p>
          </table:table-cell>
          <table:table-cell table:style-name="ce261" office:value-type="string" calcext:value-type="string">
            <text:p>Strain Name</text:p>
          </table:table-cell>
          <table:table-cell table:style-name="ce188"/>
          <table:table-cell table:style-name="ce161"/>
          <table:table-cell table:number-columns-repeated="8"/>
          <table:table-cell table:style-name="ce161" table:number-columns-repeated="1006"/>
        </table:table-row>
        <table:table-row table:style-name="ro2">
          <table:table-cell table:number-columns-repeated="3"/>
          <table:table-cell office:value-type="float" office:value="387139" calcext:value-type="float">
            <text:p>387139</text:p>
          </table:table-cell>
          <table:table-cell table:style-name="ce283" office:value-type="string" calcext:value-type="string">
            <text:p>H3N2</text:p>
          </table:table-cell>
          <table:table-cell table:style-name="ce285" office:value-type="string" calcext:value-type="string">
            <text:p>Japan</text:p>
          </table:table-cell>
          <table:table-cell table:style-name="ce285" office:value-type="float" office:value="1968" calcext:value-type="float">
            <text:p>1968</text:p>
          </table:table-cell>
          <table:table-cell table:style-name="ce286" office:value-type="string" calcext:value-type="string">
            <text:p><text:s/>A/Aichi/2/68 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1316510" calcext:value-type="float">
            <text:p>1316510</text:p>
          </table:table-cell>
          <table:table-cell table:style-name="ce195" office:value-type="string" calcext:value-type="string">
            <text:p>H1N1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9" calcext:value-type="float">
            <text:p>2009</text:p>
          </table:table-cell>
          <table:table-cell table:style-name="ce54" office:value-type="string" calcext:value-type="string">
            <text:p><text:s/>A/California/7/200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2786" calcext:value-type="float">
            <text:p>382786</text:p>
          </table:table-cell>
          <table:table-cell table:style-name="ce195" office:value-type="string" calcext:value-type="string">
            <text:p>H7N1</text:p>
          </table:table-cell>
          <table:table-cell table:style-name="ce100" office:value-type="string" calcext:value-type="string">
            <text:p>Germany</text:p>
          </table:table-cell>
          <table:table-cell table:style-name="ce100" office:value-type="float" office:value="1934" calcext:value-type="float">
            <text:p>1934</text:p>
          </table:table-cell>
          <table:table-cell table:style-name="ce54" office:value-type="string" calcext:value-type="string">
            <text:p>A/FPV/Rostock/193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518981" calcext:value-type="float">
            <text:p>518981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USA</text:p>
          </table:table-cell>
          <table:table-cell table:style-name="ce100" office:value-type="float" office:value="2004" calcext:value-type="float">
            <text:p>2004</text:p>
          </table:table-cell>
          <table:table-cell table:style-name="ce54" office:value-type="string" calcext:value-type="string">
            <text:p>A/New York/55/2004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92809" calcext:value-type="float">
            <text:p>392809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Australia</text:p>
          </table:table-cell>
          <table:table-cell table:style-name="ce100" office:value-type="float" office:value="1975" calcext:value-type="float">
            <text:p>1975</text:p>
          </table:table-cell>
          <table:table-cell table:style-name="ce54" office:value-type="string" calcext:value-type="string">
            <text:p>A/Victoria/3/75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float" office:value="381513" calcext:value-type="float">
            <text:p>381513</text:p>
          </table:table-cell>
          <table:table-cell table:style-name="ce195" office:value-type="string" calcext:value-type="string">
            <text:p>H3N2</text:p>
          </table:table-cell>
          <table:table-cell table:style-name="ce100" office:value-type="string" calcext:value-type="string">
            <text:p>Panama</text:p>
          </table:table-cell>
          <table:table-cell table:style-name="ce100" office:value-type="float" office:value="1999" calcext:value-type="float">
            <text:p>1999</text:p>
          </table:table-cell>
          <table:table-cell table:style-name="ce54" office:value-type="string" calcext:value-type="string">
            <text:p>A/Panama/2007/1999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NO</text:p>
          </table:table-cell>
          <table:table-cell table:style-name="ce195" office:value-type="string" calcext:value-type="string">
            <text:p>NOT</text:p>
          </table:table-cell>
          <table:table-cell table:number-columns-repeated="2" table:style-name="ce100" office:value-type="string" calcext:value-type="string">
            <text:p>NOT</text:p>
          </table:table-cell>
          <table:table-cell table:style-name="ce54" office:value-type="string" calcext:value-type="string">
            <text:p>NOT</text:p>
          </table:table-cell>
          <table:table-cell table:number-columns-repeated="1016"/>
        </table:table-row>
        <table:table-row table:style-name="ro2" table:number-rows-repeated="26">
          <table:table-cell table:number-columns-repeated="1024"/>
        </table:table-row>
        <table:table-row table:style-name="ro2" table:number-rows-repeated="6">
          <table:table-cell/>
          <table:table-cell table:style-name="ce89"/>
          <table:table-cell table:style-name="Default"/>
          <table:table-cell table:style-name="ce282"/>
          <table:table-cell table:style-name="Default" table:number-columns-repeated="5"/>
          <table:table-cell table:number-columns-repeated="1015"/>
        </table:table-row>
        <table:table-row table:style-name="ro2" table:number-rows-repeated="10">
          <table:table-cell/>
          <table:table-cell table:style-name="Default" table:number-columns-repeated="2"/>
          <table:table-cell table:style-name="ce282"/>
          <table:table-cell table:style-name="Default" table:number-columns-repeated="5"/>
          <table:table-cell table:number-columns-repeated="1015"/>
        </table:table-row>
        <table:table-row table:style-name="ro2">
          <table:table-cell/>
          <table:table-cell table:style-name="Default" table:number-columns-repeated="2"/>
          <table:table-cell table:style-name="ce282"/>
          <table:table-cell table:style-name="Default" table:number-columns-repeated="5"/>
          <table:table-cell table:number-columns-repeated="1015"/>
        </table:table-row>
      </table:table>
      <table:table table:name="Influenza" table:style-name="ta1">
        <table:table-column table:style-name="co48" table:default-cell-style-name="Default"/>
        <table:table-column table:style-name="co39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50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50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number-columns-repeated="2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17" table:default-cell-style-name="Default"/>
        <table:table-column table:style-name="co38" table:number-columns-repeated="100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441"/>
          <table:table-cell table:style-name="ce443" office:value-type="string" calcext:value-type="string" table:number-columns-spanned="14" table:number-rows-spanned="2">
            <text:p>Viruses</text:p>
          </table:table-cell>
          <table:covered-table-cell table:number-columns-repeated="7" table:style-name="ce447"/>
          <table:covered-table-cell table:number-columns-repeated="2" table:style-name="ce447" table:content-validation-name="val32"/>
          <table:covered-table-cell table:style-name="ce447" table:content-validation-name="val33"/>
          <table:covered-table-cell table:style-name="ce468"/>
          <table:covered-table-cell table:style-name="ce447"/>
          <table:covered-table-cell table:style-name="ce472"/>
          <table:table-cell table:style-name="ce478"/>
          <table:table-cell table:number-columns-repeated="1007"/>
        </table:table-row>
        <table:table-row table:style-name="ro2">
          <table:table-cell/>
          <table:table-cell table:style-name="ce88"/>
          <table:covered-table-cell table:style-name="ce444"/>
          <table:covered-table-cell table:number-columns-repeated="7" table:style-name="ce448"/>
          <table:covered-table-cell table:number-columns-repeated="2" table:style-name="ce448" table:content-validation-name="val32"/>
          <table:covered-table-cell table:style-name="ce448" table:content-validation-name="val33"/>
          <table:covered-table-cell table:number-columns-repeated="2" table:style-name="ce448"/>
          <table:covered-table-cell table:style-name="ce473"/>
          <table:table-cell table:style-name="ce479"/>
          <table:table-cell table:number-columns-repeated="1007"/>
        </table:table-row>
        <table:table-row table:style-name="ro2">
          <table:table-cell/>
          <table:table-cell table:style-name="ce88"/>
          <table:table-cell table:style-name="ce241" table:number-columns-repeated="2"/>
          <table:table-cell table:style-name="ce450" office:value-type="string" calcext:value-type="string" table:number-columns-spanned="3" table:number-rows-spanned="1">
            <text:p>Strain</text:p>
          </table:table-cell>
          <table:covered-table-cell table:style-name="ce247"/>
          <table:covered-table-cell table:style-name="ce457"/>
          <table:table-cell table:style-name="ce241"/>
          <table:table-cell table:style-name="ce460" office:value-type="string" calcext:value-type="string" table:number-columns-spanned="8" table:number-rows-spanned="1">
            <text:p>Batch</text:p>
          </table:table-cell>
          <table:covered-table-cell table:style-name="ce460"/>
          <table:covered-table-cell table:number-columns-repeated="2" table:style-name="ce466" table:content-validation-name="val32"/>
          <table:covered-table-cell table:style-name="ce466" table:content-validation-name="val33"/>
          <table:covered-table-cell table:style-name="ce466"/>
          <table:covered-table-cell table:style-name="ce469"/>
          <table:covered-table-cell table:style-name="ce474"/>
          <table:table-cell table:style-name="ce479"/>
          <table:table-cell table:number-columns-repeated="1007"/>
        </table:table-row>
        <table:table-row table:style-name="ro2">
          <table:table-cell table:style-name="ce440"/>
          <table:table-cell table:style-name="ce442"/>
          <table:table-cell table:style-name="ce445" office:value-type="string" calcext:value-type="string">
            <text:p>Batch ID</text:p>
          </table:table-cell>
          <table:table-cell table:style-name="ce449"/>
          <table:table-cell table:style-name="ce451" office:value-type="string" calcext:value-type="string">
            <text:p>Taxonomy ID</text:p>
          </table:table-cell>
          <table:table-cell table:style-name="ce453" office:value-type="string" calcext:value-type="string">
            <text:p>Virus Subtype</text:p>
          </table:table-cell>
          <table:table-cell table:style-name="ce458" office:value-type="string" calcext:value-type="string">
            <text:p>Strain Name</text:p>
          </table:table-cell>
          <table:table-cell table:style-name="ce449"/>
          <table:table-cell table:style-name="ce461" office:value-type="string" calcext:value-type="string">
            <text:p>Concentration [mg/ml]</text:p>
          </table:table-cell>
          <table:table-cell table:style-name="ce461" office:value-type="string" calcext:value-type="string">
            <text:p>Labeling</text:p>
          </table:table-cell>
          <table:table-cell table:style-name="ce467" office:value-type="string" calcext:value-type="string">
            <text:p>Buffer</text:p>
          </table:table-cell>
          <table:table-cell table:style-name="ce467" office:value-type="string" calcext:value-type="string">
            <text:p>pH</text:p>
          </table:table-cell>
          <table:table-cell table:style-name="ce467" office:value-type="string" calcext:value-type="string">
            <text:p>Active</text:p>
          </table:table-cell>
          <table:table-cell table:style-name="ce467" office:value-type="string" calcext:value-type="string">
            <text:p>Passage History</text:p>
          </table:table-cell>
          <table:table-cell table:style-name="ce467" office:value-type="string" calcext:value-type="string">
            <text:p>Production Date</text:p>
          </table:table-cell>
          <table:table-cell table:style-name="ce475" office:value-type="string" calcext:value-type="string">
            <text:p>Comment</text:p>
          </table:table-cell>
          <table:table-cell table:style-name="ce480"/>
          <table:table-cell table:style-name="ce440" table:number-columns-repeated="1005"/>
          <table:table-cell table:number-columns-repeated="2"/>
        </table:table-row>
        <table:table-row table:style-name="ro24">
          <table:table-cell/>
          <table:table-cell table:style-name="ce88"/>
          <table:table-cell table:style-name="ce446" office:value-type="string" calcext:value-type="string">
            <text:p>X31A</text:p>
          </table:table-cell>
          <table:table-cell table:style-name="ce130"/>
          <table:table-cell table:style-name="ce452" table:content-validation-name="val31" office:value-type="float" office:value="387139" calcext:value-type="float">
            <text:p>387139</text:p>
          </table:table-cell>
          <table:table-cell table:style-name="ce454" table:formula="of:=VLOOKUP([.E7];['Influenza db'.D6:.J96] ;2;0)" office:value-type="string" office:string-value="H3N2" calcext:value-type="string">
            <text:p>H3N2</text:p>
          </table:table-cell>
          <table:table-cell table:style-name="ce459" table:formula="of:=VLOOKUP([.E7];['Influenza db'.D6:.K96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2" office:value-type="float" office:value="0.833" calcext:value-type="float">
            <text:p>0.833</text:p>
          </table:table-cell>
          <table:table-cell table:style-name="ce465"/>
          <table:table-cell table:style-name="ce123" table:content-validation-name="val32" table:number-columns-repeated="2"/>
          <table:table-cell table:style-name="ce123" table:content-validation-name="val33" office:value-type="string" calcext:value-type="string">
            <text:p>no</text:p>
          </table:table-cell>
          <table:table-cell table:style-name="ce123" table:content-validation-name="val34" office:value-type="string" calcext:value-type="string">
            <text:p>Egg</text:p>
          </table:table-cell>
          <table:table-cell table:style-name="ce470" office:value-type="string" calcext:value-type="string">
            <text:p><text:span text:style-name="T2">10/16/2013</text:span></text:p>
          </table:table-cell>
          <table:table-cell table:style-name="ce476" office:value-type="string" calcext:value-type="string">
            <text:p>Aliquotiert am 12.12.2016 zu je 100 mul in 14 Kryogefäße per Stamm (je 7 pro Aliguot), TK 1.S.040</text:p>
          </table:table-cell>
          <table:table-cell table:style-name="ce479"/>
          <table:table-cell table:number-columns-repeated="1007"/>
        </table:table-row>
        <table:table-row table:style-name="ro24">
          <table:table-cell/>
          <table:table-cell table:style-name="ce88"/>
          <table:table-cell table:style-name="ce446" office:value-type="string" calcext:value-type="string">
            <text:p>X31B</text:p>
          </table:table-cell>
          <table:table-cell table:style-name="ce130"/>
          <table:table-cell table:style-name="ce452" table:content-validation-name="val31" office:value-type="float" office:value="387139" calcext:value-type="float">
            <text:p>387139</text:p>
          </table:table-cell>
          <table:table-cell table:style-name="ce454" table:formula="of:=VLOOKUP([.E8];['Influenza db'.D6:.J96] ;2;0)" office:value-type="string" office:string-value="H3N2" calcext:value-type="string">
            <text:p>H3N2</text:p>
          </table:table-cell>
          <table:table-cell table:style-name="ce459" table:formula="of:=VLOOKUP([.E8];['Influenza db'.D6:.K96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2" office:value-type="float" office:value="0.927" calcext:value-type="float">
            <text:p>0.927</text:p>
          </table:table-cell>
          <table:table-cell table:style-name="ce465"/>
          <table:table-cell table:style-name="ce123" table:content-validation-name="val32" table:number-columns-repeated="2"/>
          <table:table-cell table:style-name="ce123" table:content-validation-name="val33" office:value-type="string" calcext:value-type="string">
            <text:p>no</text:p>
          </table:table-cell>
          <table:table-cell table:style-name="ce123" table:content-validation-name="val34" office:value-type="string" calcext:value-type="string">
            <text:p>Egg</text:p>
          </table:table-cell>
          <table:table-cell table:style-name="ce470" office:value-type="string" calcext:value-type="string">
            <text:p><text:span text:style-name="T2">10/16/2013</text:span></text:p>
          </table:table-cell>
          <table:table-cell table:style-name="ce476" office:value-type="string" calcext:value-type="string">
            <text:p>Aliquotiert am 12.12.2016 zu je 100 mul in 14 Kryogefäße per Stamm (je 7 pro Aliguot), TK 1.S.040</text:p>
          </table:table-cell>
          <table:table-cell table:style-name="ce479"/>
          <table:table-cell table:number-columns-repeated="1007"/>
        </table:table-row>
        <table:table-row table:style-name="ro24">
          <table:table-cell/>
          <table:table-cell table:style-name="ce88"/>
          <table:table-cell table:style-name="ce446" office:value-type="string" calcext:value-type="string">
            <text:p>CAL1</text:p>
          </table:table-cell>
          <table:table-cell table:style-name="ce130"/>
          <table:table-cell table:style-name="ce452" table:content-validation-name="val31" office:value-type="float" office:value="1316510" calcext:value-type="float">
            <text:p>1316510</text:p>
          </table:table-cell>
          <table:table-cell table:style-name="ce454" table:formula="of:=VLOOKUP([.E9];['Influenza db'.D6:.J96] ;2;0)" office:value-type="string" office:string-value="H1N1" calcext:value-type="string">
            <text:p>H1N1</text:p>
          </table:table-cell>
          <table:table-cell table:style-name="ce459" table:formula="of:=VLOOKUP([.E9];['Influenza db'.D6:.K96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2" office:value-type="float" office:value="0.333" calcext:value-type="float">
            <text:p>0.333</text:p>
          </table:table-cell>
          <table:table-cell table:style-name="ce465"/>
          <table:table-cell table:style-name="ce123" table:content-validation-name="val32" table:number-columns-repeated="2"/>
          <table:table-cell table:style-name="ce123" table:content-validation-name="val33" office:value-type="string" calcext:value-type="string">
            <text:p>no</text:p>
          </table:table-cell>
          <table:table-cell table:style-name="ce123" table:content-validation-name="val34" office:value-type="string" calcext:value-type="string">
            <text:p>Egg</text:p>
          </table:table-cell>
          <table:table-cell table:style-name="ce470" office:value-type="string" calcext:value-type="string">
            <text:p><text:span text:style-name="T2">10/16/2013</text:span></text:p>
          </table:table-cell>
          <table:table-cell table:style-name="ce476" office:value-type="string" calcext:value-type="string">
            <text:p>Aliquotiert am 12.12.2016 zu je 100 mul in 14 Kryogefäße per Stamm (je 7 pro Aliguot), TK 1.S.040</text:p>
          </table:table-cell>
          <table:table-cell table:style-name="ce479"/>
          <table:table-cell table:number-columns-repeated="1007"/>
        </table:table-row>
        <table:table-row table:style-name="ro24">
          <table:table-cell/>
          <table:table-cell table:style-name="ce88"/>
          <table:table-cell table:style-name="ce446" office:value-type="string" calcext:value-type="string">
            <text:p>PAN1</text:p>
          </table:table-cell>
          <table:table-cell table:style-name="ce130"/>
          <table:table-cell table:style-name="ce452" table:content-validation-name="val31" office:value-type="float" office:value="381513" calcext:value-type="float">
            <text:p>381513</text:p>
          </table:table-cell>
          <table:table-cell table:style-name="ce454" table:formula="of:=VLOOKUP([.E10];['Influenza db'.D6:.J96] ;2;0)" office:value-type="string" office:string-value="H3N2" calcext:value-type="string">
            <text:p>H3N2</text:p>
          </table:table-cell>
          <table:table-cell table:style-name="ce459" table:formula="of:=VLOOKUP([.E10];['Influenza db'.D6:.K99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2" office:value-type="float" office:value="0.48" calcext:value-type="float">
            <text:p>0.48</text:p>
          </table:table-cell>
          <table:table-cell table:style-name="ce465"/>
          <table:table-cell table:style-name="ce123" table:content-validation-name="val32" table:number-columns-repeated="2"/>
          <table:table-cell table:style-name="ce123" table:content-validation-name="val33" office:value-type="string" calcext:value-type="string">
            <text:p>no</text:p>
          </table:table-cell>
          <table:table-cell table:style-name="ce123" table:content-validation-name="val34" office:value-type="string" calcext:value-type="string">
            <text:p>Egg</text:p>
          </table:table-cell>
          <table:table-cell table:style-name="ce470" office:value-type="string" calcext:value-type="string">
            <text:p><text:span text:style-name="T2">10/16/2013</text:span></text:p>
          </table:table-cell>
          <table:table-cell table:style-name="ce476" office:value-type="string" calcext:value-type="string">
            <text:p>Aliquotiert am 12.12.2016 zu je 100 mul in 14 Kryogefäße per Stamm (je 7 pro Aliguot), TK 1.S.040</text:p>
          </table:table-cell>
          <table:table-cell table:style-name="ce479"/>
          <table:table-cell table:number-columns-repeated="1007"/>
        </table:table-row>
        <table:table-row table:style-name="ro24">
          <table:table-cell/>
          <table:table-cell table:style-name="ce88"/>
          <table:table-cell table:style-name="ce446" office:value-type="string" calcext:value-type="string">
            <text:p>PAN2</text:p>
          </table:table-cell>
          <table:table-cell table:style-name="ce130"/>
          <table:table-cell table:style-name="ce452" table:content-validation-name="val31" office:value-type="float" office:value="381513" calcext:value-type="float">
            <text:p>381513</text:p>
          </table:table-cell>
          <table:table-cell table:style-name="ce454" table:formula="of:=VLOOKUP([.E11];['Influenza db'.D6:.J96] ;2;0)" office:value-type="string" office:string-value="H3N2" calcext:value-type="string">
            <text:p>H3N2</text:p>
          </table:table-cell>
          <table:table-cell table:style-name="ce459" table:formula="of:=VLOOKUP([.E11];['Influenza db'.D6:.K99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3" office:value-type="float" office:value="0.353" calcext:value-type="float">
            <text:p>0.353</text:p>
          </table:table-cell>
          <table:table-cell table:style-name="ce465"/>
          <table:table-cell table:style-name="ce123" table:content-validation-name="val32" table:number-columns-repeated="2"/>
          <table:table-cell table:style-name="ce123" table:content-validation-name="val33" office:value-type="string" calcext:value-type="string">
            <text:p>no</text:p>
          </table:table-cell>
          <table:table-cell table:style-name="ce123" table:content-validation-name="val34" office:value-type="string" calcext:value-type="string">
            <text:p>Egg</text:p>
          </table:table-cell>
          <table:table-cell table:style-name="ce470" office:value-type="string" calcext:value-type="string">
            <text:p><text:span text:style-name="T2">10/16/2013</text:span></text:p>
          </table:table-cell>
          <table:table-cell table:style-name="ce476" office:value-type="string" calcext:value-type="string">
            <text:p>Aliquotiert am 12.12.2016 zu je 100 mul in 14 Kryogefäße per Stamm (je 7 pro Aliguot), TK 1.S.040</text:p>
          </table:table-cell>
          <table:table-cell table:style-name="ce479"/>
          <table:table-cell table:number-columns-repeated="1007"/>
        </table:table-row>
        <table:table-row table:style-name="ro24">
          <table:table-cell/>
          <table:table-cell table:style-name="ce88"/>
          <table:table-cell table:style-name="ce446" office:value-type="string" calcext:value-type="string">
            <text:p>CAL2</text:p>
          </table:table-cell>
          <table:table-cell table:style-name="ce130"/>
          <table:table-cell table:style-name="ce452" table:content-validation-name="val31" office:value-type="float" office:value="1316510" calcext:value-type="float">
            <text:p>1316510</text:p>
          </table:table-cell>
          <table:table-cell table:style-name="ce454" table:formula="of:=VLOOKUP([.E12];['Influenza db'.D6:.J96] ;2;0)" office:value-type="string" office:string-value="H1N1" calcext:value-type="string">
            <text:p>H1N1</text:p>
          </table:table-cell>
          <table:table-cell table:style-name="ce459" table:formula="of:=VLOOKUP([.E12];['Influenza db'.D6:.K99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2" office:value-type="float" office:value="0.367" calcext:value-type="float">
            <text:p>0.367</text:p>
          </table:table-cell>
          <table:table-cell table:style-name="ce465"/>
          <table:table-cell table:style-name="ce123" table:content-validation-name="val32" table:number-columns-repeated="2"/>
          <table:table-cell table:style-name="ce123" table:content-validation-name="val33" office:value-type="string" calcext:value-type="string">
            <text:p>no</text:p>
          </table:table-cell>
          <table:table-cell table:style-name="ce123" table:content-validation-name="val34" office:value-type="string" calcext:value-type="string">
            <text:p>Egg</text:p>
          </table:table-cell>
          <table:table-cell table:style-name="ce470" office:value-type="string" calcext:value-type="string">
            <text:p><text:span text:style-name="T2">10/16/2013</text:span></text:p>
          </table:table-cell>
          <table:table-cell table:style-name="ce476" office:value-type="string" calcext:value-type="string">
            <text:p>Aliquotiert am 12.12.2016 zu je 100 mul in 14 Kryogefäße per Stamm (je 7 pro Aliguot), TK 1.S.040</text:p>
          </table:table-cell>
          <table:table-cell table:style-name="ce479"/>
          <table:table-cell table:number-columns-repeated="1007"/>
        </table:table-row>
        <table:table-row table:style-name="ro21">
          <table:table-cell/>
          <table:table-cell table:style-name="ce88"/>
          <table:table-cell table:style-name="ce446" office:value-type="string" calcext:value-type="string">
            <text:p>X31C</text:p>
          </table:table-cell>
          <table:table-cell table:style-name="ce130"/>
          <table:table-cell table:style-name="ce452" table:content-validation-name="val31" office:value-type="float" office:value="387139" calcext:value-type="float">
            <text:p>387139</text:p>
          </table:table-cell>
          <table:table-cell table:style-name="ce454" table:formula="of:=VLOOKUP([.E13];['Influenza db'.D6:.J96] ;2;0)" office:value-type="string" office:string-value="H3N2" calcext:value-type="string">
            <text:p>H3N2</text:p>
          </table:table-cell>
          <table:table-cell table:style-name="ce459" table:formula="of:=VLOOKUP([.E13];['Influenza db'.D6:.K102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2" office:value-type="float" office:value="0.05" calcext:value-type="float">
            <text:p>0.05</text:p>
          </table:table-cell>
          <table:table-cell table:style-name="ce465"/>
          <table:table-cell table:style-name="ce123" table:content-validation-name="val32" office:value-type="string" calcext:value-type="string">
            <text:p>PBST </text:p>
          </table:table-cell>
          <table:table-cell table:style-name="ce123" table:content-validation-name="val32"/>
          <table:table-cell table:style-name="ce123" table:content-validation-name="val33" office:value-type="string" calcext:value-type="string">
            <text:p>no</text:p>
          </table:table-cell>
          <table:table-cell table:style-name="ce123" table:content-validation-name="val34" office:value-type="string" calcext:value-type="string">
            <text:p>Egg</text:p>
          </table:table-cell>
          <table:table-cell table:style-name="ce123" table:content-validation-name="val35"/>
          <table:table-cell table:style-name="ce477" office:value-type="string" calcext:value-type="string">
            <text:p>Labeling vom 11.1.17</text:p>
          </table:table-cell>
          <table:table-cell table:style-name="ce479"/>
          <table:table-cell table:number-columns-repeated="1007"/>
        </table:table-row>
        <table:table-row table:style-name="ro26">
          <table:table-cell/>
          <table:table-cell table:style-name="ce88"/>
          <table:table-cell table:style-name="ce446" office:value-type="string" calcext:value-type="string">
            <text:p>NO</text:p>
          </table:table-cell>
          <table:table-cell table:style-name="ce130"/>
          <table:table-cell table:style-name="ce452" table:content-validation-name="val31" office:value-type="string" calcext:value-type="string">
            <text:p>NO</text:p>
          </table:table-cell>
          <table:table-cell table:style-name="ce454" table:formula="of:=VLOOKUP([.E14];['Influenza db'.D6:.J96]  ;2;0)" office:value-type="string" office:string-value="NOT" calcext:value-type="string">
            <text:p>NOT</text:p>
          </table:table-cell>
          <table:table-cell table:style-name="ce459" table:formula="of:=VLOOKUP([.E14];['Influenza db'.D6:.K102] ;5;0)" office:value-type="string" office:string-value="NOT" calcext:value-type="string">
            <text:p>NOT</text:p>
          </table:table-cell>
          <table:table-cell table:style-name="ce130"/>
          <table:table-cell table:style-name="ce462" office:value-type="float" office:value="0" calcext:value-type="float">
            <text:p>0</text:p>
          </table:table-cell>
          <table:table-cell table:style-name="ce465" office:value-type="string" calcext:value-type="string">
            <text:p>NOT</text:p>
          </table:table-cell>
          <table:table-cell table:style-name="ce123" table:content-validation-name="val32" office:value-type="string" calcext:value-type="string">
            <text:p>NOT</text:p>
          </table:table-cell>
          <table:table-cell table:style-name="ce123" table:content-validation-name="val3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/>
          <table:table-cell table:style-name="ce479"/>
          <table:table-cell table:number-columns-repeated="1007"/>
        </table:table-row>
        <table:table-row table:style-name="ro9">
          <table:table-cell/>
          <table:table-cell table:style-name="ce88"/>
          <table:table-cell table:style-name="ce446" office:value-type="string" calcext:value-type="string">
            <text:p>X31D</text:p>
          </table:table-cell>
          <table:table-cell table:style-name="ce130"/>
          <table:table-cell table:style-name="ce452" table:content-validation-name="val31" office:value-type="float" office:value="387139" calcext:value-type="float">
            <text:p>387139</text:p>
          </table:table-cell>
          <table:table-cell table:style-name="ce454" table:formula="of:=VLOOKUP([.E15];['Influenza db'.D6:.J41] ;2;0)" office:value-type="string" office:string-value="H3N2" calcext:value-type="string">
            <text:p>H3N2</text:p>
          </table:table-cell>
          <table:table-cell table:style-name="ce459" table:formula="of:=VLOOKUP([.E15];['Influenza db'.D6:.K102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4" office:value-type="string" calcext:value-type="string">
            <text:p><text:span text:style-name="T1">0.48 </text:span></text:p>
          </table:table-cell>
          <table:table-cell table:style-name="ce465" office:value-type="string" calcext:value-type="string">
            <text:p><text:span text:style-name="T1">Fluorospin 648</text:span></text:p>
          </table:table-cell>
          <table:table-cell table:style-name="ce123" table:content-validation-name="val32" table:number-columns-repeated="2"/>
          <table:table-cell table:style-name="ce123" table:content-validation-name="val33" office:value-type="string" calcext:value-type="string">
            <text:p>no</text:p>
          </table:table-cell>
          <table:table-cell table:style-name="ce123" table:content-validation-name="val34" office:value-type="string" calcext:value-type="string">
            <text:p>Egg</text:p>
          </table:table-cell>
          <table:table-cell table:style-name="ce471" table:content-validation-name="val35" office:value-type="string" calcext:value-type="string">
            <text:p><text:span text:style-name="T1">04/14/2014</text:span></text:p>
          </table:table-cell>
          <table:table-cell table:style-name="ce477" office:value-type="string" calcext:value-type="string">
            <text:p>benutzt bei Publication</text:p>
          </table:table-cell>
          <table:table-cell table:style-name="ce479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6" office:value-type="string" calcext:value-type="string">
            <text:p>H1</text:p>
          </table:table-cell>
          <table:table-cell table:style-name="ce130"/>
          <table:table-cell table:style-name="ce452" table:content-validation-name="val31"/>
          <table:table-cell table:style-name="ce454" table:formula="of:=VLOOKUP([.E16];['Influenza db'.D6:.J96] ;2;0)" office:value-type="string" office:string-value="" calcext:value-type="error">
            <text:p>#N/A</text:p>
          </table:table-cell>
          <table:table-cell table:style-name="ce459" table:formula="of:=VLOOKUP([.E16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 office:value-type="string" calcext:value-type="string">
            <text:p>benutzt bei Publication</text:p>
          </table:table-cell>
          <table:table-cell table:style-name="ce479"/>
          <table:table-cell/>
          <table:table-cell table:style-name="ce481"/>
          <table:table-cell table:number-columns-repeated="1005"/>
        </table:table-row>
        <table:table-row table:style-name="ro2">
          <table:table-cell/>
          <table:table-cell table:style-name="ce88"/>
          <table:table-cell table:style-name="ce446" office:value-type="string" calcext:value-type="string">
            <text:p>H1N1</text:p>
          </table:table-cell>
          <table:table-cell table:style-name="ce130"/>
          <table:table-cell table:style-name="ce452" table:content-validation-name="val31"/>
          <table:table-cell table:style-name="ce454" table:formula="of:=VLOOKUP([.E17];['Influenza db'.D6:.J96]  ;2;0)" office:value-type="string" office:string-value="" calcext:value-type="error">
            <text:p>#N/A</text:p>
          </table:table-cell>
          <table:table-cell table:style-name="ce459" table:formula="of:=VLOOKUP([.E17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 office:value-type="string" calcext:value-type="string">
            <text:p>benutzt bei Publication</text:p>
          </table:table-cell>
          <table:table-cell table:style-name="ce479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6" office:value-type="string" calcext:value-type="string">
            <text:p>H5</text:p>
          </table:table-cell>
          <table:table-cell table:style-name="ce130"/>
          <table:table-cell table:style-name="ce452" table:content-validation-name="val31"/>
          <table:table-cell table:style-name="ce454" table:formula="of:=VLOOKUP([.E18];['Influenza db'.D6:.J44] ;2;0)" office:value-type="string" office:string-value="" calcext:value-type="error">
            <text:p>#N/A</text:p>
          </table:table-cell>
          <table:table-cell table:style-name="ce459" table:formula="of:=VLOOKUP([.E18];['Influenza db'.D6:.K105] ;5;0)" office:value-type="string" office:string-value="" calcext:value-type="error">
            <text:p>#N/A</text:p>
          </table:table-cell>
          <table:table-cell table:style-name="ce130"/>
          <table:table-cell table:style-name="ce463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 office:value-type="string" calcext:value-type="string">
            <text:p>benutzt bei Publication</text:p>
          </table:table-cell>
          <table:table-cell table:style-name="ce479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6" office:value-type="string" calcext:value-type="string">
            <text:p>H7</text:p>
          </table:table-cell>
          <table:table-cell table:style-name="ce130"/>
          <table:table-cell table:style-name="ce452" table:content-validation-name="val31"/>
          <table:table-cell table:style-name="ce454" table:formula="of:=VLOOKUP([.E19];['Influenza db'.D6:.J96] ;2;0)" office:value-type="string" office:string-value="" calcext:value-type="error">
            <text:p>#N/A</text:p>
          </table:table-cell>
          <table:table-cell table:style-name="ce459" table:formula="of:=VLOOKUP([.E19];['Influenza db'.D6:.K108] ;5;0)" office:value-type="string" office:string-value="" calcext:value-type="error">
            <text:p>#N/A</text:p>
          </table:table-cell>
          <table:table-cell table:style-name="ce130"/>
          <table:table-cell table:style-name="ce462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 office:value-type="string" calcext:value-type="string">
            <text:p>benutzt bei Publication</text:p>
          </table:table-cell>
          <table:table-cell table:style-name="ce479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6" office:value-type="string" calcext:value-type="string">
            <text:p>Vi</text:p>
          </table:table-cell>
          <table:table-cell table:style-name="ce130"/>
          <table:table-cell table:style-name="ce452" table:content-validation-name="val31" office:value-type="float" office:value="392809" calcext:value-type="float">
            <text:p>392809</text:p>
          </table:table-cell>
          <table:table-cell table:style-name="ce454" table:formula="of:=VLOOKUP([.E20];['Influenza db'.D6:.J96] ;2;0)" office:value-type="string" office:string-value="H3N2" calcext:value-type="string">
            <text:p>H3N2</text:p>
          </table:table-cell>
          <table:table-cell table:style-name="ce459" table:formula="of:=VLOOKUP([.E20];['Influenza db'.D6:.K108] ;5;0)" office:value-type="string" office:string-value="A/Victoria/3/75" calcext:value-type="string">
            <text:p>A/Victoria/3/75</text:p>
          </table:table-cell>
          <table:table-cell table:style-name="ce130"/>
          <table:table-cell table:style-name="ce462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 office:value-type="string" calcext:value-type="string">
            <text:p>benutzt bei Publication</text:p>
          </table:table-cell>
          <table:table-cell table:style-name="ce479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6" office:value-type="string" calcext:value-type="string">
            <text:p>NY</text:p>
          </table:table-cell>
          <table:table-cell table:style-name="ce130"/>
          <table:table-cell table:style-name="ce452" table:content-validation-name="val31" office:value-type="float" office:value="518981" calcext:value-type="float">
            <text:p>518981</text:p>
          </table:table-cell>
          <table:table-cell table:style-name="ce454" table:formula="of:=VLOOKUP([.E21];['Influenza db'.D6:.J96] ;2;0)" office:value-type="string" office:string-value="H3N2" calcext:value-type="string">
            <text:p>H3N2</text:p>
          </table:table-cell>
          <table:table-cell table:style-name="ce459" table:formula="of:=VLOOKUP([.E21];['Influenza db'.D6:.K108] ;5;0)" office:value-type="string" office:string-value="A/New York/55/2004" calcext:value-type="string">
            <text:p>A/New York/55/2004</text:p>
          </table:table-cell>
          <table:table-cell table:style-name="ce130"/>
          <table:table-cell table:style-name="ce462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 office:value-type="string" calcext:value-type="string">
            <text:p>benutzt bei Publication</text:p>
          </table:table-cell>
          <table:table-cell table:style-name="ce479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6" office:value-type="string" calcext:value-type="string">
            <text:p>X31</text:p>
          </table:table-cell>
          <table:table-cell table:style-name="ce130"/>
          <table:table-cell table:style-name="ce452" table:content-validation-name="val31" office:value-type="float" office:value="387139" calcext:value-type="float">
            <text:p>387139</text:p>
          </table:table-cell>
          <table:table-cell table:style-name="ce454" table:formula="of:=VLOOKUP([.E22];['Influenza db'.D6:.J96] ;2;0)" office:value-type="string" office:string-value="H3N2" calcext:value-type="string">
            <text:p>H3N2</text:p>
          </table:table-cell>
          <table:table-cell table:style-name="ce459" table:formula="of:=VLOOKUP([.E22];['Influenza db'.D6:.K111] ;5;0)" office:value-type="string" office:string-value=" A/Aichi/2/68 " calcext:value-type="string">
            <text:p><text:s/>A/Aichi/2/68 </text:p>
          </table:table-cell>
          <table:table-cell table:style-name="ce130"/>
          <table:table-cell table:style-name="ce462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 office:value-type="string" calcext:value-type="string">
            <text:p>benutzt bei den ersten Microarrays 2017</text:p>
          </table:table-cell>
          <table:table-cell table:style-name="ce479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6" office:value-type="string" calcext:value-type="string">
            <text:p>Pan</text:p>
          </table:table-cell>
          <table:table-cell table:style-name="ce130"/>
          <table:table-cell table:style-name="ce452" table:content-validation-name="val31" office:value-type="float" office:value="381513" calcext:value-type="float">
            <text:p>381513</text:p>
          </table:table-cell>
          <table:table-cell table:style-name="ce454" table:formula="of:=VLOOKUP([.E23];['Influenza db'.D6:.J96] ;2;0)" office:value-type="string" office:string-value="H3N2" calcext:value-type="string">
            <text:p>H3N2</text:p>
          </table:table-cell>
          <table:table-cell table:style-name="ce459" table:formula="of:=VLOOKUP([.E23];['Influenza db'.D6:.K111] ;5;0)" office:value-type="string" office:string-value="A/Panama/2007/1999" calcext:value-type="string">
            <text:p>A/Panama/2007/1999</text:p>
          </table:table-cell>
          <table:table-cell table:style-name="ce130"/>
          <table:table-cell table:style-name="ce462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 office:value-type="string" calcext:value-type="string">
            <text:p>benutzt bei den ersten Microarrays 2017</text:p>
          </table:table-cell>
          <table:table-cell table:style-name="ce479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6" office:value-type="string" calcext:value-type="string">
            <text:p>Cal</text:p>
          </table:table-cell>
          <table:table-cell table:style-name="ce130"/>
          <table:table-cell table:style-name="ce452" table:content-validation-name="val31" office:value-type="float" office:value="1316510" calcext:value-type="float">
            <text:p>1316510</text:p>
          </table:table-cell>
          <table:table-cell table:style-name="ce454" table:formula="of:=VLOOKUP([.E24];['Influenza db'.D6:.J96]  ;2;0)" office:value-type="string" office:string-value="H1N1" calcext:value-type="string">
            <text:p>H1N1</text:p>
          </table:table-cell>
          <table:table-cell table:style-name="ce459" table:formula="of:=VLOOKUP([.E24];['Influenza db'.D6:.K111] ;5;0)" office:value-type="string" office:string-value=" A/California/7/2009" calcext:value-type="string">
            <text:p><text:s/>A/California/7/2009</text:p>
          </table:table-cell>
          <table:table-cell table:style-name="ce130"/>
          <table:table-cell table:style-name="ce462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 office:value-type="string" calcext:value-type="string">
            <text:p>benutzt bei den ersten Microarrays 2017</text:p>
          </table:table-cell>
          <table:table-cell table:style-name="ce479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6"/>
          <table:table-cell table:style-name="ce130"/>
          <table:table-cell table:style-name="ce452" table:content-validation-name="val31"/>
          <table:table-cell table:style-name="ce454"/>
          <table:table-cell table:style-name="ce459"/>
          <table:table-cell table:style-name="ce130"/>
          <table:table-cell table:style-name="ce463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/>
          <table:table-cell table:style-name="ce479"/>
          <table:table-cell table:style-name="ce263"/>
          <table:table-cell table:number-columns-repeated="1006"/>
        </table:table-row>
        <table:table-row table:style-name="ro2">
          <table:table-cell/>
          <table:table-cell table:style-name="ce88"/>
          <table:table-cell table:style-name="ce446"/>
          <table:table-cell table:style-name="ce130"/>
          <table:table-cell table:style-name="ce452" table:content-validation-name="val31"/>
          <table:table-cell table:style-name="ce454"/>
          <table:table-cell table:style-name="ce459"/>
          <table:table-cell table:style-name="ce130"/>
          <table:table-cell table:style-name="ce462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/>
          <table:table-cell table:style-name="ce479"/>
          <table:table-cell table:number-columns-repeated="2"/>
          <table:table-cell table:style-name="ce481"/>
          <table:table-cell table:number-columns-repeated="1004"/>
        </table:table-row>
        <table:table-row table:style-name="ro2" table:number-rows-repeated="5">
          <table:table-cell/>
          <table:table-cell table:style-name="ce88"/>
          <table:table-cell table:style-name="ce446"/>
          <table:table-cell table:style-name="ce130"/>
          <table:table-cell table:style-name="ce452" table:content-validation-name="val31"/>
          <table:table-cell table:style-name="ce454"/>
          <table:table-cell table:style-name="ce459"/>
          <table:table-cell table:style-name="ce130"/>
          <table:table-cell table:style-name="ce462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/>
          <table:table-cell table:style-name="ce479"/>
          <table:table-cell table:number-columns-repeated="1007"/>
        </table:table-row>
        <table:table-row table:style-name="ro2">
          <table:table-cell/>
          <table:table-cell table:style-name="ce88"/>
          <table:table-cell table:style-name="ce446"/>
          <table:table-cell table:style-name="ce130"/>
          <table:table-cell table:style-name="ce452" table:content-validation-name="val31"/>
          <table:table-cell table:style-name="ce454"/>
          <table:table-cell table:style-name="ce459"/>
          <table:table-cell table:style-name="ce130"/>
          <table:table-cell table:style-name="ce463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/>
          <table:table-cell table:style-name="ce479"/>
          <table:table-cell table:number-columns-repeated="1007"/>
        </table:table-row>
        <table:table-row table:style-name="ro2" table:number-rows-repeated="3">
          <table:table-cell/>
          <table:table-cell table:style-name="ce88"/>
          <table:table-cell table:style-name="ce446"/>
          <table:table-cell table:style-name="ce130"/>
          <table:table-cell table:style-name="ce452" table:content-validation-name="val31"/>
          <table:table-cell table:style-name="ce454"/>
          <table:table-cell table:style-name="ce459"/>
          <table:table-cell table:style-name="ce130"/>
          <table:table-cell table:style-name="ce462" table:number-columns-repeated="2"/>
          <table:table-cell table:style-name="ce123" table:content-validation-name="val32" table:number-columns-repeated="2"/>
          <table:table-cell table:style-name="ce123" table:content-validation-name="val33"/>
          <table:table-cell table:style-name="ce123" table:content-validation-name="val34"/>
          <table:table-cell table:style-name="ce123" table:content-validation-name="val35"/>
          <table:table-cell table:style-name="ce477"/>
          <table:table-cell table:style-name="ce479"/>
          <table:table-cell table:number-columns-repeated="1007"/>
        </table:table-row>
        <table:table-row table:style-name="ro2" table:number-rows-repeated="6">
          <table:table-cell table:number-columns-repeated="4"/>
          <table:table-cell table:style-name="ce263"/>
          <table:table-cell table:style-name="ce455"/>
          <table:table-cell table:style-name="ce263"/>
          <table:table-cell/>
          <table:table-cell table:style-name="ce455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263"/>
          <table:table-cell table:style-name="ce456"/>
          <table:table-cell table:style-name="ce263"/>
          <table:table-cell/>
          <table:table-cell table:style-name="ce456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 table:number-rows-repeated="3">
          <table:table-cell table:number-columns-repeated="4"/>
          <table:table-cell table:style-name="ce263"/>
          <table:table-cell table:style-name="ce455"/>
          <table:table-cell table:style-name="ce263"/>
          <table:table-cell/>
          <table:table-cell table:style-name="ce455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263"/>
          <table:table-cell table:style-name="ce177"/>
          <table:table-cell table:style-name="ce263"/>
          <table:table-cell/>
          <table:table-cell table:style-name="ce177" table:number-columns-repeated="2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263"/>
          <table:table-cell/>
          <table:table-cell table:style-name="ce263"/>
          <table:table-cell table:number-columns-repeated="3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4"/>
          <table:table-cell table:style-name="ce263" table:number-columns-repeated="3"/>
          <table:table-cell table:number-columns-repeated="3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 table:number-rows-repeated="1048527">
          <table:table-cell table:number-columns-repeated="10"/>
          <table:table-cell table:content-validation-name="val32" table:number-columns-repeated="2"/>
          <table:table-cell table:content-validation-name="val33"/>
          <table:table-cell table:number-columns-repeated="1011"/>
        </table:table-row>
        <table:table-row table:style-name="ro2">
          <table:table-cell table:number-columns-repeated="10"/>
          <table:table-cell table:content-validation-name="val32" table:number-columns-repeated="2"/>
          <table:table-cell table:content-validation-name="val33"/>
          <table:table-cell table:number-columns-repeated="1011"/>
        </table:table-row>
      </table:table>
      <table:table table:name="User , Washing,surface, Buffer" table:style-name="ta1">
        <table:table-column table:style-name="co94" table:default-cell-style-name="Default"/>
        <table:table-column table:style-name="co64" table:default-cell-style-name="Default"/>
        <table:table-column table:style-name="co95" table:default-cell-style-name="Default"/>
        <table:table-column table:style-name="co32" table:default-cell-style-name="Default"/>
        <table:table-column table:style-name="co54" table:default-cell-style-name="Default"/>
        <table:table-column table:style-name="co52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1" table:default-cell-style-name="Default"/>
        <table:table-column table:style-name="co98" table:default-cell-style-name="Default"/>
        <table:table-column table:style-name="co30" table:default-cell-style-name="Default"/>
        <table:table-column table:style-name="co99" table:default-cell-style-name="Default"/>
        <table:table-column table:style-name="co48" table:default-cell-style-name="Default"/>
        <table:table-column table:style-name="co18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03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00" table:default-cell-style-name="Default"/>
        <table:table-column table:style-name="co114" table:default-cell-style-name="Default"/>
        <table:table-column table:style-name="co111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8" table:default-cell-style-name="Default"/>
        <table:table-column table:style-name="co117" table:default-cell-style-name="Default"/>
        <table:table-column table:style-name="co105" table:default-cell-style-name="Default"/>
        <table:table-column table:style-name="co118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05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05" table:default-cell-style-name="Default"/>
        <table:table-column table:style-name="co119" table:default-cell-style-name="Default"/>
        <table:table-column table:style-name="co61" table:default-cell-style-name="Default"/>
        <table:table-column table:style-name="co18" table:default-cell-style-name="Default"/>
        <table:table-column table:style-name="co105" table:default-cell-style-name="Default"/>
        <table:table-column table:style-name="co120" table:default-cell-style-name="Default"/>
        <table:table-column table:style-name="co105" table:default-cell-style-name="Default"/>
        <table:table-column table:style-name="co121" table:default-cell-style-name="Default"/>
        <table:table-column table:style-name="co54" table:default-cell-style-name="Default"/>
        <table:table-column table:style-name="co122" table:default-cell-style-name="Default"/>
        <table:table-column table:style-name="co61" table:default-cell-style-name="Default"/>
        <table:table-column table:style-name="co118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61" table:default-cell-style-name="Default"/>
        <table:table-column table:style-name="co63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54" table:default-cell-style-name="Default"/>
        <table:table-column table:style-name="co14" table:number-columns-repeated="956" table:default-cell-style-name="Default"/>
        <table:table-row table:style-name="ro2">
          <table:table-cell table:number-columns-repeated="1024"/>
        </table:table-row>
        <table:table-row table:style-name="ro2">
          <table:table-cell/>
          <table:table-cell table:style-name="ce482" office:value-type="string" calcext:value-type="string" table:number-columns-spanned="3" table:number-rows-spanned="2">
            <text:p>User</text:p>
          </table:table-cell>
          <table:covered-table-cell table:style-name="ce486"/>
          <table:covered-table-cell table:style-name="ce491"/>
          <table:table-cell/>
          <table:table-cell table:style-name="ce482" office:value-type="string" calcext:value-type="string" table:number-columns-spanned="7" table:number-rows-spanned="2">
            <text:p>Washing for Spotting</text:p>
          </table:table-cell>
          <table:covered-table-cell table:style-name="ce482"/>
          <table:covered-table-cell table:number-columns-repeated="4" table:style-name="ce486"/>
          <table:covered-table-cell table:style-name="ce491"/>
          <table:table-cell table:content-validation-name="val36"/>
          <table:table-cell table:style-name="ce482" office:value-type="string" calcext:value-type="string" table:number-columns-spanned="7" table:number-rows-spanned="2">
            <text:p>Washing for Quenching</text:p>
          </table:table-cell>
          <table:covered-table-cell table:style-name="ce482"/>
          <table:covered-table-cell table:number-columns-repeated="4" table:style-name="ce486"/>
          <table:covered-table-cell table:style-name="ce491"/>
          <table:table-cell table:content-validation-name="val36"/>
          <table:table-cell table:style-name="ce482" office:value-type="string" calcext:value-type="string" table:number-columns-spanned="7" table:number-rows-spanned="2">
            <text:p>Washing for Incubating</text:p>
          </table:table-cell>
          <table:covered-table-cell table:style-name="ce482"/>
          <table:covered-table-cell table:number-columns-repeated="4" table:style-name="ce486"/>
          <table:covered-table-cell table:style-name="ce491"/>
          <table:table-cell table:content-validation-name="val36"/>
          <table:table-cell table:number-columns-repeated="7"/>
          <table:table-cell table:content-validation-name="val36"/>
          <table:table-cell table:style-name="ce482" office:value-type="string" calcext:value-type="string" table:number-columns-spanned="3" table:number-rows-spanned="2">
            <text:p>Surface Substance</text:p>
          </table:table-cell>
          <table:covered-table-cell table:style-name="ce486"/>
          <table:covered-table-cell table:style-name="ce491"/>
          <table:table-cell/>
          <table:table-cell table:style-name="ce482" office:value-type="string" calcext:value-type="string" table:number-columns-spanned="3" table:number-rows-spanned="2">
            <text:p>manufaturer</text:p>
          </table:table-cell>
          <table:covered-table-cell table:style-name="ce486"/>
          <table:covered-table-cell table:style-name="ce491"/>
          <table:table-cell/>
          <table:table-cell table:style-name="ce482" office:value-type="string" calcext:value-type="string" table:number-columns-spanned="3" table:number-rows-spanned="2">
            <text:p>Immobilization Buffer</text:p>
          </table:table-cell>
          <table:covered-table-cell table:style-name="ce486"/>
          <table:covered-table-cell table:style-name="ce491"/>
          <table:table-cell/>
          <table:table-cell table:style-name="ce482" office:value-type="string" calcext:value-type="string" table:number-columns-spanned="3" table:number-rows-spanned="2">
            <text:p>Analyt Buffer</text:p>
          </table:table-cell>
          <table:covered-table-cell table:style-name="ce486"/>
          <table:covered-table-cell table:style-name="ce491"/>
          <table:table-cell/>
          <table:table-cell table:style-name="ce482" office:value-type="string" calcext:value-type="string" table:number-columns-spanned="3" table:number-rows-spanned="2">
            <text:p>Spotting Method</text:p>
          </table:table-cell>
          <table:covered-table-cell table:style-name="ce486"/>
          <table:covered-table-cell table:style-name="ce491"/>
          <table:table-cell/>
          <table:table-cell table:style-name="ce482" office:value-type="string" calcext:value-type="string" table:number-columns-spanned="3" table:number-rows-spanned="2">
            <text:p>Incubation Method</text:p>
          </table:table-cell>
          <table:covered-table-cell table:style-name="ce486"/>
          <table:covered-table-cell table:style-name="ce491"/>
          <table:table-cell/>
          <table:table-cell table:style-name="ce482" office:value-type="string" calcext:value-type="string" table:number-columns-spanned="3" table:number-rows-spanned="2">
            <text:p>Quenching Method</text:p>
          </table:table-cell>
          <table:covered-table-cell table:style-name="ce486"/>
          <table:covered-table-cell table:style-name="ce491"/>
          <table:table-cell table:number-columns-repeated="960"/>
        </table:table-row>
        <table:table-row table:style-name="ro2">
          <table:table-cell/>
          <table:covered-table-cell table:style-name="ce483"/>
          <table:covered-table-cell table:style-name="ce144"/>
          <table:covered-table-cell table:style-name="ce492"/>
          <table:table-cell/>
          <table:covered-table-cell table:number-columns-repeated="2" table:style-name="ce483"/>
          <table:covered-table-cell table:number-columns-repeated="4" table:style-name="ce144"/>
          <table:covered-table-cell table:style-name="ce492"/>
          <table:table-cell table:content-validation-name="val36"/>
          <table:covered-table-cell table:number-columns-repeated="2" table:style-name="ce483"/>
          <table:covered-table-cell table:number-columns-repeated="4" table:style-name="ce144"/>
          <table:covered-table-cell table:style-name="ce492"/>
          <table:table-cell table:content-validation-name="val36"/>
          <table:covered-table-cell table:number-columns-repeated="2" table:style-name="ce483"/>
          <table:covered-table-cell table:number-columns-repeated="4" table:style-name="ce144"/>
          <table:covered-table-cell table:style-name="ce492"/>
          <table:table-cell table:content-validation-name="val36"/>
          <table:table-cell table:number-columns-repeated="7"/>
          <table:table-cell table:content-validation-name="val36"/>
          <table:covered-table-cell table:style-name="ce483"/>
          <table:covered-table-cell table:style-name="ce144"/>
          <table:covered-table-cell table:style-name="ce492"/>
          <table:table-cell/>
          <table:covered-table-cell table:style-name="ce483"/>
          <table:covered-table-cell table:style-name="ce144"/>
          <table:covered-table-cell table:style-name="ce492"/>
          <table:table-cell/>
          <table:covered-table-cell table:style-name="ce483"/>
          <table:covered-table-cell table:style-name="ce144"/>
          <table:covered-table-cell table:style-name="ce492"/>
          <table:table-cell/>
          <table:covered-table-cell table:style-name="ce483"/>
          <table:covered-table-cell table:style-name="ce144"/>
          <table:covered-table-cell table:style-name="ce492"/>
          <table:table-cell/>
          <table:covered-table-cell table:style-name="ce483"/>
          <table:covered-table-cell table:style-name="ce144"/>
          <table:covered-table-cell table:style-name="ce492"/>
          <table:table-cell/>
          <table:covered-table-cell table:style-name="ce483"/>
          <table:covered-table-cell table:style-name="ce144"/>
          <table:covered-table-cell table:style-name="ce492"/>
          <table:table-cell/>
          <table:covered-table-cell table:style-name="ce483"/>
          <table:covered-table-cell table:style-name="ce144"/>
          <table:covered-table-cell table:style-name="ce492"/>
          <table:table-cell table:number-columns-repeated="960"/>
        </table:table-row>
        <table:table-row table:style-name="ro2">
          <table:table-cell table:style-name="ce440"/>
          <table:table-cell table:style-name="ce484"/>
          <table:table-cell table:style-name="ce487" office:value-type="string" calcext:value-type="string">
            <text:p>User Name</text:p>
          </table:table-cell>
          <table:table-cell table:style-name="ce493"/>
          <table:table-cell table:style-name="ce440"/>
          <table:table-cell table:style-name="ce484"/>
          <table:table-cell table:style-name="ce276" office:value-type="string" calcext:value-type="string">
            <text:p>Washing S ID</text:p>
          </table:table-cell>
          <table:table-cell table:style-name="ce487" office:value-type="string" calcext:value-type="string">
            <text:p>Step 1</text:p>
          </table:table-cell>
          <table:table-cell table:style-name="ce487" office:value-type="string" calcext:value-type="string">
            <text:p>Step 2</text:p>
          </table:table-cell>
          <table:table-cell table:style-name="ce487" office:value-type="string" calcext:value-type="string">
            <text:p>Step 3</text:p>
          </table:table-cell>
          <table:table-cell table:style-name="ce487" office:value-type="string" calcext:value-type="string">
            <text:p>Drying</text:p>
          </table:table-cell>
          <table:table-cell table:style-name="ce493"/>
          <table:table-cell table:style-name="ce440" table:content-validation-name="val36"/>
          <table:table-cell table:style-name="ce484"/>
          <table:table-cell table:style-name="ce276" office:value-type="string" calcext:value-type="string">
            <text:p>Washing Q ID</text:p>
          </table:table-cell>
          <table:table-cell table:style-name="ce487" office:value-type="string" calcext:value-type="string">
            <text:p>Step 1</text:p>
          </table:table-cell>
          <table:table-cell table:style-name="ce487" office:value-type="string" calcext:value-type="string">
            <text:p>Step 2</text:p>
          </table:table-cell>
          <table:table-cell table:style-name="ce487" office:value-type="string" calcext:value-type="string">
            <text:p>Step 3</text:p>
          </table:table-cell>
          <table:table-cell table:style-name="ce487" office:value-type="string" calcext:value-type="string">
            <text:p>Drying</text:p>
          </table:table-cell>
          <table:table-cell table:style-name="ce493"/>
          <table:table-cell table:style-name="ce440" table:content-validation-name="val36"/>
          <table:table-cell table:style-name="ce484"/>
          <table:table-cell table:style-name="ce276" office:value-type="string" calcext:value-type="string">
            <text:p>Washing I ID</text:p>
          </table:table-cell>
          <table:table-cell table:style-name="ce487" office:value-type="string" calcext:value-type="string">
            <text:p>Step 1</text:p>
          </table:table-cell>
          <table:table-cell table:style-name="ce487" office:value-type="string" calcext:value-type="string">
            <text:p>Step 2</text:p>
          </table:table-cell>
          <table:table-cell table:style-name="ce487" office:value-type="string" calcext:value-type="string">
            <text:p>Step 3</text:p>
          </table:table-cell>
          <table:table-cell table:style-name="ce487" office:value-type="string" calcext:value-type="string">
            <text:p>Drying</text:p>
          </table:table-cell>
          <table:table-cell table:style-name="ce493"/>
          <table:table-cell table:style-name="ce440" table:content-validation-name="val36"/>
          <table:table-cell table:number-columns-repeated="7"/>
          <table:table-cell table:style-name="ce440" table:content-validation-name="val36"/>
          <table:table-cell table:style-name="ce484"/>
          <table:table-cell table:style-name="ce487" office:value-type="string" calcext:value-type="string">
            <text:p><text:s/>Name</text:p>
          </table:table-cell>
          <table:table-cell table:style-name="ce493"/>
          <table:table-cell table:style-name="ce440"/>
          <table:table-cell table:style-name="ce484"/>
          <table:table-cell table:style-name="ce487" office:value-type="string" calcext:value-type="string">
            <text:p><text:s/>Name</text:p>
          </table:table-cell>
          <table:table-cell table:style-name="ce493"/>
          <table:table-cell table:style-name="ce440"/>
          <table:table-cell table:style-name="ce484"/>
          <table:table-cell table:style-name="ce487" office:value-type="string" calcext:value-type="string">
            <text:p><text:s/>Name</text:p>
          </table:table-cell>
          <table:table-cell table:style-name="ce493"/>
          <table:table-cell table:style-name="ce440"/>
          <table:table-cell table:style-name="ce484"/>
          <table:table-cell table:style-name="ce487" office:value-type="string" calcext:value-type="string">
            <text:p><text:s/>Name</text:p>
          </table:table-cell>
          <table:table-cell table:style-name="ce493"/>
          <table:table-cell table:style-name="ce440"/>
          <table:table-cell table:style-name="ce484"/>
          <table:table-cell table:style-name="ce487" office:value-type="string" calcext:value-type="string">
            <text:p><text:s/>Name</text:p>
          </table:table-cell>
          <table:table-cell table:style-name="ce493"/>
          <table:table-cell table:style-name="ce440"/>
          <table:table-cell table:style-name="ce484"/>
          <table:table-cell table:style-name="ce487" office:value-type="string" calcext:value-type="string">
            <text:p><text:s/>Name</text:p>
          </table:table-cell>
          <table:table-cell table:style-name="ce493"/>
          <table:table-cell table:style-name="ce440"/>
          <table:table-cell table:style-name="ce484"/>
          <table:table-cell table:style-name="ce487" office:value-type="string" calcext:value-type="string">
            <text:p><text:s/>Name</text:p>
          </table:table-cell>
          <table:table-cell table:style-name="ce493"/>
          <table:table-cell table:style-name="ce440"/>
          <table:table-cell table:number-columns-repeated="3"/>
          <table:table-cell table:style-name="ce440" table:number-columns-repeated="956"/>
        </table:table-row>
        <table:table-row table:style-name="ro2">
          <table:table-cell/>
          <table:table-cell table:style-name="ce485"/>
          <table:table-cell table:style-name="ce488" office:value-type="string" calcext:value-type="string">
            <text:p>Henry Memczak</text:p>
          </table:table-cell>
          <table:table-cell table:style-name="ce494"/>
          <table:table-cell/>
          <table:table-cell table:style-name="ce485"/>
          <table:table-cell table:style-name="ce277" office:value-type="string" calcext:value-type="string">
            <text:p>WS01</text:p>
          </table:table-cell>
          <table:table-cell table:number-columns-repeated="4" table:style-name="ce489" office:value-type="string" calcext:value-type="string">
            <text:p>None</text:p>
          </table:table-cell>
          <table:table-cell table:style-name="ce494"/>
          <table:table-cell/>
          <table:table-cell table:style-name="ce485"/>
          <table:table-cell table:style-name="ce277" office:value-type="string" calcext:value-type="string">
            <text:p>no</text:p>
          </table:table-cell>
          <table:table-cell table:number-columns-repeated="4" table:style-name="ce489" office:value-type="string" calcext:value-type="string">
            <text:p>no</text:p>
          </table:table-cell>
          <table:table-cell table:style-name="ce494"/>
          <table:table-cell/>
          <table:table-cell table:style-name="ce485"/>
          <table:table-cell table:style-name="ce277" office:value-type="string" calcext:value-type="string">
            <text:p>WI01</text:p>
          </table:table-cell>
          <table:table-cell table:number-columns-repeated="4" table:style-name="ce489" office:value-type="string" calcext:value-type="string">
            <text:p>no</text:p>
          </table:table-cell>
          <table:table-cell table:style-name="ce494"/>
          <table:table-cell table:number-columns-repeated="9"/>
          <table:table-cell table:style-name="ce485"/>
          <table:table-cell table:style-name="ce489" office:value-type="string" calcext:value-type="string">
            <text:p>no</text:p>
          </table:table-cell>
          <table:table-cell table:style-name="ce494"/>
          <table:table-cell/>
          <table:table-cell table:style-name="ce485"/>
          <table:table-cell table:style-name="ce489" office:value-type="string" calcext:value-type="string">
            <text:p>no</text:p>
          </table:table-cell>
          <table:table-cell table:style-name="ce494"/>
          <table:table-cell/>
          <table:table-cell table:style-name="ce485"/>
          <table:table-cell table:style-name="ce489" office:value-type="string" calcext:value-type="string">
            <text:p>no</text:p>
          </table:table-cell>
          <table:table-cell table:style-name="ce494"/>
          <table:table-cell/>
          <table:table-cell table:style-name="ce485"/>
          <table:table-cell table:style-name="ce488" office:value-type="string" calcext:value-type="string">
            <text:p>NOT</text:p>
          </table:table-cell>
          <table:table-cell table:style-name="ce494"/>
          <table:table-cell/>
          <table:table-cell table:style-name="ce485"/>
          <table:table-cell table:style-name="ce488" office:value-type="string" calcext:value-type="string">
            <text:p>Test Spotter</text:p>
          </table:table-cell>
          <table:table-cell table:style-name="ce494"/>
          <table:table-cell/>
          <table:table-cell table:style-name="ce485"/>
          <table:table-cell table:style-name="ce488" office:value-type="string" calcext:value-type="string">
            <text:p>Im KS nach Abdeckung mit Klebefolie</text:p>
          </table:table-cell>
          <table:table-cell table:style-name="ce494"/>
          <table:table-cell/>
          <table:table-cell table:style-name="ce485"/>
          <table:table-cell table:style-name="ce488" office:value-type="string" calcext:value-type="string">
            <text:p>no</text:p>
          </table:table-cell>
          <table:table-cell table:style-name="ce494"/>
          <table:table-cell table:number-columns-repeated="960"/>
        </table:table-row>
        <table:table-row table:style-name="ro27">
          <table:table-cell/>
          <table:table-cell table:style-name="ce485"/>
          <table:table-cell table:style-name="ce489" office:value-type="string" calcext:value-type="string">
            <text:p>Marc Hovestädt</text:p>
          </table:table-cell>
          <table:table-cell table:style-name="ce495"/>
          <table:table-cell/>
          <table:table-cell table:style-name="ce485"/>
          <table:table-cell table:style-name="ce277" office:value-type="string" calcext:value-type="string">
            <text:p>WS03</text:p>
          </table:table-cell>
          <table:table-cell table:number-columns-repeated="2" table:style-name="ce490" office:value-type="string" calcext:value-type="string">
            <text:p>100 µl/well, NaHCO3</text:p>
          </table:table-cell>
          <table:table-cell table:style-name="ce490" office:value-type="string" calcext:value-type="string">
            <text:p>100 µl/well, H2O</text:p>
          </table:table-cell>
          <table:table-cell table:style-name="ce490" office:value-type="string" calcext:value-type="string">
            <text:p>None</text:p>
          </table:table-cell>
          <table:table-cell table:style-name="ce495"/>
          <table:table-cell table:content-validation-name="val36"/>
          <table:table-cell table:style-name="ce485"/>
          <table:table-cell table:style-name="ce277" office:value-type="string" calcext:value-type="string">
            <text:p>WQ02</text:p>
          </table:table-cell>
          <table:table-cell table:number-columns-repeated="2" table:style-name="ce490" office:value-type="string" calcext:value-type="string">
            <text:p>100 µl/well, NaHCO3</text:p>
          </table:table-cell>
          <table:table-cell table:style-name="ce490" office:value-type="string" calcext:value-type="string">
            <text:p>100 µl/well, H2O</text:p>
          </table:table-cell>
          <table:table-cell table:style-name="ce490" office:value-type="string" calcext:value-type="string">
            <text:p>no</text:p>
          </table:table-cell>
          <table:table-cell table:style-name="ce495"/>
          <table:table-cell table:content-validation-name="val36"/>
          <table:table-cell table:style-name="ce485"/>
          <table:table-cell table:style-name="ce277" office:value-type="string" calcext:value-type="string">
            <text:p>WI02</text:p>
          </table:table-cell>
          <table:table-cell table:number-columns-repeated="2" table:style-name="ce490" office:value-type="string" calcext:value-type="string">
            <text:p>100 µl/well, NaHCO3</text:p>
          </table:table-cell>
          <table:table-cell table:style-name="ce490" office:value-type="string" calcext:value-type="string">
            <text:p>100 µl/well, H2O</text:p>
          </table:table-cell>
          <table:table-cell table:style-name="ce197" table:content-validation-name="val37" office:value-type="string" calcext:value-type="string">
            <text:p>N2</text:p>
          </table:table-cell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97" office:value-type="string" calcext:value-type="string">
            <text:p>3D-NHS</text:p>
          </table:table-cell>
          <table:table-cell table:style-name="ce495"/>
          <table:table-cell/>
          <table:table-cell table:style-name="ce485"/>
          <table:table-cell table:style-name="ce497" office:value-type="string" calcext:value-type="string">
            <text:p>PolyAn</text:p>
          </table:table-cell>
          <table:table-cell table:style-name="ce495"/>
          <table:table-cell/>
          <table:table-cell table:style-name="ce485"/>
          <table:table-cell table:style-name="ce489" office:value-type="string" calcext:value-type="string">
            <text:p>Natriumhydrogencarbonat</text:p>
          </table:table-cell>
          <table:table-cell table:style-name="ce495"/>
          <table:table-cell/>
          <table:table-cell table:style-name="ce485"/>
          <table:table-cell table:style-name="ce489" office:value-type="string" calcext:value-type="string">
            <text:p>PBST </text:p>
          </table:table-cell>
          <table:table-cell table:style-name="ce495"/>
          <table:table-cell/>
          <table:table-cell table:style-name="ce485"/>
          <table:table-cell table:style-name="ce489" office:value-type="string" calcext:value-type="string">
            <text:p>Industrial Spotter</text:p>
          </table:table-cell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98" office:value-type="string" calcext:value-type="string">
            <text:p><text:span text:style-name="T1">Magermilch</text:span></text:p>
          </table:table-cell>
          <table:table-cell table:style-name="ce495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 office:value-type="string" calcext:value-type="string">
            <text:p>Bernhard Ay</text:p>
          </table:table-cell>
          <table:table-cell table:style-name="ce494"/>
          <table:table-cell/>
          <table:table-cell table:style-name="ce485"/>
          <table:table-cell table:style-name="ce277"/>
          <table:table-cell table:number-columns-repeated="2" table:style-name="ce490" office:value-type="string" calcext:value-type="string">
            <text:p>100 µl/well, PBST</text:p>
          </table:table-cell>
          <table:table-cell table:style-name="ce490" office:value-type="string" calcext:value-type="string">
            <text:p>100 µl/well, H2O</text:p>
          </table:table-cell>
          <table:table-cell table:style-name="ce490" office:value-type="string" calcext:value-type="string">
            <text:p>None</text:p>
          </table:table-cell>
          <table:table-cell table:style-name="ce494"/>
          <table:table-cell table:content-validation-name="val36"/>
          <table:table-cell table:style-name="ce485"/>
          <table:table-cell table:style-name="ce277" office:value-type="string" calcext:value-type="string">
            <text:p>WQ03</text:p>
          </table:table-cell>
          <table:table-cell table:number-columns-repeated="2" table:style-name="ce490" office:value-type="string" calcext:value-type="string">
            <text:p>100 µl/well, PBST</text:p>
          </table:table-cell>
          <table:table-cell table:style-name="ce490" office:value-type="string" calcext:value-type="string">
            <text:p>100 µl/well, H2O</text:p>
          </table:table-cell>
          <table:table-cell table:style-name="ce490" office:value-type="string" calcext:value-type="string">
            <text:p>no</text:p>
          </table:table-cell>
          <table:table-cell table:style-name="ce494"/>
          <table:table-cell table:content-validation-name="val36"/>
          <table:table-cell table:style-name="ce485"/>
          <table:table-cell table:style-name="ce277" office:value-type="string" calcext:value-type="string">
            <text:p>WI03</text:p>
          </table:table-cell>
          <table:table-cell table:number-columns-repeated="2" table:style-name="ce490" office:value-type="string" calcext:value-type="string">
            <text:p>100 µl/well, PBST</text:p>
          </table:table-cell>
          <table:table-cell table:style-name="ce490" office:value-type="string" calcext:value-type="string">
            <text:p>100 µl/well, H2O</text:p>
          </table:table-cell>
          <table:table-cell table:style-name="ce490" office:value-type="string" calcext:value-type="string">
            <text:p>no</text:p>
          </table:table-cell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97"/>
          <table:table-cell table:style-name="ce494"/>
          <table:table-cell/>
          <table:table-cell table:style-name="ce485"/>
          <table:table-cell table:style-name="ce497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 office:value-type="string" calcext:value-type="string">
            <text:p>Im KS nach Abdeckung mit Klebefolie</text:p>
          </table:table-cell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1">
          <table:table-cell/>
          <table:table-cell table:style-name="ce485"/>
          <table:table-cell table:style-name="ce489" office:value-type="string" calcext:value-type="string">
            <text:p>Jan Grzegorzewski</text:p>
          </table:table-cell>
          <table:table-cell table:style-name="ce495"/>
          <table:table-cell/>
          <table:table-cell table:style-name="ce485"/>
          <table:table-cell table:style-name="ce277"/>
          <table:table-cell table:style-name="ce496"/>
          <table:table-cell table:style-name="ce489" table:number-columns-repeated="3"/>
          <table:table-cell table:style-name="ce495"/>
          <table:table-cell table:content-validation-name="val36"/>
          <table:table-cell table:style-name="ce485"/>
          <table:table-cell table:style-name="ce277" office:value-type="string" calcext:value-type="string">
            <text:p>WQ04</text:p>
          </table:table-cell>
          <table:table-cell table:style-name="ce489" office:value-type="string" calcext:value-type="string">
            <text:p>H2O Leitung und Becherglas 20x Konjugate 90 min schütteln</text:p>
          </table:table-cell>
          <table:table-cell table:style-name="ce489" table:number-columns-repeated="3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 office:value-type="string" calcext:value-type="string">
            <text:p>manuell</text:p>
          </table:table-cell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1">
          <table:table-cell/>
          <table:table-cell table:style-name="ce485"/>
          <table:table-cell table:style-name="ce490"/>
          <table:table-cell table:style-name="ce494"/>
          <table:table-cell/>
          <table:table-cell table:style-name="ce485"/>
          <table:table-cell table:style-name="ce277"/>
          <table:table-cell table:style-name="ce496"/>
          <table:table-cell table:style-name="ce489" table:number-columns-repeated="3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" table:number-rows-repeated="2"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" table:number-rows-repeated="2"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" table:number-rows-repeated="2"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4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/>
          <table:table-cell table:style-name="ce485"/>
          <table:table-cell table:style-name="ce489"/>
          <table:table-cell table:style-name="ce494"/>
          <table:table-cell table:number-columns-repeated="960"/>
        </table:table-row>
        <table:table-row table:style-name="ro2"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style-name="ce485"/>
          <table:table-cell table:style-name="ce277"/>
          <table:table-cell table:style-name="ce489" table:number-columns-repeated="4"/>
          <table:table-cell table:style-name="ce495"/>
          <table:table-cell table:content-validation-name="val36"/>
          <table:table-cell table:number-columns-repeated="7"/>
          <table:table-cell table:content-validation-name="val36"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/>
          <table:table-cell table:style-name="ce485"/>
          <table:table-cell table:style-name="ce489"/>
          <table:table-cell table:style-name="ce495"/>
          <table:table-cell table:number-columns-repeated="960"/>
        </table:table-row>
        <table:table-row table:style-name="ro2">
          <table:table-cell table:number-columns-repeated="2"/>
          <table:table-cell table:style-name="ce144"/>
          <table:table-cell table:number-columns-repeated="4"/>
          <table:table-cell table:style-name="ce144" table:number-columns-repeated="4"/>
          <table:table-cell/>
          <table:table-cell table:content-validation-name="val36" table:number-columns-repeated="17"/>
          <table:table-cell table:number-columns-repeated="7"/>
          <table:table-cell table:content-validation-name="val36"/>
          <table:table-cell/>
          <table:table-cell table:style-name="ce144"/>
          <table:table-cell table:number-columns-repeated="7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2">
          <table:table-cell table:number-columns-repeated="2"/>
          <table:table-cell table:style-name="ce144"/>
          <table:table-cell table:number-columns-repeated="4"/>
          <table:table-cell table:style-name="ce144" table:number-columns-repeated="4"/>
          <table:table-cell/>
          <table:table-cell table:content-validation-name="val36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6">
          <table:table-cell table:number-columns-repeated="2"/>
          <table:table-cell table:style-name="ce144"/>
          <table:table-cell table:number-columns-repeated="9"/>
          <table:table-cell table:content-validation-name="val36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144"/>
          <table:table-cell table:number-columns-repeated="3"/>
          <table:table-cell table:style-name="ce144" table:number-columns-repeated="2"/>
          <table:table-cell table:number-columns-repeated="972"/>
        </table:table-row>
        <table:table-row table:style-name="ro2" table:number-rows-repeated="2">
          <table:table-cell table:number-columns-repeated="12"/>
          <table:table-cell table:content-validation-name="val36" table:number-columns-repeated="25"/>
          <table:table-cell table:number-columns-repeated="9"/>
          <table:table-cell table:style-name="ce144"/>
          <table:table-cell table:number-columns-repeated="977"/>
        </table:table-row>
        <table:table-row table:style-name="ro2" table:number-rows-repeated="1048530">
          <table:table-cell table:number-columns-repeated="12"/>
          <table:table-cell table:content-validation-name="val36" table:number-columns-repeated="25"/>
          <table:table-cell table:number-columns-repeated="987"/>
        </table:table-row>
        <table:table-row table:style-name="ro2">
          <table:table-cell table:number-columns-repeated="12"/>
          <table:table-cell table:content-validation-name="val36" table:number-columns-repeated="25"/>
          <table:table-cell table:number-columns-repeated="987"/>
        </table:table-row>
      </table:table>
      <table:table table:name="Microwell Template" table:style-name="ta2">
        <table:table-column table:style-name="co106" table:default-cell-style-name="Default"/>
        <table:table-column table:style-name="co107" table:default-cell-style-name="ce346"/>
        <table:table-column table:style-name="co108" table:default-cell-style-name="Default"/>
        <table:table-column table:style-name="co14" table:number-columns-repeated="10" table:default-cell-style-name="Default"/>
        <table:table-column table:style-name="co107" table:default-cell-style-name="ce346"/>
        <table:table-column table:style-name="co109" table:default-cell-style-name="Default"/>
        <table:table-row table:style-name="ro18">
          <table:table-cell table:number-columns-repeated="2"/>
          <table:table-cell table:style-name="ce347" office:value-type="string" calcext:value-type="string">
            <text:p>Supply </text:p>
          </table:table-cell>
          <table:table-cell table:number-columns-repeated="7"/>
          <table:table-cell table:style-name="ce383" table:number-columns-repeated="2"/>
          <table:table-cell table:number-columns-repeated="3"/>
        </table:table-row>
        <table:table-row table:style-name="ro2">
          <table:table-cell table:number-columns-repeated="2"/>
          <table:table-cell table:style-name="ce348" office:value-type="string" calcext:value-type="string">
            <text:p>virus id</text:p>
          </table:table-cell>
          <table:table-cell table:style-name="ce368" table:number-columns-spanned="10" table:number-rows-spanned="1"/>
          <table:covered-table-cell table:style-name="ce368"/>
          <table:covered-table-cell table:style-name="ce380"/>
          <table:covered-table-cell table:number-columns-repeated="3" table:style-name="ce382"/>
          <table:covered-table-cell table:style-name="ce366"/>
          <table:covered-table-cell table:number-columns-repeated="2" table:style-name="ce384"/>
          <table:covered-table-cell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9" office:value-type="string" calcext:value-type="string">
            <text:p>dye id</text:p>
          </table:table-cell>
          <table:table-cell table:style-name="ce369" table:number-columns-spanned="10" table:number-rows-spanned="1"/>
          <table:covered-table-cell table:style-name="ce368"/>
          <table:covered-table-cell table:style-name="ce381"/>
          <table:covered-table-cell table:number-columns-repeated="7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48" office:value-type="string" calcext:value-type="string">
            <text:p>peptide id</text:p>
          </table:table-cell>
          <table:table-cell table:style-name="ce368" table:number-columns-spanned="10" table:number-rows-spanned="1"/>
          <table:covered-table-cell table:number-columns-repeated="9" table:style-name="ce368"/>
          <table:table-cell table:number-columns-repeated="2"/>
        </table:table-row>
        <table:table-row table:style-name="ro2">
          <table:table-cell table:number-columns-repeated="2"/>
          <table:table-cell table:style-name="ce350" office:value-type="string" calcext:value-type="string">
            <text:p>microwell plate id </text:p>
          </table:table-cell>
          <table:table-cell table:style-name="ce369" table:number-columns-spanned="10" table:number-rows-spanned="1"/>
          <table:covered-table-cell table:number-columns-repeated="9" table:style-name="ce369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table:table-row table:style-name="ro18">
          <table:table-cell table:number-columns-repeated="2"/>
          <table:table-cell table:style-name="ce351" office:value-type="string" calcext:value-type="string">
            <text:p>Procedure</text:p>
          </table:table-cell>
          <table:table-cell table:style-name="ce156" table:number-columns-repeated="8"/>
          <table:table-cell table:style-name="ce89"/>
          <table:table-cell table:number-columns-repeated="3"/>
        </table:table-row>
        <table:table-row table:style-name="ro25">
          <table:table-cell table:number-columns-repeated="2"/>
          <table:table-cell table:style-name="ce352" office:value-type="string" calcext:value-type="string" table:number-columns-spanned="3" table:number-rows-spanned="1">
            <text:p>spotting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3" office:value-type="string" calcext:value-type="string">
            <text:p>spotting time</text:p>
          </table:table-cell>
          <table:table-cell table:style-name="ce353" table:number-columns-spanned="10" table:number-rows-spanned="1"/>
          <table:covered-table-cell table:number-columns-repeated="9" table:style-name="ce353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spotting type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>
            <text:p>temperature</text:p>
          </table:table-cell>
          <table:table-cell table:style-name="ce370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4" office:value-type="string" calcext:value-type="string">
            <text:p>humidity</text:p>
          </table:table-cell>
          <table:table-cell table:style-name="ce354" table:number-columns-spanned="10" table:number-rows-spanned="1"/>
          <table:covered-table-cell table:number-columns-repeated="9" table:style-name="ce354"/>
          <table:table-cell table:number-columns-repeated="2"/>
        </table:table-row>
        <table:table-row table:style-name="ro2">
          <table:table-cell table:number-columns-repeated="2"/>
          <table:table-cell table:style-name="ce353" office:value-type="string" calcext:value-type="string" table:number-columns-spanned="1" table:number-rows-spanned="3">
            <text:p>comment</text:p>
          </table:table-cell>
          <table:table-cell table:style-name="ce370" table:number-columns-spanned="10" table:number-rows-spanned="3"/>
          <table:covered-table-cell table:number-columns-repeated="3"/>
          <table:covered-table-cell table:style-name="ce89"/>
          <table:covered-table-cell table:number-columns-repeated="5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>
          <table:table-cell table:number-columns-repeated="2"/>
          <table:covered-table-cell table:style-name="ce353" office:value-type="string" calcext:value-type="string">
            <text:p>comment</text:p>
          </table:covered-table-cell>
          <table:covered-table-cell table:number-columns-repeated="10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5" office:value-type="string" calcext:value-type="string" table:number-columns-spanned="3" table:number-rows-spanned="1">
            <text:p>humidifying in chambe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table:number-columns-repeated="2"/>
          <table:table-cell table:style-name="ce356" office:value-type="string" calcext:value-type="string">
            <text:p>yes/no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fying starting time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humidifying finishing tim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>
            <text:p>humidity</text:p>
          </table:table-cell>
          <table:table-cell table:style-name="ce372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6" office:value-type="string" calcext:value-type="string">
            <text:p>temperature</text:p>
          </table:table-cell>
          <table:table-cell table:style-name="ce371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57" office:value-type="string" calcext:value-type="string" table:number-columns-spanned="1" table:number-rows-spanned="3">
            <text:p>comment</text:p>
          </table:table-cell>
          <table:table-cell table:style-name="ce35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59" office:value-type="string" calcext:value-type="string" table:number-columns-spanned="3" table:number-rows-spanned="1">
            <text:p>quenching</text:p>
          </table:table-cell>
          <table:covered-table-cell table:number-columns-repeated="2" table:style-name="ce373"/>
          <table:table-cell table:number-columns-repeated="10"/>
        </table:table-row>
        <table:table-row table:style-name="ro2">
          <table:table-cell table:number-columns-repeated="2"/>
          <table:table-cell table:style-name="ce360" office:value-type="string" calcext:value-type="string">
            <text:p>yes/no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tarting tim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quenching finishing time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>
            <text:p>quenching substance</text:p>
          </table:table-cell>
          <table:table-cell table:style-name="ce374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0" office:value-type="string" calcext:value-type="string">
            <text:p>user</text:p>
          </table:table-cell>
          <table:table-cell table:style-name="ce373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1" office:value-type="string" calcext:value-type="string" table:number-columns-spanned="1" table:number-rows-spanned="3">
            <text:p>comment</text:p>
          </table:table-cell>
          <table:table-cell table:style-name="ce375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3">
          <table:table-cell table:number-columns-repeated="15"/>
        </table:table-row>
        <table:table-row table:style-name="ro25">
          <table:table-cell table:number-columns-repeated="2"/>
          <table:table-cell table:style-name="ce362" office:value-type="string" calcext:value-type="string" table:number-columns-spanned="3" table:number-rows-spanned="1">
            <text:p>washing </text:p>
          </table:table-cell>
          <table:covered-table-cell table:number-columns-repeated="2" table:style-name="ce362"/>
          <table:table-cell table:number-columns-repeated="10"/>
        </table:table-row>
        <table:table-row table:style-name="ro2">
          <table:table-cell table:number-columns-repeated="2"/>
          <table:table-cell table:style-name="ce363" office:value-type="string" calcext:value-type="string">
            <text:p>yes/no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>
            <text:p>washing time</text:p>
          </table:table-cell>
          <table:table-cell table:style-name="ce377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3" office:value-type="string" calcext:value-type="string">
            <text:p>user </text:p>
          </table:table-cell>
          <table:table-cell table:style-name="ce376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4" office:value-type="string" calcext:value-type="string" table:number-columns-spanned="1" table:number-rows-spanned="3">
            <text:p>comment</text:p>
          </table:table-cell>
          <table:table-cell table:style-name="ce378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5">
          <table:table-cell table:number-columns-repeated="2"/>
          <table:table-cell table:style-name="ce365" office:value-type="string" calcext:value-type="string" table:number-columns-spanned="3" table:number-rows-spanned="1">
            <text:p>Incubating </text:p>
          </table:table-cell>
          <table:covered-table-cell table:number-columns-repeated="2" table:style-name="ce368"/>
          <table:table-cell table:number-columns-repeated="10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starting time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Incubation finishing time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>
            <text:p>Incubation type </text:p>
          </table:table-cell>
          <table:table-cell table:style-name="ce368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7" office:value-type="string" calcext:value-type="string">
            <text:p>user</text:p>
          </table:table-cell>
          <table:table-cell table:style-name="ce369" table:number-columns-spanned="10" table:number-rows-spanned="1"/>
          <table:covered-table-cell table:number-columns-repeated="9"/>
          <table:table-cell table:number-columns-repeated="2"/>
        </table:table-row>
        <table:table-row table:style-name="ro2">
          <table:table-cell table:number-columns-repeated="2"/>
          <table:table-cell table:style-name="ce366" office:value-type="string" calcext:value-type="string" table:number-columns-spanned="1" table:number-rows-spanned="3">
            <text:p>comment</text:p>
          </table:table-cell>
          <table:table-cell table:style-name="ce379" table:number-columns-spanned="10" table:number-rows-spanned="3"/>
          <table:covered-table-cell table:number-columns-repeated="9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2"/>
          <table:covered-table-cell table:number-columns-repeated="11" table:style-name="ce358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number-columns-repeated="2"/>
          <table:table-cell table:style-name="ce346" table:number-columns-repeated="11"/>
          <table:table-cell table:number-columns-repeated="2"/>
        </table:table-row>
        <calcext:conditional-formats>
          <calcext:conditional-format calcext:target-range-address="'Microwell Template'.G2:'Microwell Template'.I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K1:'Microwell Template'.L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'Microwell Template'.F2:'Microwell Template'.F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>
        <table:named-range table:name="peptides_db" table:base-cell-address="$'Peptide db'.$D$5" table:cell-range-address="$'Peptide db'.$D$6:.$D$429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7:24:33.598314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5:30:30.593176877</meta:creation-date>
    <meta:editing-duration>P3DT17H15M48S</meta:editing-duration>
    <meta:editing-cycles>79</meta:editing-cycles>
    <meta:generator>LibreOffice/5.1.6.2$Linux_X86_64 LibreOffice_project/10m0$Build-2</meta:generator>
    <dc:date>2017-07-05T17:32:20.984013922</dc:date>
    <meta:document-statistic meta:table-count="10" meta:cell-count="1086" meta:object-count="0"/>
  </office:meta>
</office:document-meta>
</file>